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8.61pt"/>
    </style:style>
    <style:style style:name="co3" style:family="table-column">
      <style:table-column-properties fo:break-before="auto" style:column-width="47.85pt"/>
    </style:style>
    <style:style style:name="co4" style:family="table-column">
      <style:table-column-properties fo:break-before="auto" style:column-width="78.21pt"/>
    </style:style>
    <style:style style:name="co5" style:family="table-column">
      <style:table-column-properties fo:break-before="auto" style:column-width="88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200"/>
    </style:style>
    <style:style style:name="ce11" style:family="table-cell" style:parent-style-name="Default" style:data-style-name="N4">
      <style:text-properties fo:font-weight="bold" style:font-weight-asian="bold" style:font-weight-complex="bold"/>
    </style:style>
    <style:style style:name="ce12" style:family="table-cell" style:parent-style-name="Default" style:data-style-name="N4"/>
    <style:style style:name="ce13" style:family="table-cell" style:parent-style-name="Default" style:data-style-name="N4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MP 8 and 9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2"/>
        <table:table-column table:style-name="co1" table:default-cell-style-name="Default"/>
        <table:table-row table:style-name="ro1">
          <table:table-cell table:style-name="ce1" office:value-type="string" calcext:value-type="string">
            <text:p>Detector</text:p>
          </table:table-cell>
          <table:table-cell table:style-name="ce1" office:value-type="string" calcext:value-type="string">
            <text:p>Descriptor</text:p>
          </table:table-cell>
          <table:table-cell table:style-name="ce1" office:value-type="string" calcext:value-type="string">
            <text:p>imgIndex</text:p>
          </table:table-cell>
          <table:table-cell table:style-name="ce1" office:value-type="string" calcext:value-type="string">
            <text:p>Matches</text:p>
          </table:table-cell>
          <table:table-cell table:style-name="ce1" office:value-type="string" calcext:value-type="string">
            <text:p>Detector t (ms)</text:p>
          </table:table-cell>
          <table:table-cell table:style-name="ce1" office:value-type="string" calcext:value-type="string">
            <text:p>Descriptor t (ms)</text:p>
          </table:table-cell>
          <table:table-cell table:style-name="ce1" office:value-type="string" calcext:value-type="string">
            <text:p>Total t (ms)</text:p>
          </table:table-cell>
          <table:table-cell table:style-name="ce11" office:value-type="string" calcext:value-type="string">
            <text:p>Match / time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.7855" calcext:value-type="float">
            <text:p>10.7855</text:p>
          </table:table-cell>
          <table:table-cell office:value-type="float" office:value="183.807" calcext:value-type="float">
            <text:p>183.807</text:p>
          </table:table-cell>
          <table:table-cell table:formula="of:=SUM([.E2:.F2])" office:value-type="float" office:value="194.5925" calcext:value-type="float">
            <text:p>194.5925</text:p>
          </table:table-cell>
          <table:table-cell table:formula="of:=[.D2]/[.G2]" office:value-type="float" office:value="0.154168326117399" calcext:value-type="float">
            <text:p>0.15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.4292" calcext:value-type="float">
            <text:p>10.4292</text:p>
          </table:table-cell>
          <table:table-cell office:value-type="float" office:value="185.541" calcext:value-type="float">
            <text:p>185.541</text:p>
          </table:table-cell>
          <table:table-cell table:formula="of:=SUM([.E3:.F3])" office:value-type="float" office:value="195.9702" calcext:value-type="float">
            <text:p>195.9702</text:p>
          </table:table-cell>
          <table:table-cell table:formula="of:=[.D3]/[.G3]" office:value-type="float" office:value="0.153084499582079" calcext:value-type="float">
            <text:p>0.15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11.6437" calcext:value-type="float">
            <text:p>11.6437</text:p>
          </table:table-cell>
          <table:table-cell office:value-type="float" office:value="189.519" calcext:value-type="float">
            <text:p>189.519</text:p>
          </table:table-cell>
          <table:table-cell table:formula="of:=SUM([.E4:.F4])" office:value-type="float" office:value="201.1627" calcext:value-type="float">
            <text:p>201.1627</text:p>
          </table:table-cell>
          <table:table-cell table:formula="of:=[.D4]/[.G4]" office:value-type="float" office:value="0.21375732180966" calcext:value-type="float">
            <text:p>0.21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1.9152" calcext:value-type="float">
            <text:p>11.9152</text:p>
          </table:table-cell>
          <table:table-cell office:value-type="float" office:value="188.526" calcext:value-type="float">
            <text:p>188.526</text:p>
          </table:table-cell>
          <table:table-cell table:formula="of:=SUM([.E5:.F5])" office:value-type="float" office:value="200.4412" calcext:value-type="float">
            <text:p>200.4412</text:p>
          </table:table-cell>
          <table:table-cell table:formula="of:=[.D5]/[.G5]" office:value-type="float" office:value="0.149669828358641" calcext:value-type="float">
            <text:p>0.15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0.9086" calcext:value-type="float">
            <text:p>10.9086</text:p>
          </table:table-cell>
          <table:table-cell office:value-type="float" office:value="187.34" calcext:value-type="float">
            <text:p>187.34</text:p>
          </table:table-cell>
          <table:table-cell table:formula="of:=SUM([.E6:.F6])" office:value-type="float" office:value="198.2486" calcext:value-type="float">
            <text:p>198.2486</text:p>
          </table:table-cell>
          <table:table-cell table:formula="of:=[.D6]/[.G6]" office:value-type="float" office:value="0.191678528877379" calcext:value-type="float">
            <text:p>0.19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0.1961" calcext:value-type="float">
            <text:p>10.1961</text:p>
          </table:table-cell>
          <table:table-cell office:value-type="float" office:value="187.239" calcext:value-type="float">
            <text:p>187.239</text:p>
          </table:table-cell>
          <table:table-cell table:formula="of:=SUM([.E7:.F7])" office:value-type="float" office:value="197.4351" calcext:value-type="float">
            <text:p>197.4351</text:p>
          </table:table-cell>
          <table:table-cell table:formula="of:=[.D7]/[.G7]" office:value-type="float" office:value="0.172208487751165" calcext:value-type="float">
            <text:p>0.17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8.43003" calcext:value-type="float">
            <text:p>8.43003</text:p>
          </table:table-cell>
          <table:table-cell office:value-type="float" office:value="187.646" calcext:value-type="float">
            <text:p>187.646</text:p>
          </table:table-cell>
          <table:table-cell table:formula="of:=SUM([.E8:.F8])" office:value-type="float" office:value="196.07603" calcext:value-type="float">
            <text:p>196.07603</text:p>
          </table:table-cell>
          <table:table-cell table:formula="of:=[.D8]/[.G8]" office:value-type="float" office:value="0.147901811353484" calcext:value-type="float">
            <text:p>0.15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11.3999" calcext:value-type="float">
            <text:p>11.3999</text:p>
          </table:table-cell>
          <table:table-cell office:value-type="float" office:value="185.307" calcext:value-type="float">
            <text:p>185.307</text:p>
          </table:table-cell>
          <table:table-cell table:formula="of:=SUM([.E9:.F9])" office:value-type="float" office:value="196.7069" calcext:value-type="float">
            <text:p>196.7069</text:p>
          </table:table-cell>
          <table:table-cell table:formula="of:=[.D9]/[.G9]" office:value-type="float" office:value="0.188097113014338" calcext:value-type="float">
            <text:p>0.19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0.0602" calcext:value-type="float">
            <text:p>10.0602</text:p>
          </table:table-cell>
          <table:table-cell office:value-type="float" office:value="185.517" calcext:value-type="float">
            <text:p>185.517</text:p>
          </table:table-cell>
          <table:table-cell table:formula="of:=SUM([.E10:.F10])" office:value-type="float" office:value="195.5772" calcext:value-type="float">
            <text:p>195.5772</text:p>
          </table:table-cell>
          <table:table-cell table:formula="of:=[.D10]/[.G10]" office:value-type="float" office:value="0.148279042751405" calcext:value-type="float">
            <text:p>0.15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.0457" calcext:value-type="float">
            <text:p>11.0457</text:p>
          </table:table-cell>
          <table:table-cell office:value-type="float" office:value="10.5035" calcext:value-type="float">
            <text:p>10.5035</text:p>
          </table:table-cell>
          <table:table-cell table:formula="of:=SUM([.E11:.F11])" office:value-type="float" office:value="21.5492" calcext:value-type="float">
            <text:p>21.5492</text:p>
          </table:table-cell>
          <table:table-cell table:formula="of:=[.D11]/[.G11]" office:value-type="float" office:value="0.603270655059121" calcext:value-type="float">
            <text:p>0.60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.5704" calcext:value-type="float">
            <text:p>8.5704</text:p>
          </table:table-cell>
          <table:table-cell office:value-type="float" office:value="9.61853" calcext:value-type="float">
            <text:p>9.61853</text:p>
          </table:table-cell>
          <table:table-cell table:formula="of:=SUM([.E12:.F12])" office:value-type="float" office:value="18.18893" calcext:value-type="float">
            <text:p>18.18893</text:p>
          </table:table-cell>
          <table:table-cell table:formula="of:=[.D12]/[.G12]" office:value-type="float" office:value="0.494806456454558" calcext:value-type="float">
            <text:p>0.49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8.34432" calcext:value-type="float">
            <text:p>8.34432</text:p>
          </table:table-cell>
          <table:table-cell office:value-type="float" office:value="10.4411" calcext:value-type="float">
            <text:p>10.4411</text:p>
          </table:table-cell>
          <table:table-cell table:formula="of:=SUM([.E13:.F13])" office:value-type="float" office:value="18.78542" calcext:value-type="float">
            <text:p>18.78542</text:p>
          </table:table-cell>
          <table:table-cell table:formula="of:=[.D13]/[.G13]" office:value-type="float" office:value="1.01142268844668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1.6812" calcext:value-type="float">
            <text:p>11.6812</text:p>
          </table:table-cell>
          <table:table-cell office:value-type="float" office:value="9.94042" calcext:value-type="float">
            <text:p>9.94042</text:p>
          </table:table-cell>
          <table:table-cell table:formula="of:=SUM([.E14:.F14])" office:value-type="float" office:value="21.62162" calcext:value-type="float">
            <text:p>21.62162</text:p>
          </table:table-cell>
          <table:table-cell table:formula="of:=[.D14]/[.G14]" office:value-type="float" office:value="0.786250058968754" calcext:value-type="float">
            <text:p>0.79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8.00231" calcext:value-type="float">
            <text:p>8.00231</text:p>
          </table:table-cell>
          <table:table-cell office:value-type="float" office:value="8.30417" calcext:value-type="float">
            <text:p>8.30417</text:p>
          </table:table-cell>
          <table:table-cell table:formula="of:=SUM([.E15:.F15])" office:value-type="float" office:value="16.30648" calcext:value-type="float">
            <text:p>16.30648</text:p>
          </table:table-cell>
          <table:table-cell table:formula="of:=[.D15]/[.G15]" office:value-type="float" office:value="1.28783158597073" calcext:value-type="float">
            <text:p>1.29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.79325" calcext:value-type="float">
            <text:p>7.79325</text:p>
          </table:table-cell>
          <table:table-cell office:value-type="float" office:value="8.1317" calcext:value-type="float">
            <text:p>8.1317</text:p>
          </table:table-cell>
          <table:table-cell table:formula="of:=SUM([.E16:.F16])" office:value-type="float" office:value="15.92495" calcext:value-type="float">
            <text:p>15.92495</text:p>
          </table:table-cell>
          <table:table-cell table:formula="of:=[.D16]/[.G16]" office:value-type="float" office:value="0.753534547989162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9.57662" calcext:value-type="float">
            <text:p>9.57662</text:p>
          </table:table-cell>
          <table:table-cell office:value-type="float" office:value="7.47264" calcext:value-type="float">
            <text:p>7.47264</text:p>
          </table:table-cell>
          <table:table-cell table:formula="of:=SUM([.E17:.F17])" office:value-type="float" office:value="17.04926" calcext:value-type="float">
            <text:p>17.04926</text:p>
          </table:table-cell>
          <table:table-cell table:formula="of:=[.D17]/[.G17]" office:value-type="float" office:value="1.05576429710146" calcext:value-type="float">
            <text:p>1.06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7.46726" calcext:value-type="float">
            <text:p>7.46726</text:p>
          </table:table-cell>
          <table:table-cell office:value-type="float" office:value="7.12024" calcext:value-type="float">
            <text:p>7.12024</text:p>
          </table:table-cell>
          <table:table-cell table:formula="of:=SUM([.E18:.F18])" office:value-type="float" office:value="14.5875" calcext:value-type="float">
            <text:p>14.5875</text:p>
          </table:table-cell>
          <table:table-cell table:formula="of:=[.D18]/[.G18]" office:value-type="float" office:value="1.16538131962296" calcext:value-type="float">
            <text:p>1.17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.81625" calcext:value-type="float">
            <text:p>8.81625</text:p>
          </table:table-cell>
          <table:table-cell office:value-type="float" office:value="8.56225" calcext:value-type="float">
            <text:p>8.56225</text:p>
          </table:table-cell>
          <table:table-cell table:formula="of:=SUM([.E19:.F19])" office:value-type="float" office:value="17.3785" calcext:value-type="float">
            <text:p>17.3785</text:p>
          </table:table-cell>
          <table:table-cell table:formula="of:=[.D19]/[.G19]" office:value-type="float" office:value="0.805593117933078" calcext:value-type="float">
            <text:p>0.81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.10687" calcext:value-type="float">
            <text:p>8.10687</text:p>
          </table:table-cell>
          <table:table-cell office:value-type="float" office:value="0.352812" calcext:value-type="float">
            <text:p>0.352812</text:p>
          </table:table-cell>
          <table:table-cell table:formula="of:=SUM([.E20:.F20])" office:value-type="float" office:value="8.459682" calcext:value-type="float">
            <text:p>8.459682</text:p>
          </table:table-cell>
          <table:table-cell table:formula="of:=[.D20]/[.G20]" office:value-type="float" office:value="1.18207752962818" calcext:value-type="float">
            <text:p>1.18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.11626" calcext:value-type="float">
            <text:p>8.11626</text:p>
          </table:table-cell>
          <table:table-cell office:value-type="float" office:value="0.369994" calcext:value-type="float">
            <text:p>0.369994</text:p>
          </table:table-cell>
          <table:table-cell table:formula="of:=SUM([.E21:.F21])" office:value-type="float" office:value="8.486254" calcext:value-type="float">
            <text:p>8.486254</text:p>
          </table:table-cell>
          <table:table-cell table:formula="of:=[.D21]/[.G21]" office:value-type="float" office:value="0.824863361384187" calcext:value-type="float">
            <text:p>0.82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7.46632" calcext:value-type="float">
            <text:p>7.46632</text:p>
          </table:table-cell>
          <table:table-cell office:value-type="float" office:value="0.361444" calcext:value-type="float">
            <text:p>0.361444</text:p>
          </table:table-cell>
          <table:table-cell table:formula="of:=SUM([.E22:.F22])" office:value-type="float" office:value="7.827764" calcext:value-type="float">
            <text:p>7.827764</text:p>
          </table:table-cell>
          <table:table-cell table:formula="of:=[.D22]/[.G22]" office:value-type="float" office:value="2.42725764343432" calcext:value-type="float">
            <text:p>2.43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7.60224" calcext:value-type="float">
            <text:p>7.60224</text:p>
          </table:table-cell>
          <table:table-cell office:value-type="float" office:value="0.510723" calcext:value-type="float">
            <text:p>0.510723</text:p>
          </table:table-cell>
          <table:table-cell table:formula="of:=SUM([.E23:.F23])" office:value-type="float" office:value="8.112963" calcext:value-type="float">
            <text:p>8.112963</text:p>
          </table:table-cell>
          <table:table-cell table:formula="of:=[.D23]/[.G23]" office:value-type="float" office:value="2.34193105527537" calcext:value-type="float">
            <text:p>2.34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9.42875" calcext:value-type="float">
            <text:p>9.42875</text:p>
          </table:table-cell>
          <table:table-cell office:value-type="float" office:value="0.726206" calcext:value-type="float">
            <text:p>0.726206</text:p>
          </table:table-cell>
          <table:table-cell table:formula="of:=SUM([.E24:.F24])" office:value-type="float" office:value="10.154956" calcext:value-type="float">
            <text:p>10.154956</text:p>
          </table:table-cell>
          <table:table-cell table:formula="of:=[.D24]/[.G24]" office:value-type="float" office:value="1.77253352944119" calcext:value-type="float">
            <text:p>1.77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.60071" calcext:value-type="float">
            <text:p>7.60071</text:p>
          </table:table-cell>
          <table:table-cell office:value-type="float" office:value="0.361245" calcext:value-type="float">
            <text:p>0.361245</text:p>
          </table:table-cell>
          <table:table-cell table:formula="of:=SUM([.E25:.F25])" office:value-type="float" office:value="7.961955" calcext:value-type="float">
            <text:p>7.961955</text:p>
          </table:table-cell>
          <table:table-cell table:formula="of:=[.D25]/[.G25]" office:value-type="float" office:value="1.38157022992469" calcext:value-type="float">
            <text:p>1.38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.52274" calcext:value-type="float">
            <text:p>7.52274</text:p>
          </table:table-cell>
          <table:table-cell office:value-type="float" office:value="0.371255" calcext:value-type="float">
            <text:p>0.371255</text:p>
          </table:table-cell>
          <table:table-cell table:formula="of:=SUM([.E26:.F26])" office:value-type="float" office:value="7.893995" calcext:value-type="float">
            <text:p>7.893995</text:p>
          </table:table-cell>
          <table:table-cell table:formula="of:=[.D26]/[.G26]" office:value-type="float" office:value="1.77349998321509" calcext:value-type="float">
            <text:p>1.77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.79857" calcext:value-type="float">
            <text:p>7.79857</text:p>
          </table:table-cell>
          <table:table-cell office:value-type="float" office:value="0.417811" calcext:value-type="float">
            <text:p>0.417811</text:p>
          </table:table-cell>
          <table:table-cell table:formula="of:=SUM([.E27:.F27])" office:value-type="float" office:value="8.216381" calcext:value-type="float">
            <text:p>8.216381</text:p>
          </table:table-cell>
          <table:table-cell table:formula="of:=[.D27]/[.G27]" office:value-type="float" office:value="1.70391319487254" calcext:value-type="float">
            <text:p>1.70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.86059" calcext:value-type="float">
            <text:p>7.86059</text:p>
          </table:table-cell>
          <table:table-cell office:value-type="float" office:value="0.382369" calcext:value-type="float">
            <text:p>0.382369</text:p>
          </table:table-cell>
          <table:table-cell table:formula="of:=SUM([.E28:.F28])" office:value-type="float" office:value="8.242959" calcext:value-type="float">
            <text:p>8.242959</text:p>
          </table:table-cell>
          <table:table-cell table:formula="of:=[.D28]/[.G28]" office:value-type="float" office:value="1.33447224473639" calcext:value-type="float">
            <text:p>1.33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7.70006" calcext:value-type="float">
            <text:p>7.70006</text:p>
          </table:table-cell>
          <table:table-cell office:value-type="float" office:value="27.128" calcext:value-type="float">
            <text:p>27.128</text:p>
          </table:table-cell>
          <table:table-cell table:formula="of:=SUM([.E29:.F29])" office:value-type="float" office:value="34.82806" calcext:value-type="float">
            <text:p>34.82806</text:p>
          </table:table-cell>
          <table:table-cell table:formula="of:=[.D29]/[.G29]" office:value-type="float" office:value="1.11978674666347" calcext:value-type="float">
            <text:p>1.12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.56725" calcext:value-type="float">
            <text:p>7.56725</text:p>
          </table:table-cell>
          <table:table-cell office:value-type="float" office:value="27.0661" calcext:value-type="float">
            <text:p>27.0661</text:p>
          </table:table-cell>
          <table:table-cell table:formula="of:=SUM([.E30:.F30])" office:value-type="float" office:value="34.63335" calcext:value-type="float">
            <text:p>34.63335</text:p>
          </table:table-cell>
          <table:table-cell table:formula="of:=[.D30]/[.G30]" office:value-type="float" office:value="0.808469293325653" calcext:value-type="float">
            <text:p>0.81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8.11456" calcext:value-type="float">
            <text:p>8.11456</text:p>
          </table:table-cell>
          <table:table-cell office:value-type="float" office:value="34.9545" calcext:value-type="float">
            <text:p>34.9545</text:p>
          </table:table-cell>
          <table:table-cell table:formula="of:=SUM([.E31:.F31])" office:value-type="float" office:value="43.06906" calcext:value-type="float">
            <text:p>43.06906</text:p>
          </table:table-cell>
          <table:table-cell table:formula="of:=[.D31]/[.G31]" office:value-type="float" office:value="0.85908538519299" calcext:value-type="float">
            <text:p>0.86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6.98279" calcext:value-type="float">
            <text:p>6.98279</text:p>
          </table:table-cell>
          <table:table-cell office:value-type="float" office:value="26.8071" calcext:value-type="float">
            <text:p>26.8071</text:p>
          </table:table-cell>
          <table:table-cell table:formula="of:=SUM([.E32:.F32])" office:value-type="float" office:value="33.78989" calcext:value-type="float">
            <text:p>33.78989</text:p>
          </table:table-cell>
          <table:table-cell table:formula="of:=[.D32]/[.G32]" office:value-type="float" office:value="0.94702883022111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8.2935" calcext:value-type="float">
            <text:p>8.2935</text:p>
          </table:table-cell>
          <table:table-cell office:value-type="float" office:value="27.3895" calcext:value-type="float">
            <text:p>27.3895</text:p>
          </table:table-cell>
          <table:table-cell table:formula="of:=SUM([.E33:.F33])" office:value-type="float" office:value="35.683" calcext:value-type="float">
            <text:p>35.683</text:p>
          </table:table-cell>
          <table:table-cell table:formula="of:=[.D33]/[.G33]" office:value-type="float" office:value="0.952834683182468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7.70875" calcext:value-type="float">
            <text:p>7.70875</text:p>
          </table:table-cell>
          <table:table-cell office:value-type="float" office:value="27.5036" calcext:value-type="float">
            <text:p>27.5036</text:p>
          </table:table-cell>
          <table:table-cell table:formula="of:=SUM([.E34:.F34])" office:value-type="float" office:value="35.21235" calcext:value-type="float">
            <text:p>35.21235</text:p>
          </table:table-cell>
          <table:table-cell table:formula="of:=[.D34]/[.G34]" office:value-type="float" office:value="0.937171191357578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8.17224" calcext:value-type="float">
            <text:p>8.17224</text:p>
          </table:table-cell>
          <table:table-cell office:value-type="float" office:value="26.7259" calcext:value-type="float">
            <text:p>26.7259</text:p>
          </table:table-cell>
          <table:table-cell table:formula="of:=SUM([.E35:.F35])" office:value-type="float" office:value="34.89814" calcext:value-type="float">
            <text:p>34.89814</text:p>
          </table:table-cell>
          <table:table-cell table:formula="of:=[.D35]/[.G35]" office:value-type="float" office:value="0.945609135615824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8.37717" calcext:value-type="float">
            <text:p>8.37717</text:p>
          </table:table-cell>
          <table:table-cell office:value-type="float" office:value="27.0308" calcext:value-type="float">
            <text:p>27.0308</text:p>
          </table:table-cell>
          <table:table-cell table:formula="of:=SUM([.E36:.F36])" office:value-type="float" office:value="35.40797" calcext:value-type="float">
            <text:p>35.40797</text:p>
          </table:table-cell>
          <table:table-cell table:formula="of:=[.D36]/[.G36]" office:value-type="float" office:value="1.04496247596233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8.52145" calcext:value-type="float">
            <text:p>8.52145</text:p>
          </table:table-cell>
          <table:table-cell office:value-type="float" office:value="31.7563" calcext:value-type="float">
            <text:p>31.7563</text:p>
          </table:table-cell>
          <table:table-cell table:formula="of:=SUM([.E37:.F37])" office:value-type="float" office:value="40.27775" calcext:value-type="float">
            <text:p>40.27775</text:p>
          </table:table-cell>
          <table:table-cell table:formula="of:=[.D37]/[.G37]" office:value-type="float" office:value="0.645517686563922" calcext:value-type="float">
            <text:p>0.65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.65564" calcext:value-type="float">
            <text:p>7.65564</text:p>
          </table:table-cell>
          <table:table-cell office:value-type="float" office:value="0.791255" calcext:value-type="float">
            <text:p>0.791255</text:p>
          </table:table-cell>
          <table:table-cell table:formula="of:=SUM([.E38:.F38])" office:value-type="float" office:value="8.446895" calcext:value-type="float">
            <text:p>8.446895</text:p>
          </table:table-cell>
          <table:table-cell table:formula="of:=[.D38]/[.G38]" office:value-type="float" office:value="2.24934724534873" calcext:value-type="float">
            <text:p>2.25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.22776" calcext:value-type="float">
            <text:p>8.22776</text:p>
          </table:table-cell>
          <table:table-cell office:value-type="float" office:value="0.703511" calcext:value-type="float">
            <text:p>0.703511</text:p>
          </table:table-cell>
          <table:table-cell table:formula="of:=SUM([.E39:.F39])" office:value-type="float" office:value="8.931271" calcext:value-type="float">
            <text:p>8.931271</text:p>
          </table:table-cell>
          <table:table-cell table:formula="of:=[.D39]/[.G39]" office:value-type="float" office:value="1.79145834898527" calcext:value-type="float">
            <text:p>1.79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.35959" calcext:value-type="float">
            <text:p>8.35959</text:p>
          </table:table-cell>
          <table:table-cell office:value-type="float" office:value="0.782945" calcext:value-type="float">
            <text:p>0.782945</text:p>
          </table:table-cell>
          <table:table-cell table:formula="of:=SUM([.E40:.F40])" office:value-type="float" office:value="9.142535" calcext:value-type="float">
            <text:p>9.142535</text:p>
          </table:table-cell>
          <table:table-cell table:formula="of:=[.D40]/[.G40]" office:value-type="float" office:value="2.62509249349333" calcext:value-type="float">
            <text:p>2.63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.75223" calcext:value-type="float">
            <text:p>7.75223</text:p>
          </table:table-cell>
          <table:table-cell office:value-type="float" office:value="0.659065" calcext:value-type="float">
            <text:p>0.659065</text:p>
          </table:table-cell>
          <table:table-cell table:formula="of:=SUM([.E41:.F41])" office:value-type="float" office:value="8.411295" calcext:value-type="float">
            <text:p>8.411295</text:p>
          </table:table-cell>
          <table:table-cell table:formula="of:=[.D41]/[.G41]" office:value-type="float" office:value="2.13997963452714" calcext:value-type="float">
            <text:p>2.14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8.83488" calcext:value-type="float">
            <text:p>8.83488</text:p>
          </table:table-cell>
          <table:table-cell office:value-type="float" office:value="0.987617" calcext:value-type="float">
            <text:p>0.987617</text:p>
          </table:table-cell>
          <table:table-cell table:formula="of:=SUM([.E42:.F42])" office:value-type="float" office:value="9.822497" calcext:value-type="float">
            <text:p>9.822497</text:p>
          </table:table-cell>
          <table:table-cell table:formula="of:=[.D42]/[.G42]" office:value-type="float" office:value="1.73072081365869" calcext:value-type="float">
            <text:p>1.73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9.02353" calcext:value-type="float">
            <text:p>9.02353</text:p>
          </table:table-cell>
          <table:table-cell office:value-type="float" office:value="0.938473" calcext:value-type="float">
            <text:p>0.938473</text:p>
          </table:table-cell>
          <table:table-cell table:formula="of:=SUM([.E43:.F43])" office:value-type="float" office:value="9.962003" calcext:value-type="float">
            <text:p>9.962003</text:p>
          </table:table-cell>
          <table:table-cell table:formula="of:=[.D43]/[.G43]" office:value-type="float" office:value="1.60610270846134" calcext:value-type="float">
            <text:p>1.61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8.91087" calcext:value-type="float">
            <text:p>8.91087</text:p>
          </table:table-cell>
          <table:table-cell office:value-type="float" office:value="1.0097" calcext:value-type="float">
            <text:p>1.0097</text:p>
          </table:table-cell>
          <table:table-cell table:formula="of:=SUM([.E44:.F44])" office:value-type="float" office:value="9.92057" calcext:value-type="float">
            <text:p>9.92057</text:p>
          </table:table-cell>
          <table:table-cell table:formula="of:=[.D44]/[.G44]" office:value-type="float" office:value="1.61281055423227" calcext:value-type="float">
            <text:p>1.61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9.90439" calcext:value-type="float">
            <text:p>9.90439</text:p>
          </table:table-cell>
          <table:table-cell office:value-type="float" office:value="0.984043" calcext:value-type="float">
            <text:p>0.984043</text:p>
          </table:table-cell>
          <table:table-cell table:formula="of:=SUM([.E45:.F45])" office:value-type="float" office:value="10.888433" calcext:value-type="float">
            <text:p>10.888433</text:p>
          </table:table-cell>
          <table:table-cell table:formula="of:=[.D45]/[.G45]" office:value-type="float" office:value="1.74497101649062" calcext:value-type="float">
            <text:p>1.74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.74292" calcext:value-type="float">
            <text:p>7.74292</text:p>
          </table:table-cell>
          <table:table-cell office:value-type="float" office:value="0.698693" calcext:value-type="float">
            <text:p>0.698693</text:p>
          </table:table-cell>
          <table:table-cell table:formula="of:=SUM([.E46:.F46])" office:value-type="float" office:value="8.441613" calcext:value-type="float">
            <text:p>8.441613</text:p>
          </table:table-cell>
          <table:table-cell table:formula="of:=[.D46]/[.G46]" office:value-type="float" office:value="1.65845081976632" calcext:value-type="float">
            <text:p>1.66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48434" calcext:value-type="float">
            <text:p>7.48434</text:p>
          </table:table-cell>
          <table:table-cell office:value-type="float" office:value="194.89" calcext:value-type="float">
            <text:p>194.89</text:p>
          </table:table-cell>
          <table:table-cell table:formula="of:=SUM([.E47:.F47])" office:value-type="float" office:value="202.37434" calcext:value-type="float">
            <text:p>202.37434</text:p>
          </table:table-cell>
          <table:table-cell table:formula="of:=[.D47]/[.G47]" office:value-type="float" office:value="0.0247066895931569" calcext:value-type="float">
            <text:p>0.02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.82755" calcext:value-type="float">
            <text:p>7.82755</text:p>
          </table:table-cell>
          <table:table-cell office:value-type="float" office:value="187.12" calcext:value-type="float">
            <text:p>187.12</text:p>
          </table:table-cell>
          <table:table-cell table:formula="of:=SUM([.E48:.F48])" office:value-type="float" office:value="194.94755" calcext:value-type="float">
            <text:p>194.94755</text:p>
          </table:table-cell>
          <table:table-cell table:formula="of:=[.D48]/[.G48]" office:value-type="float" office:value="0.0205183394200132" calcext:value-type="float">
            <text:p>0.02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.61286" calcext:value-type="float">
            <text:p>7.61286</text:p>
          </table:table-cell>
          <table:table-cell office:value-type="float" office:value="184.578" calcext:value-type="float">
            <text:p>184.578</text:p>
          </table:table-cell>
          <table:table-cell table:formula="of:=SUM([.E49:.F49])" office:value-type="float" office:value="192.19086" calcext:value-type="float">
            <text:p>192.19086</text:p>
          </table:table-cell>
          <table:table-cell table:formula="of:=[.D49]/[.G49]" office:value-type="float" office:value="0.0208126442641445" calcext:value-type="float">
            <text:p>0.02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.74983" calcext:value-type="float">
            <text:p>9.74983</text:p>
          </table:table-cell>
          <table:table-cell office:value-type="float" office:value="186.768" calcext:value-type="float">
            <text:p>186.768</text:p>
          </table:table-cell>
          <table:table-cell table:formula="of:=SUM([.E50:.F50])" office:value-type="float" office:value="196.51783" calcext:value-type="float">
            <text:p>196.51783</text:p>
          </table:table-cell>
          <table:table-cell table:formula="of:=[.D50]/[.G50]" office:value-type="float" office:value="0.0305315807731034" calcext:value-type="float">
            <text:p>0.03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.8342" calcext:value-type="float">
            <text:p>17.8342</text:p>
          </table:table-cell>
          <table:table-cell office:value-type="float" office:value="185.599" calcext:value-type="float">
            <text:p>185.599</text:p>
          </table:table-cell>
          <table:table-cell table:formula="of:=SUM([.E51:.F51])" office:value-type="float" office:value="203.4332" calcext:value-type="float">
            <text:p>203.4332</text:p>
          </table:table-cell>
          <table:table-cell table:formula="of:=[.D51]/[.G51]" office:value-type="float" office:value="0.0491561849295002" calcext:value-type="float">
            <text:p>0.05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7.44421" calcext:value-type="float">
            <text:p>7.44421</text:p>
          </table:table-cell>
          <table:table-cell office:value-type="float" office:value="185.509" calcext:value-type="float">
            <text:p>185.509</text:p>
          </table:table-cell>
          <table:table-cell table:formula="of:=SUM([.E52:.F52])" office:value-type="float" office:value="192.95321" calcext:value-type="float">
            <text:p>192.95321</text:p>
          </table:table-cell>
          <table:table-cell table:formula="of:=[.D52]/[.G52]" office:value-type="float" office:value="0.139930297091196" calcext:value-type="float">
            <text:p>0.14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.96987" calcext:value-type="float">
            <text:p>9.96987</text:p>
          </table:table-cell>
          <table:table-cell office:value-type="float" office:value="188.406" calcext:value-type="float">
            <text:p>188.406</text:p>
          </table:table-cell>
          <table:table-cell table:formula="of:=SUM([.E53:.F53])" office:value-type="float" office:value="198.37587" calcext:value-type="float">
            <text:p>198.37587</text:p>
          </table:table-cell>
          <table:table-cell table:formula="of:=[.D53]/[.G53]" office:value-type="float" office:value="0.0151228070228501" calcext:value-type="float">
            <text:p>0.02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.09005" calcext:value-type="float">
            <text:p>9.09005</text:p>
          </table:table-cell>
          <table:table-cell office:value-type="float" office:value="187.848" calcext:value-type="float">
            <text:p>187.848</text:p>
          </table:table-cell>
          <table:table-cell table:formula="of:=SUM([.E54:.F54])" office:value-type="float" office:value="196.93805" calcext:value-type="float">
            <text:p>196.93805</text:p>
          </table:table-cell>
          <table:table-cell table:formula="of:=[.D54]/[.G54]" office:value-type="float" office:value="0.0406219113066266" calcext:value-type="float">
            <text:p>0.04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.0521" calcext:value-type="float">
            <text:p>12.0521</text:p>
          </table:table-cell>
          <table:table-cell office:value-type="float" office:value="185.173" calcext:value-type="float">
            <text:p>185.173</text:p>
          </table:table-cell>
          <table:table-cell table:formula="of:=SUM([.E55:.F55])" office:value-type="float" office:value="197.2251" calcext:value-type="float">
            <text:p>197.2251</text:p>
          </table:table-cell>
          <table:table-cell table:formula="of:=[.D55]/[.G55]" office:value-type="float" office:value="0.0253517427548522" calcext:value-type="float">
            <text:p>0.03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.78596" calcext:value-type="float">
            <text:p>7.78596</text:p>
          </table:table-cell>
          <table:table-cell office:value-type="float" office:value="6.63124" calcext:value-type="float">
            <text:p>6.63124</text:p>
          </table:table-cell>
          <table:table-cell table:formula="of:=SUM([.E56:.F56])" office:value-type="float" office:value="14.4172" calcext:value-type="float">
            <text:p>14.4172</text:p>
          </table:table-cell>
          <table:table-cell table:formula="of:=[.D56]/[.G56]" office:value-type="float" office:value="0.208084787614793" calcext:value-type="float">
            <text:p>0.21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.3657" calcext:value-type="float">
            <text:p>10.3657</text:p>
          </table:table-cell>
          <table:table-cell office:value-type="float" office:value="6.997" calcext:value-type="float">
            <text:p>6.997</text:p>
          </table:table-cell>
          <table:table-cell table:formula="of:=SUM([.E57:.F57])" office:value-type="float" office:value="17.3627" calcext:value-type="float">
            <text:p>17.3627</text:p>
          </table:table-cell>
          <table:table-cell table:formula="of:=[.D57]/[.G57]" office:value-type="float" office:value="0.172784186791225" calcext:value-type="float">
            <text:p>0.17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.92498" calcext:value-type="float">
            <text:p>7.92498</text:p>
          </table:table-cell>
          <table:table-cell office:value-type="float" office:value="7.06179" calcext:value-type="float">
            <text:p>7.06179</text:p>
          </table:table-cell>
          <table:table-cell table:formula="of:=SUM([.E58:.F58])" office:value-type="float" office:value="14.98677" calcext:value-type="float">
            <text:p>14.98677</text:p>
          </table:table-cell>
          <table:table-cell table:formula="of:=[.D58]/[.G58]" office:value-type="float" office:value="0.133451037148098" calcext:value-type="float">
            <text:p>0.13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.45921" calcext:value-type="float">
            <text:p>8.45921</text:p>
          </table:table-cell>
          <table:table-cell office:value-type="float" office:value="7.02068" calcext:value-type="float">
            <text:p>7.02068</text:p>
          </table:table-cell>
          <table:table-cell table:formula="of:=SUM([.E59:.F59])" office:value-type="float" office:value="15.47989" calcext:value-type="float">
            <text:p>15.47989</text:p>
          </table:table-cell>
          <table:table-cell table:formula="of:=[.D59]/[.G59]" office:value-type="float" office:value="0.129199884495303" calcext:value-type="float">
            <text:p>0.13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.0337" calcext:value-type="float">
            <text:p>16.0337</text:p>
          </table:table-cell>
          <table:table-cell office:value-type="float" office:value="7.30826" calcext:value-type="float">
            <text:p>7.30826</text:p>
          </table:table-cell>
          <table:table-cell table:formula="of:=SUM([.E60:.F60])" office:value-type="float" office:value="23.34196" calcext:value-type="float">
            <text:p>23.34196</text:p>
          </table:table-cell>
          <table:table-cell table:formula="of:=[.D60]/[.G60]" office:value-type="float" office:value="0.171365215260415" calcext:value-type="float">
            <text:p>0.17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7.79871" calcext:value-type="float">
            <text:p>7.79871</text:p>
          </table:table-cell>
          <table:table-cell office:value-type="float" office:value="7.31977" calcext:value-type="float">
            <text:p>7.31977</text:p>
          </table:table-cell>
          <table:table-cell table:formula="of:=SUM([.E61:.F61])" office:value-type="float" office:value="15.11848" calcext:value-type="float">
            <text:p>15.11848</text:p>
          </table:table-cell>
          <table:table-cell table:formula="of:=[.D61]/[.G61]" office:value-type="float" office:value="1.38902852667729" calcext:value-type="float">
            <text:p>1.39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98922" calcext:value-type="float">
            <text:p>8.98922</text:p>
          </table:table-cell>
          <table:table-cell office:value-type="float" office:value="8.09709" calcext:value-type="float">
            <text:p>8.09709</text:p>
          </table:table-cell>
          <table:table-cell table:formula="of:=SUM([.E62:.F62])" office:value-type="float" office:value="17.08631" calcext:value-type="float">
            <text:p>17.08631</text:p>
          </table:table-cell>
          <table:table-cell table:formula="of:=[.D62]/[.G62]" office:value-type="float" office:value="0.2926319374985" calcext:value-type="float">
            <text:p>0.29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.27885" calcext:value-type="float">
            <text:p>9.27885</text:p>
          </table:table-cell>
          <table:table-cell office:value-type="float" office:value="6.85724" calcext:value-type="float">
            <text:p>6.85724</text:p>
          </table:table-cell>
          <table:table-cell table:formula="of:=SUM([.E63:.F63])" office:value-type="float" office:value="16.13609" calcext:value-type="float">
            <text:p>16.13609</text:p>
          </table:table-cell>
          <table:table-cell table:formula="of:=[.D63]/[.G63]" office:value-type="float" office:value="0.433810173344348" calcext:value-type="float">
            <text:p>0.43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.0319" calcext:value-type="float">
            <text:p>13.0319</text:p>
          </table:table-cell>
          <table:table-cell office:value-type="float" office:value="8.38775" calcext:value-type="float">
            <text:p>8.38775</text:p>
          </table:table-cell>
          <table:table-cell table:formula="of:=SUM([.E64:.F64])" office:value-type="float" office:value="21.41965" calcext:value-type="float">
            <text:p>21.41965</text:p>
          </table:table-cell>
          <table:table-cell table:formula="of:=[.D64]/[.G64]" office:value-type="float" office:value="0.186744414591275" calcext:value-type="float">
            <text:p>0.19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.25089" calcext:value-type="float">
            <text:p>8.25089</text:p>
          </table:table-cell>
          <table:table-cell office:value-type="float" office:value="0.149881" calcext:value-type="float">
            <text:p>0.149881</text:p>
          </table:table-cell>
          <table:table-cell table:formula="of:=SUM([.E65:.F65])" office:value-type="float" office:value="8.400771" calcext:value-type="float">
            <text:p>8.400771</text:p>
          </table:table-cell>
          <table:table-cell table:formula="of:=[.D65]/[.G65]" office:value-type="float" office:value="0.357110079539128" calcext:value-type="float">
            <text:p>0.36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.66027" calcext:value-type="float">
            <text:p>8.66027</text:p>
          </table:table-cell>
          <table:table-cell office:value-type="float" office:value="0.169535" calcext:value-type="float">
            <text:p>0.169535</text:p>
          </table:table-cell>
          <table:table-cell table:formula="of:=SUM([.E66:.F66])" office:value-type="float" office:value="8.829805" calcext:value-type="float">
            <text:p>8.829805</text:p>
          </table:table-cell>
          <table:table-cell table:formula="of:=[.D66]/[.G66]" office:value-type="float" office:value="0.339758352534399" calcext:value-type="float">
            <text:p>0.34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.97193" calcext:value-type="float">
            <text:p>7.97193</text:p>
          </table:table-cell>
          <table:table-cell office:value-type="float" office:value="0.192573" calcext:value-type="float">
            <text:p>0.192573</text:p>
          </table:table-cell>
          <table:table-cell table:formula="of:=SUM([.E67:.F67])" office:value-type="float" office:value="8.164503" calcext:value-type="float">
            <text:p>8.164503</text:p>
          </table:table-cell>
          <table:table-cell table:formula="of:=[.D67]/[.G67]" office:value-type="float" office:value="0.36744428901551" calcext:value-type="float">
            <text:p>0.37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.00331" calcext:value-type="float">
            <text:p>8.00331</text:p>
          </table:table-cell>
          <table:table-cell office:value-type="float" office:value="0.21446" calcext:value-type="float">
            <text:p>0.21446</text:p>
          </table:table-cell>
          <table:table-cell table:formula="of:=SUM([.E68:.F68])" office:value-type="float" office:value="8.21777" calcext:value-type="float">
            <text:p>8.21777</text:p>
          </table:table-cell>
          <table:table-cell table:formula="of:=[.D68]/[.G68]" office:value-type="float" office:value="0.1216875137659" calcext:value-type="float">
            <text:p>0.12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.6547" calcext:value-type="float">
            <text:p>16.6547</text:p>
          </table:table-cell>
          <table:table-cell office:value-type="float" office:value="0.277188" calcext:value-type="float">
            <text:p>0.277188</text:p>
          </table:table-cell>
          <table:table-cell table:formula="of:=SUM([.E69:.F69])" office:value-type="float" office:value="16.931888" calcext:value-type="float">
            <text:p>16.931888</text:p>
          </table:table-cell>
          <table:table-cell table:formula="of:=[.D69]/[.G69]" office:value-type="float" office:value="0.118120318301184" calcext:value-type="float">
            <text:p>0.12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8.98819" calcext:value-type="float">
            <text:p>8.98819</text:p>
          </table:table-cell>
          <table:table-cell office:value-type="float" office:value="0.169332" calcext:value-type="float">
            <text:p>0.169332</text:p>
          </table:table-cell>
          <table:table-cell table:formula="of:=SUM([.E70:.F70])" office:value-type="float" office:value="9.157522" calcext:value-type="float">
            <text:p>9.157522</text:p>
          </table:table-cell>
          <table:table-cell table:formula="of:=[.D70]/[.G70]" office:value-type="float" office:value="1.85639739658829" calcext:value-type="float">
            <text:p>1.86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.98275" calcext:value-type="float">
            <text:p>9.98275</text:p>
          </table:table-cell>
          <table:table-cell office:value-type="float" office:value="0.242687" calcext:value-type="float">
            <text:p>0.242687</text:p>
          </table:table-cell>
          <table:table-cell table:formula="of:=SUM([.E71:.F71])" office:value-type="float" office:value="10.225437" calcext:value-type="float">
            <text:p>10.225437</text:p>
          </table:table-cell>
          <table:table-cell table:formula="of:=[.D71]/[.G71]" office:value-type="float" office:value="0.195590662775586" calcext:value-type="float">
            <text:p>0.20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.89051" calcext:value-type="float">
            <text:p>8.89051</text:p>
          </table:table-cell>
          <table:table-cell office:value-type="float" office:value="0.21096" calcext:value-type="float">
            <text:p>0.21096</text:p>
          </table:table-cell>
          <table:table-cell table:formula="of:=SUM([.E72:.F72])" office:value-type="float" office:value="9.10147" calcext:value-type="float">
            <text:p>9.10147</text:p>
          </table:table-cell>
          <table:table-cell table:formula="of:=[.D72]/[.G72]" office:value-type="float" office:value="0.769106528945324" calcext:value-type="float">
            <text:p>0.77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.3289" calcext:value-type="float">
            <text:p>15.3289</text:p>
          </table:table-cell>
          <table:table-cell office:value-type="float" office:value="0.412679" calcext:value-type="float">
            <text:p>0.412679</text:p>
          </table:table-cell>
          <table:table-cell table:formula="of:=SUM([.E73:.F73])" office:value-type="float" office:value="15.741579" calcext:value-type="float">
            <text:p>15.741579</text:p>
          </table:table-cell>
          <table:table-cell table:formula="of:=[.D73]/[.G73]" office:value-type="float" office:value="0.190578086226293" calcext:value-type="float">
            <text:p>0.19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.50431" calcext:value-type="float">
            <text:p>8.50431</text:p>
          </table:table-cell>
          <table:table-cell office:value-type="float" office:value="28.4029" calcext:value-type="float">
            <text:p>28.4029</text:p>
          </table:table-cell>
          <table:table-cell table:formula="of:=SUM([.E74:.F74])" office:value-type="float" office:value="36.90721" calcext:value-type="float">
            <text:p>36.90721</text:p>
          </table:table-cell>
          <table:table-cell table:formula="of:=[.D74]/[.G74]" office:value-type="float" office:value="0.108379907340598" calcext:value-type="float">
            <text:p>0.11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.31821" calcext:value-type="float">
            <text:p>8.31821</text:p>
          </table:table-cell>
          <table:table-cell office:value-type="float" office:value="25.862" calcext:value-type="float">
            <text:p>25.862</text:p>
          </table:table-cell>
          <table:table-cell table:formula="of:=SUM([.E75:.F75])" office:value-type="float" office:value="34.18021" calcext:value-type="float">
            <text:p>34.18021</text:p>
          </table:table-cell>
          <table:table-cell table:formula="of:=[.D75]/[.G75]" office:value-type="float" office:value="0.0292566956142165" calcext:value-type="float">
            <text:p>0.03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.61667" calcext:value-type="float">
            <text:p>7.61667</text:p>
          </table:table-cell>
          <table:table-cell office:value-type="float" office:value="27.2415" calcext:value-type="float">
            <text:p>27.2415</text:p>
          </table:table-cell>
          <table:table-cell table:formula="of:=SUM([.E76:.F76])" office:value-type="float" office:value="34.85817" calcext:value-type="float">
            <text:p>34.85817</text:p>
          </table:table-cell>
          <table:table-cell table:formula="of:=[.D76]/[.G76]" office:value-type="float" office:value="0.0860630377326176" calcext:value-type="float">
            <text:p>0.09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.4257" calcext:value-type="float">
            <text:p>8.4257</text:p>
          </table:table-cell>
          <table:table-cell office:value-type="float" office:value="28.0721" calcext:value-type="float">
            <text:p>28.0721</text:p>
          </table:table-cell>
          <table:table-cell table:formula="of:=SUM([.E77:.F77])" office:value-type="float" office:value="36.4978" calcext:value-type="float">
            <text:p>36.4978</text:p>
          </table:table-cell>
          <table:table-cell table:formula="of:=[.D77]/[.G77]" office:value-type="float" office:value="0.16439347029136" calcext:value-type="float">
            <text:p>0.16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.3356" calcext:value-type="float">
            <text:p>19.3356</text:p>
          </table:table-cell>
          <table:table-cell office:value-type="float" office:value="27.3392" calcext:value-type="float">
            <text:p>27.3392</text:p>
          </table:table-cell>
          <table:table-cell table:formula="of:=SUM([.E78:.F78])" office:value-type="float" office:value="46.6748" calcext:value-type="float">
            <text:p>46.6748</text:p>
          </table:table-cell>
          <table:table-cell table:formula="of:=[.D78]/[.G78]" office:value-type="float" office:value="0.192823536469358" calcext:value-type="float">
            <text:p>0.19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8.19082" calcext:value-type="float">
            <text:p>8.19082</text:p>
          </table:table-cell>
          <table:table-cell office:value-type="float" office:value="25.8351" calcext:value-type="float">
            <text:p>25.8351</text:p>
          </table:table-cell>
          <table:table-cell table:formula="of:=SUM([.E79:.F79])" office:value-type="float" office:value="34.02592" calcext:value-type="float">
            <text:p>34.02592</text:p>
          </table:table-cell>
          <table:table-cell table:formula="of:=[.D79]/[.G79]" office:value-type="float" office:value="0.675955271745775" calcext:value-type="float">
            <text:p>0.68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.7029" calcext:value-type="float">
            <text:p>11.7029</text:p>
          </table:table-cell>
          <table:table-cell office:value-type="float" office:value="25.9534" calcext:value-type="float">
            <text:p>25.9534</text:p>
          </table:table-cell>
          <table:table-cell table:formula="of:=SUM([.E80:.F80])" office:value-type="float" office:value="37.6563" calcext:value-type="float">
            <text:p>37.6563</text:p>
          </table:table-cell>
          <table:table-cell table:formula="of:=[.D80]/[.G80]" office:value-type="float" office:value="0.159335888018738" calcext:value-type="float">
            <text:p>0.16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.2184" calcext:value-type="float">
            <text:p>10.2184</text:p>
          </table:table-cell>
          <table:table-cell office:value-type="float" office:value="25.9548" calcext:value-type="float">
            <text:p>25.9548</text:p>
          </table:table-cell>
          <table:table-cell table:formula="of:=SUM([.E81:.F81])" office:value-type="float" office:value="36.1732" calcext:value-type="float">
            <text:p>36.1732</text:p>
          </table:table-cell>
          <table:table-cell table:formula="of:=[.D81]/[.G81]" office:value-type="float" office:value="0.2764477569029" calcext:value-type="float">
            <text:p>0.28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.6261" calcext:value-type="float">
            <text:p>11.6261</text:p>
          </table:table-cell>
          <table:table-cell office:value-type="float" office:value="26.42" calcext:value-type="float">
            <text:p>26.42</text:p>
          </table:table-cell>
          <table:table-cell table:formula="of:=SUM([.E82:.F82])" office:value-type="float" office:value="38.0461" calcext:value-type="float">
            <text:p>38.0461</text:p>
          </table:table-cell>
          <table:table-cell table:formula="of:=[.D82]/[.G82]" office:value-type="float" office:value="0.210271223594534" calcext:value-type="float">
            <text:p>0.21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.2322" calcext:value-type="float">
            <text:p>8.2322</text:p>
          </table:table-cell>
          <table:table-cell office:value-type="float" office:value="0.606482" calcext:value-type="float">
            <text:p>0.606482</text:p>
          </table:table-cell>
          <table:table-cell table:formula="of:=SUM([.E83:.F83])" office:value-type="float" office:value="8.838682" calcext:value-type="float">
            <text:p>8.838682</text:p>
          </table:table-cell>
          <table:table-cell table:formula="of:=[.D83]/[.G83]" office:value-type="float" office:value="0.565695202067457" calcext:value-type="float">
            <text:p>0.57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.0333" calcext:value-type="float">
            <text:p>8.0333</text:p>
          </table:table-cell>
          <table:table-cell office:value-type="float" office:value="0.580063" calcext:value-type="float">
            <text:p>0.580063</text:p>
          </table:table-cell>
          <table:table-cell table:formula="of:=SUM([.E84:.F84])" office:value-type="float" office:value="8.613363" calcext:value-type="float">
            <text:p>8.613363</text:p>
          </table:table-cell>
          <table:table-cell table:formula="of:=[.D84]/[.G84]" office:value-type="float" office:value="0.232197342663951" calcext:value-type="float">
            <text:p>0.23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.09059" calcext:value-type="float">
            <text:p>8.09059</text:p>
          </table:table-cell>
          <table:table-cell office:value-type="float" office:value="0.668183" calcext:value-type="float">
            <text:p>0.668183</text:p>
          </table:table-cell>
          <table:table-cell table:formula="of:=SUM([.E85:.F85])" office:value-type="float" office:value="8.758773" calcext:value-type="float">
            <text:p>8.758773</text:p>
          </table:table-cell>
          <table:table-cell table:formula="of:=[.D85]/[.G85]" office:value-type="float" office:value="0.342513728806535" calcext:value-type="float">
            <text:p>0.34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.19411" calcext:value-type="float">
            <text:p>8.19411</text:p>
          </table:table-cell>
          <table:table-cell office:value-type="float" office:value="0.568869" calcext:value-type="float">
            <text:p>0.568869</text:p>
          </table:table-cell>
          <table:table-cell table:formula="of:=SUM([.E86:.F86])" office:value-type="float" office:value="8.762979" calcext:value-type="float">
            <text:p>8.762979</text:p>
          </table:table-cell>
          <table:table-cell table:formula="of:=[.D86]/[.G86]" office:value-type="float" office:value="0.342349331203464" calcext:value-type="float">
            <text:p>0.34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.9231" calcext:value-type="float">
            <text:p>16.9231</text:p>
          </table:table-cell>
          <table:table-cell office:value-type="float" office:value="0.596691" calcext:value-type="float">
            <text:p>0.596691</text:p>
          </table:table-cell>
          <table:table-cell table:formula="of:=SUM([.E87:.F87])" office:value-type="float" office:value="17.519791" calcext:value-type="float">
            <text:p>17.519791</text:p>
          </table:table-cell>
          <table:table-cell table:formula="of:=[.D87]/[.G87]" office:value-type="float" office:value="0.11415661294133" calcext:value-type="float">
            <text:p>0.11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7.80986" calcext:value-type="float">
            <text:p>7.80986</text:p>
          </table:table-cell>
          <table:table-cell office:value-type="float" office:value="0.620343" calcext:value-type="float">
            <text:p>0.620343</text:p>
          </table:table-cell>
          <table:table-cell table:formula="of:=SUM([.E88:.F88])" office:value-type="float" office:value="8.430203" calcext:value-type="float">
            <text:p>8.430203</text:p>
          </table:table-cell>
          <table:table-cell table:formula="of:=[.D88]/[.G88]" office:value-type="float" office:value="2.72828542800215" calcext:value-type="float">
            <text:p>2.73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.11336" calcext:value-type="float">
            <text:p>9.11336</text:p>
          </table:table-cell>
          <table:table-cell office:value-type="float" office:value="0.710593" calcext:value-type="float">
            <text:p>0.710593</text:p>
          </table:table-cell>
          <table:table-cell table:formula="of:=SUM([.E89:.F89])" office:value-type="float" office:value="9.823953" calcext:value-type="float">
            <text:p>9.823953</text:p>
          </table:table-cell>
          <table:table-cell table:formula="of:=[.D89]/[.G89]" office:value-type="float" office:value="0.30537605381459" calcext:value-type="float">
            <text:p>0.31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.20945" calcext:value-type="float">
            <text:p>8.20945</text:p>
          </table:table-cell>
          <table:table-cell office:value-type="float" office:value="0.88673" calcext:value-type="float">
            <text:p>0.88673</text:p>
          </table:table-cell>
          <table:table-cell table:formula="of:=SUM([.E90:.F90])" office:value-type="float" office:value="9.09618" calcext:value-type="float">
            <text:p>9.09618</text:p>
          </table:table-cell>
          <table:table-cell table:formula="of:=[.D90]/[.G90]" office:value-type="float" office:value="0.769553812699397" calcext:value-type="float">
            <text:p>0.77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.3127" calcext:value-type="float">
            <text:p>12.3127</text:p>
          </table:table-cell>
          <table:table-cell office:value-type="float" office:value="0.659774" calcext:value-type="float">
            <text:p>0.659774</text:p>
          </table:table-cell>
          <table:table-cell table:formula="of:=SUM([.E91:.F91])" office:value-type="float" office:value="12.972474" calcext:value-type="float">
            <text:p>12.972474</text:p>
          </table:table-cell>
          <table:table-cell table:formula="of:=[.D91]/[.G91]" office:value-type="float" office:value="0.308345193060321" calcext:value-type="float">
            <text:p>0.31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1.86981" calcext:value-type="float">
            <text:p>1.86981</text:p>
          </table:table-cell>
          <table:table-cell office:value-type="float" office:value="185.874" calcext:value-type="float">
            <text:p>185.874</text:p>
          </table:table-cell>
          <table:table-cell table:formula="of:=SUM([.E92:.F92])" office:value-type="float" office:value="187.74381" calcext:value-type="float">
            <text:p>187.74381</text:p>
          </table:table-cell>
          <table:table-cell table:formula="of:=[.D92]/[.G92]" office:value-type="float" office:value="0.868204389801187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1.64628" calcext:value-type="float">
            <text:p>1.64628</text:p>
          </table:table-cell>
          <table:table-cell office:value-type="float" office:value="189.618" calcext:value-type="float">
            <text:p>189.618</text:p>
          </table:table-cell>
          <table:table-cell table:formula="of:=SUM([.E93:.F93])" office:value-type="float" office:value="191.26428" calcext:value-type="float">
            <text:p>191.26428</text:p>
          </table:table-cell>
          <table:table-cell table:formula="of:=[.D93]/[.G93]" office:value-type="float" office:value="0.962019672465763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office:value-type="float" office:value="1.60079" calcext:value-type="float">
            <text:p>1.60079</text:p>
          </table:table-cell>
          <table:table-cell office:value-type="float" office:value="187.731" calcext:value-type="float">
            <text:p>187.731</text:p>
          </table:table-cell>
          <table:table-cell table:formula="of:=SUM([.E94:.F94])" office:value-type="float" office:value="189.33179" calcext:value-type="float">
            <text:p>189.33179</text:p>
          </table:table-cell>
          <table:table-cell table:formula="of:=[.D94]/[.G94]" office:value-type="float" office:value="0.860922510688776" calcext:value-type="float">
            <text:p>0.86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  <table:table-cell office:value-type="float" office:value="1.92186" calcext:value-type="float">
            <text:p>1.92186</text:p>
          </table:table-cell>
          <table:table-cell office:value-type="float" office:value="186.512" calcext:value-type="float">
            <text:p>186.512</text:p>
          </table:table-cell>
          <table:table-cell table:formula="of:=SUM([.E95:.F95])" office:value-type="float" office:value="188.43386" calcext:value-type="float">
            <text:p>188.43386</text:p>
          </table:table-cell>
          <table:table-cell table:formula="of:=[.D95]/[.G95]" office:value-type="float" office:value="0.976469940168927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 office:value-type="float" office:value="171" calcext:value-type="float">
            <text:p>171</text:p>
          </table:table-cell>
          <table:table-cell office:value-type="float" office:value="1.61326" calcext:value-type="float">
            <text:p>1.61326</text:p>
          </table:table-cell>
          <table:table-cell office:value-type="float" office:value="187.16" calcext:value-type="float">
            <text:p>187.16</text:p>
          </table:table-cell>
          <table:table-cell table:formula="of:=SUM([.E96:.F96])" office:value-type="float" office:value="188.77326" calcext:value-type="float">
            <text:p>188.77326</text:p>
          </table:table-cell>
          <table:table-cell table:formula="of:=[.D96]/[.G96]" office:value-type="float" office:value="0.905848635553574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6" calcext:value-type="float">
            <text:p>6</text:p>
          </table:table-cell>
          <table:table-cell office:value-type="float" office:value="163" calcext:value-type="float">
            <text:p>163</text:p>
          </table:table-cell>
          <table:table-cell office:value-type="float" office:value="1.70868" calcext:value-type="float">
            <text:p>1.70868</text:p>
          </table:table-cell>
          <table:table-cell office:value-type="float" office:value="187.888" calcext:value-type="float">
            <text:p>187.888</text:p>
          </table:table-cell>
          <table:table-cell table:formula="of:=SUM([.E97:.F97])" office:value-type="float" office:value="189.59668" calcext:value-type="float">
            <text:p>189.59668</text:p>
          </table:table-cell>
          <table:table-cell table:formula="of:=[.D97]/[.G97]" office:value-type="float" office:value="0.859719695513656" calcext:value-type="float">
            <text:p>0.86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float" office:value="1.62845" calcext:value-type="float">
            <text:p>1.62845</text:p>
          </table:table-cell>
          <table:table-cell office:value-type="float" office:value="188.08" calcext:value-type="float">
            <text:p>188.08</text:p>
          </table:table-cell>
          <table:table-cell table:formula="of:=SUM([.E98:.F98])" office:value-type="float" office:value="189.70845" calcext:value-type="float">
            <text:p>189.70845</text:p>
          </table:table-cell>
          <table:table-cell table:formula="of:=[.D98]/[.G98]" office:value-type="float" office:value="0.896111902237354" calcext:value-type="float">
            <text:p>0.90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8" calcext:value-type="float">
            <text:p>8</text:p>
          </table:table-cell>
          <table:table-cell office:value-type="float" office:value="163" calcext:value-type="float">
            <text:p>163</text:p>
          </table:table-cell>
          <table:table-cell office:value-type="float" office:value="1.67751" calcext:value-type="float">
            <text:p>1.67751</text:p>
          </table:table-cell>
          <table:table-cell office:value-type="float" office:value="185.713" calcext:value-type="float">
            <text:p>185.713</text:p>
          </table:table-cell>
          <table:table-cell table:formula="of:=SUM([.E99:.F99])" office:value-type="float" office:value="187.39051" calcext:value-type="float">
            <text:p>187.39051</text:p>
          </table:table-cell>
          <table:table-cell table:formula="of:=[.D99]/[.G99]" office:value-type="float" office:value="0.869841274245958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1.70937" calcext:value-type="float">
            <text:p>1.70937</text:p>
          </table:table-cell>
          <table:table-cell office:value-type="float" office:value="187.93" calcext:value-type="float">
            <text:p>187.93</text:p>
          </table:table-cell>
          <table:table-cell table:formula="of:=SUM([.E100:.F100])" office:value-type="float" office:value="189.63937" calcext:value-type="float">
            <text:p>189.63937</text:p>
          </table:table-cell>
          <table:table-cell table:formula="of:=[.D100]/[.G100]" office:value-type="float" office:value="0.785701829741366" calcext:value-type="float">
            <text:p>0.79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.61687" calcext:value-type="float">
            <text:p>1.61687</text:p>
          </table:table-cell>
          <table:table-cell office:value-type="float" office:value="11.2534" calcext:value-type="float">
            <text:p>11.2534</text:p>
          </table:table-cell>
          <table:table-cell table:formula="of:=SUM([.E101:.F101])" office:value-type="float" office:value="12.87027" calcext:value-type="float">
            <text:p>12.87027</text:p>
          </table:table-cell>
          <table:table-cell table:formula="of:=[.D101]/[.G101]" office:value-type="float" office:value="8.00294010925956" calcext:value-type="float">
            <text:p>8.00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1.59862" calcext:value-type="float">
            <text:p>1.59862</text:p>
          </table:table-cell>
          <table:table-cell office:value-type="float" office:value="12.5411" calcext:value-type="float">
            <text:p>12.5411</text:p>
          </table:table-cell>
          <table:table-cell table:formula="of:=SUM([.E102:.F102])" office:value-type="float" office:value="14.13972" calcext:value-type="float">
            <text:p>14.13972</text:p>
          </table:table-cell>
          <table:table-cell table:formula="of:=[.D102]/[.G102]" office:value-type="float" office:value="7.21372134667447" calcext:value-type="float">
            <text:p>7.21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office:value-type="float" office:value="1.66733" calcext:value-type="float">
            <text:p>1.66733</text:p>
          </table:table-cell>
          <table:table-cell office:value-type="float" office:value="10.9756" calcext:value-type="float">
            <text:p>10.9756</text:p>
          </table:table-cell>
          <table:table-cell table:formula="of:=SUM([.E103:.F103])" office:value-type="float" office:value="12.64293" calcext:value-type="float">
            <text:p>12.64293</text:p>
          </table:table-cell>
          <table:table-cell table:formula="of:=[.D103]/[.G103]" office:value-type="float" office:value="8.46322806501341" calcext:value-type="float">
            <text:p>8.46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1.62275" calcext:value-type="float">
            <text:p>1.62275</text:p>
          </table:table-cell>
          <table:table-cell office:value-type="float" office:value="10.9054" calcext:value-type="float">
            <text:p>10.9054</text:p>
          </table:table-cell>
          <table:table-cell table:formula="of:=SUM([.E104:.F104])" office:value-type="float" office:value="12.52815" calcext:value-type="float">
            <text:p>12.52815</text:p>
          </table:table-cell>
          <table:table-cell table:formula="of:=[.D104]/[.G104]" office:value-type="float" office:value="8.93986741857337" calcext:value-type="float">
            <text:p>8.94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1.85997" calcext:value-type="float">
            <text:p>1.85997</text:p>
          </table:table-cell>
          <table:table-cell office:value-type="float" office:value="12.8025" calcext:value-type="float">
            <text:p>12.8025</text:p>
          </table:table-cell>
          <table:table-cell table:formula="of:=SUM([.E105:.F105])" office:value-type="float" office:value="14.66247" calcext:value-type="float">
            <text:p>14.66247</text:p>
          </table:table-cell>
          <table:table-cell table:formula="of:=[.D105]/[.G105]" office:value-type="float" office:value="6.47912664100933" calcext:value-type="float">
            <text:p>6.48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.70294" calcext:value-type="float">
            <text:p>1.70294</text:p>
          </table:table-cell>
          <table:table-cell office:value-type="float" office:value="13.589" calcext:value-type="float">
            <text:p>13.589</text:p>
          </table:table-cell>
          <table:table-cell table:formula="of:=SUM([.E106:.F106])" office:value-type="float" office:value="15.29194" calcext:value-type="float">
            <text:p>15.29194</text:p>
          </table:table-cell>
          <table:table-cell table:formula="of:=[.D106]/[.G106]" office:value-type="float" office:value="5.75466552968426" calcext:value-type="float">
            <text:p>5.75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1.67181" calcext:value-type="float">
            <text:p>1.67181</text:p>
          </table:table-cell>
          <table:table-cell office:value-type="float" office:value="10.7453" calcext:value-type="float">
            <text:p>10.7453</text:p>
          </table:table-cell>
          <table:table-cell table:formula="of:=SUM([.E107:.F107])" office:value-type="float" office:value="12.41711" calcext:value-type="float">
            <text:p>12.41711</text:p>
          </table:table-cell>
          <table:table-cell table:formula="of:=[.D107]/[.G107]" office:value-type="float" office:value="8.29500584274441" calcext:value-type="float">
            <text:p>8.30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1.6536" calcext:value-type="float">
            <text:p>1.6536</text:p>
          </table:table-cell>
          <table:table-cell office:value-type="float" office:value="10.9886" calcext:value-type="float">
            <text:p>10.9886</text:p>
          </table:table-cell>
          <table:table-cell table:formula="of:=SUM([.E108:.F108])" office:value-type="float" office:value="12.6422" calcext:value-type="float">
            <text:p>12.6422</text:p>
          </table:table-cell>
          <table:table-cell table:formula="of:=[.D108]/[.G108]" office:value-type="float" office:value="8.38461660154087" calcext:value-type="float">
            <text:p>8.38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1.99323" calcext:value-type="float">
            <text:p>1.99323</text:p>
          </table:table-cell>
          <table:table-cell office:value-type="float" office:value="11.7879" calcext:value-type="float">
            <text:p>11.7879</text:p>
          </table:table-cell>
          <table:table-cell table:formula="of:=SUM([.E109:.F109])" office:value-type="float" office:value="13.78113" calcext:value-type="float">
            <text:p>13.78113</text:p>
          </table:table-cell>
          <table:table-cell table:formula="of:=[.D109]/[.G109]" office:value-type="float" office:value="6.89348406117641" calcext:value-type="float">
            <text:p>6.89</text:p>
          </table:table-cell>
          <table:table-cell/>
        </table:table-row>
        <table:table-row table:style-name="ro1">
          <table:table-cell table:style-name="ce10" office:value-type="string" calcext:value-type="string">
            <text:p>FAST</text:p>
          </table:table-cell>
          <table:table-cell table:style-name="ce10" office:value-type="string" calcext:value-type="string">
            <text:p>BRIEF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1.71297" calcext:value-type="float">
            <text:p>1.71297</text:p>
          </table:table-cell>
          <table:table-cell table:style-name="ce10" office:value-type="float" office:value="1.05908" calcext:value-type="float">
            <text:p>1.05908</text:p>
          </table:table-cell>
          <table:table-cell table:style-name="ce10" table:formula="of:=SUM([.E110:.F110])" office:value-type="float" office:value="2.77205" calcext:value-type="float">
            <text:p>2.77205</text:p>
          </table:table-cell>
          <table:table-cell table:style-name="ce13" table:formula="of:=[.D110]/[.G110]" office:value-type="float" office:value="35.7136415288325" calcext:value-type="float">
            <text:p>35.71</text:p>
          </table:table-cell>
          <table:table-cell table:formula="of:=AVERAGE([.H110:.H118])" office:value-type="float" office:value="35.4021999575835" calcext:value-type="float">
            <text:p>35.4021999575835</text:p>
          </table:table-cell>
        </table:table-row>
        <table:table-row table:style-name="ro1">
          <table:table-cell table:style-name="ce10" office:value-type="string" calcext:value-type="string">
            <text:p>FAST</text:p>
          </table:table-cell>
          <table:table-cell table:style-name="ce10" office:value-type="string" calcext:value-type="string">
            <text:p>BRIEF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1.63531" calcext:value-type="float">
            <text:p>1.63531</text:p>
          </table:table-cell>
          <table:table-cell table:style-name="ce10" office:value-type="float" office:value="0.983376" calcext:value-type="float">
            <text:p>0.983376</text:p>
          </table:table-cell>
          <table:table-cell table:style-name="ce10" table:formula="of:=SUM([.E111:.F111])" office:value-type="float" office:value="2.618686" calcext:value-type="float">
            <text:p>2.618686</text:p>
          </table:table-cell>
          <table:table-cell table:style-name="ce13" table:formula="of:=[.D111]/[.G111]" office:value-type="float" office:value="36.277736238709" calcext:value-type="float">
            <text:p>36.28</text:p>
          </table:table-cell>
          <table:table-cell/>
        </table:table-row>
        <table:table-row table:style-name="ro1">
          <table:table-cell table:style-name="ce10" office:value-type="string" calcext:value-type="string">
            <text:p>FAST</text:p>
          </table:table-cell>
          <table:table-cell table:style-name="ce10" office:value-type="string" calcext:value-type="string">
            <text:p>BRIEF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1.68805" calcext:value-type="float">
            <text:p>1.68805</text:p>
          </table:table-cell>
          <table:table-cell table:style-name="ce10" office:value-type="float" office:value="1.17722" calcext:value-type="float">
            <text:p>1.17722</text:p>
          </table:table-cell>
          <table:table-cell table:style-name="ce10" table:formula="of:=SUM([.E112:.F112])" office:value-type="float" office:value="2.86527" calcext:value-type="float">
            <text:p>2.86527</text:p>
          </table:table-cell>
          <table:table-cell table:style-name="ce13" table:formula="of:=[.D112]/[.G112]" office:value-type="float" office:value="36.6457611324587" calcext:value-type="float">
            <text:p>36.65</text:p>
          </table:table-cell>
          <table:table-cell/>
        </table:table-row>
        <table:table-row table:style-name="ro1">
          <table:table-cell table:style-name="ce10" office:value-type="string" calcext:value-type="string">
            <text:p>FAST</text:p>
          </table:table-cell>
          <table:table-cell table:style-name="ce10" office:value-type="string" calcext:value-type="string">
            <text:p>BRIEF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92" calcext:value-type="float">
            <text:p>92</text:p>
          </table:table-cell>
          <table:table-cell table:style-name="ce10" office:value-type="float" office:value="1.62871" calcext:value-type="float">
            <text:p>1.62871</text:p>
          </table:table-cell>
          <table:table-cell table:style-name="ce10" office:value-type="float" office:value="0.970183" calcext:value-type="float">
            <text:p>0.970183</text:p>
          </table:table-cell>
          <table:table-cell table:style-name="ce10" table:formula="of:=SUM([.E113:.F113])" office:value-type="float" office:value="2.598893" calcext:value-type="float">
            <text:p>2.598893</text:p>
          </table:table-cell>
          <table:table-cell table:style-name="ce13" table:formula="of:=[.D113]/[.G113]" office:value-type="float" office:value="35.3996874823242" calcext:value-type="float">
            <text:p>35.40</text:p>
          </table:table-cell>
          <table:table-cell/>
        </table:table-row>
        <table:table-row table:style-name="ro1">
          <table:table-cell table:style-name="ce10" office:value-type="string" calcext:value-type="string">
            <text:p>FAST</text:p>
          </table:table-cell>
          <table:table-cell table:style-name="ce10" office:value-type="string" calcext:value-type="string">
            <text:p>BRIEF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.60923" calcext:value-type="float">
            <text:p>1.60923</text:p>
          </table:table-cell>
          <table:table-cell table:style-name="ce10" office:value-type="float" office:value="0.982321" calcext:value-type="float">
            <text:p>0.982321</text:p>
          </table:table-cell>
          <table:table-cell table:style-name="ce10" table:formula="of:=SUM([.E114:.F114])" office:value-type="float" office:value="2.591551" calcext:value-type="float">
            <text:p>2.591551</text:p>
          </table:table-cell>
          <table:table-cell table:style-name="ce13" table:formula="of:=[.D114]/[.G114]" office:value-type="float" office:value="42.4456242613014" calcext:value-type="float">
            <text:p>42.45</text:p>
          </table:table-cell>
          <table:table-cell/>
        </table:table-row>
        <table:table-row table:style-name="ro1">
          <table:table-cell table:style-name="ce10" office:value-type="string" calcext:value-type="string">
            <text:p>FAST</text:p>
          </table:table-cell>
          <table:table-cell table:style-name="ce10" office:value-type="string" calcext:value-type="string">
            <text:p>BRIEF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7" calcext:value-type="float">
            <text:p>87</text:p>
          </table:table-cell>
          <table:table-cell table:style-name="ce10" office:value-type="float" office:value="1.42809" calcext:value-type="float">
            <text:p>1.42809</text:p>
          </table:table-cell>
          <table:table-cell table:style-name="ce10" office:value-type="float" office:value="1.09428" calcext:value-type="float">
            <text:p>1.09428</text:p>
          </table:table-cell>
          <table:table-cell table:style-name="ce10" table:formula="of:=SUM([.E115:.F115])" office:value-type="float" office:value="2.52237" calcext:value-type="float">
            <text:p>2.52237</text:p>
          </table:table-cell>
          <table:table-cell table:style-name="ce13" table:formula="of:=[.D115]/[.G115]" office:value-type="float" office:value="34.4913712104093" calcext:value-type="float">
            <text:p>34.49</text:p>
          </table:table-cell>
          <table:table-cell/>
        </table:table-row>
        <table:table-row table:style-name="ro1">
          <table:table-cell table:style-name="ce10" office:value-type="string" calcext:value-type="string">
            <text:p>FAST</text:p>
          </table:table-cell>
          <table:table-cell table:style-name="ce10" office:value-type="string" calcext:value-type="string">
            <text:p>BRIEF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float" office:value="1.62436" calcext:value-type="float">
            <text:p>1.62436</text:p>
          </table:table-cell>
          <table:table-cell table:style-name="ce10" office:value-type="float" office:value="1.05303" calcext:value-type="float">
            <text:p>1.05303</text:p>
          </table:table-cell>
          <table:table-cell table:style-name="ce10" table:formula="of:=SUM([.E116:.F116])" office:value-type="float" office:value="2.67739" calcext:value-type="float">
            <text:p>2.67739</text:p>
          </table:table-cell>
          <table:table-cell table:style-name="ce13" table:formula="of:=[.D116]/[.G116]" office:value-type="float" office:value="35.1088186629516" calcext:value-type="float">
            <text:p>35.11</text:p>
          </table:table-cell>
          <table:table-cell/>
        </table:table-row>
        <table:table-row table:style-name="ro1">
          <table:table-cell table:style-name="ce10" office:value-type="string" calcext:value-type="string">
            <text:p>FAST</text:p>
          </table:table-cell>
          <table:table-cell table:style-name="ce10" office:value-type="string" calcext:value-type="string">
            <text:p>BRIEF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1.86239" calcext:value-type="float">
            <text:p>1.86239</text:p>
          </table:table-cell>
          <table:table-cell table:style-name="ce10" office:value-type="float" office:value="1.08346" calcext:value-type="float">
            <text:p>1.08346</text:p>
          </table:table-cell>
          <table:table-cell table:style-name="ce10" table:formula="of:=SUM([.E117:.F117])" office:value-type="float" office:value="2.94585" calcext:value-type="float">
            <text:p>2.94585</text:p>
          </table:table-cell>
          <table:table-cell table:style-name="ce13" table:formula="of:=[.D117]/[.G117]" office:value-type="float" office:value="30.8909143371183" calcext:value-type="float">
            <text:p>30.89</text:p>
          </table:table-cell>
          <table:table-cell/>
        </table:table-row>
        <table:table-row table:style-name="ro1">
          <table:table-cell table:style-name="ce10" office:value-type="string" calcext:value-type="string">
            <text:p>FAST</text:p>
          </table:table-cell>
          <table:table-cell table:style-name="ce10" office:value-type="string" calcext:value-type="string">
            <text:p>BRIEF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1.8341" calcext:value-type="float">
            <text:p>1.8341</text:p>
          </table:table-cell>
          <table:table-cell table:style-name="ce10" office:value-type="float" office:value="0.97824" calcext:value-type="float">
            <text:p>0.97824</text:p>
          </table:table-cell>
          <table:table-cell table:style-name="ce10" table:formula="of:=SUM([.E118:.F118])" office:value-type="float" office:value="2.81234" calcext:value-type="float">
            <text:p>2.81234</text:p>
          </table:table-cell>
          <table:table-cell table:style-name="ce13" table:formula="of:=[.D118]/[.G118]" office:value-type="float" office:value="31.6462447641466" calcext:value-type="float">
            <text:p>31.65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1.67796" calcext:value-type="float">
            <text:p>1.67796</text:p>
          </table:table-cell>
          <table:table-cell office:value-type="float" office:value="28.8741" calcext:value-type="float">
            <text:p>28.8741</text:p>
          </table:table-cell>
          <table:table-cell table:formula="of:=SUM([.E119:.F119])" office:value-type="float" office:value="30.55206" calcext:value-type="float">
            <text:p>30.55206</text:p>
          </table:table-cell>
          <table:table-cell table:formula="of:=[.D119]/[.G119]" office:value-type="float" office:value="5.49881088214674" calcext:value-type="float">
            <text:p>5.50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1.63998" calcext:value-type="float">
            <text:p>1.63998</text:p>
          </table:table-cell>
          <table:table-cell office:value-type="float" office:value="27.5707" calcext:value-type="float">
            <text:p>27.5707</text:p>
          </table:table-cell>
          <table:table-cell table:formula="of:=SUM([.E120:.F120])" office:value-type="float" office:value="29.21068" calcext:value-type="float">
            <text:p>29.21068</text:p>
          </table:table-cell>
          <table:table-cell table:formula="of:=[.D120]/[.G120]" office:value-type="float" office:value="6.16212974158767" calcext:value-type="float">
            <text:p>6.16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office:value-type="float" office:value="1.63312" calcext:value-type="float">
            <text:p>1.63312</text:p>
          </table:table-cell>
          <table:table-cell office:value-type="float" office:value="27.7436" calcext:value-type="float">
            <text:p>27.7436</text:p>
          </table:table-cell>
          <table:table-cell table:formula="of:=SUM([.E121:.F121])" office:value-type="float" office:value="29.37672" calcext:value-type="float">
            <text:p>29.37672</text:p>
          </table:table-cell>
          <table:table-cell table:formula="of:=[.D121]/[.G121]" office:value-type="float" office:value="5.8209357613784" calcext:value-type="float">
            <text:p>5.82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4" calcext:value-type="float">
            <text:p>4</text:p>
          </table:table-cell>
          <table:table-cell office:value-type="float" office:value="168" calcext:value-type="float">
            <text:p>168</text:p>
          </table:table-cell>
          <table:table-cell office:value-type="float" office:value="1.66973" calcext:value-type="float">
            <text:p>1.66973</text:p>
          </table:table-cell>
          <table:table-cell office:value-type="float" office:value="27.6406" calcext:value-type="float">
            <text:p>27.6406</text:p>
          </table:table-cell>
          <table:table-cell table:formula="of:=SUM([.E122:.F122])" office:value-type="float" office:value="29.31033" calcext:value-type="float">
            <text:p>29.31033</text:p>
          </table:table-cell>
          <table:table-cell table:formula="of:=[.D122]/[.G122]" office:value-type="float" office:value="5.73176760548244" calcext:value-type="float">
            <text:p>5.73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float" office:value="1.67772" calcext:value-type="float">
            <text:p>1.67772</text:p>
          </table:table-cell>
          <table:table-cell office:value-type="float" office:value="28.6227" calcext:value-type="float">
            <text:p>28.6227</text:p>
          </table:table-cell>
          <table:table-cell table:formula="of:=SUM([.E123:.F123])" office:value-type="float" office:value="30.30042" calcext:value-type="float">
            <text:p>30.30042</text:p>
          </table:table-cell>
          <table:table-cell table:formula="of:=[.D123]/[.G123]" office:value-type="float" office:value="5.11544064405708" calcext:value-type="float">
            <text:p>5.12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 office:value-type="float" office:value="1.62354" calcext:value-type="float">
            <text:p>1.62354</text:p>
          </table:table-cell>
          <table:table-cell office:value-type="float" office:value="28.3984" calcext:value-type="float">
            <text:p>28.3984</text:p>
          </table:table-cell>
          <table:table-cell table:formula="of:=SUM([.E124:.F124])" office:value-type="float" office:value="30.02194" calcext:value-type="float">
            <text:p>30.02194</text:p>
          </table:table-cell>
          <table:table-cell table:formula="of:=[.D124]/[.G124]" office:value-type="float" office:value="4.96303703225041" calcext:value-type="float">
            <text:p>4.96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7" calcext:value-type="float">
            <text:p>7</text:p>
          </table:table-cell>
          <table:table-cell office:value-type="float" office:value="167" calcext:value-type="float">
            <text:p>167</text:p>
          </table:table-cell>
          <table:table-cell office:value-type="float" office:value="1.52613" calcext:value-type="float">
            <text:p>1.52613</text:p>
          </table:table-cell>
          <table:table-cell office:value-type="float" office:value="27.8639" calcext:value-type="float">
            <text:p>27.8639</text:p>
          </table:table-cell>
          <table:table-cell table:formula="of:=SUM([.E125:.F125])" office:value-type="float" office:value="29.39003" calcext:value-type="float">
            <text:p>29.39003</text:p>
          </table:table-cell>
          <table:table-cell table:formula="of:=[.D125]/[.G125]" office:value-type="float" office:value="5.68219903144025" calcext:value-type="float">
            <text:p>5.68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  <table:table-cell office:value-type="float" office:value="1.67959" calcext:value-type="float">
            <text:p>1.67959</text:p>
          </table:table-cell>
          <table:table-cell office:value-type="float" office:value="27.7983" calcext:value-type="float">
            <text:p>27.7983</text:p>
          </table:table-cell>
          <table:table-cell table:formula="of:=SUM([.E126:.F126])" office:value-type="float" office:value="29.47789" calcext:value-type="float">
            <text:p>29.47789</text:p>
          </table:table-cell>
          <table:table-cell table:formula="of:=[.D126]/[.G126]" office:value-type="float" office:value="5.19033078690503" calcext:value-type="float">
            <text:p>5.19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1.67603" calcext:value-type="float">
            <text:p>1.67603</text:p>
          </table:table-cell>
          <table:table-cell office:value-type="float" office:value="27.8962" calcext:value-type="float">
            <text:p>27.8962</text:p>
          </table:table-cell>
          <table:table-cell table:formula="of:=SUM([.E127:.F127])" office:value-type="float" office:value="29.57223" calcext:value-type="float">
            <text:p>29.57223</text:p>
          </table:table-cell>
          <table:table-cell table:formula="of:=[.D127]/[.G127]" office:value-type="float" office:value="5.03851079205051" calcext:value-type="float">
            <text:p>5.04</text:p>
          </table:table-cell>
          <table:table-cell/>
        </table:table-row>
        <table:table-row table:style-name="ro1">
          <table:table-cell table:style-name="ce10" office:value-type="string" calcext:value-type="string">
            <text:p>FAST</text:p>
          </table:table-cell>
          <table:table-cell table:style-name="ce10" office:value-type="string" calcext:value-type="string">
            <text:p>ORB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12" calcext:value-type="float">
            <text:p>112</text:p>
          </table:table-cell>
          <table:table-cell table:style-name="ce10" office:value-type="float" office:value="1.6493" calcext:value-type="float">
            <text:p>1.6493</text:p>
          </table:table-cell>
          <table:table-cell table:style-name="ce10" office:value-type="float" office:value="1.0681" calcext:value-type="float">
            <text:p>1.0681</text:p>
          </table:table-cell>
          <table:table-cell table:style-name="ce10" table:formula="of:=SUM([.E128:.F128])" office:value-type="float" office:value="2.7174" calcext:value-type="float">
            <text:p>2.7174</text:p>
          </table:table-cell>
          <table:table-cell table:style-name="ce13" table:formula="of:=[.D128]/[.G128]" office:value-type="float" office:value="41.2158681092221" calcext:value-type="float">
            <text:p>41.22</text:p>
          </table:table-cell>
          <table:table-cell table:formula="of:=AVERAGE([.H128:.H136])" office:value-type="float" office:value="37.7197311613146" calcext:value-type="float">
            <text:p>37.7197311613146</text:p>
          </table:table-cell>
        </table:table-row>
        <table:table-row table:style-name="ro1">
          <table:table-cell table:style-name="ce10" office:value-type="string" calcext:value-type="string">
            <text:p>FAST</text:p>
          </table:table-cell>
          <table:table-cell table:style-name="ce10" office:value-type="string" calcext:value-type="string">
            <text:p>ORB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19" calcext:value-type="float">
            <text:p>119</text:p>
          </table:table-cell>
          <table:table-cell table:style-name="ce10" office:value-type="float" office:value="1.60514" calcext:value-type="float">
            <text:p>1.60514</text:p>
          </table:table-cell>
          <table:table-cell table:style-name="ce10" office:value-type="float" office:value="1.11269" calcext:value-type="float">
            <text:p>1.11269</text:p>
          </table:table-cell>
          <table:table-cell table:style-name="ce10" table:formula="of:=SUM([.E129:.F129])" office:value-type="float" office:value="2.71783" calcext:value-type="float">
            <text:p>2.71783</text:p>
          </table:table-cell>
          <table:table-cell table:style-name="ce13" table:formula="of:=[.D129]/[.G129]" office:value-type="float" office:value="43.7849313606811" calcext:value-type="float">
            <text:p>43.78</text:p>
          </table:table-cell>
          <table:table-cell/>
        </table:table-row>
        <table:table-row table:style-name="ro1">
          <table:table-cell table:style-name="ce10" office:value-type="string" calcext:value-type="string">
            <text:p>FAST</text:p>
          </table:table-cell>
          <table:table-cell table:style-name="ce10" office:value-type="string" calcext:value-type="string">
            <text:p>ORB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06" calcext:value-type="float">
            <text:p>106</text:p>
          </table:table-cell>
          <table:table-cell table:style-name="ce10" office:value-type="float" office:value="1.60718" calcext:value-type="float">
            <text:p>1.60718</text:p>
          </table:table-cell>
          <table:table-cell table:style-name="ce10" office:value-type="float" office:value="1.00388" calcext:value-type="float">
            <text:p>1.00388</text:p>
          </table:table-cell>
          <table:table-cell table:style-name="ce10" table:formula="of:=SUM([.E130:.F130])" office:value-type="float" office:value="2.61106" calcext:value-type="float">
            <text:p>2.61106</text:p>
          </table:table-cell>
          <table:table-cell table:style-name="ce13" table:formula="of:=[.D130]/[.G130]" office:value-type="float" office:value="40.5965393365147" calcext:value-type="float">
            <text:p>40.60</text:p>
          </table:table-cell>
          <table:table-cell/>
        </table:table-row>
        <table:table-row table:style-name="ro1">
          <table:table-cell table:style-name="ce10" office:value-type="string" calcext:value-type="string">
            <text:p>FAST</text:p>
          </table:table-cell>
          <table:table-cell table:style-name="ce10" office:value-type="string" calcext:value-type="string">
            <text:p>ORB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1.61578" calcext:value-type="float">
            <text:p>1.61578</text:p>
          </table:table-cell>
          <table:table-cell table:style-name="ce10" office:value-type="float" office:value="1.0373" calcext:value-type="float">
            <text:p>1.0373</text:p>
          </table:table-cell>
          <table:table-cell table:style-name="ce10" table:formula="of:=SUM([.E131:.F131])" office:value-type="float" office:value="2.65308" calcext:value-type="float">
            <text:p>2.65308</text:p>
          </table:table-cell>
          <table:table-cell table:style-name="ce13" table:formula="of:=[.D131]/[.G131]" office:value-type="float" office:value="38.445881767606" calcext:value-type="float">
            <text:p>38.45</text:p>
          </table:table-cell>
          <table:table-cell/>
        </table:table-row>
        <table:table-row table:style-name="ro1">
          <table:table-cell table:style-name="ce10" office:value-type="string" calcext:value-type="string">
            <text:p>FAST</text:p>
          </table:table-cell>
          <table:table-cell table:style-name="ce10" office:value-type="string" calcext:value-type="string">
            <text:p>ORB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3" calcext:value-type="float">
            <text:p>103</text:p>
          </table:table-cell>
          <table:table-cell table:style-name="ce10" office:value-type="float" office:value="1.63821" calcext:value-type="float">
            <text:p>1.63821</text:p>
          </table:table-cell>
          <table:table-cell table:style-name="ce10" office:value-type="float" office:value="1.00339" calcext:value-type="float">
            <text:p>1.00339</text:p>
          </table:table-cell>
          <table:table-cell table:style-name="ce10" table:formula="of:=SUM([.E132:.F132])" office:value-type="float" office:value="2.6416" calcext:value-type="float">
            <text:p>2.6416</text:p>
          </table:table-cell>
          <table:table-cell table:style-name="ce13" table:formula="of:=[.D132]/[.G132]" office:value-type="float" office:value="38.9915202907329" calcext:value-type="float">
            <text:p>38.99</text:p>
          </table:table-cell>
          <table:table-cell/>
        </table:table-row>
        <table:table-row table:style-name="ro1">
          <table:table-cell table:style-name="ce10" office:value-type="string" calcext:value-type="string">
            <text:p>FAST</text:p>
          </table:table-cell>
          <table:table-cell table:style-name="ce10" office:value-type="string" calcext:value-type="string">
            <text:p>ORB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1.8607" calcext:value-type="float">
            <text:p>1.8607</text:p>
          </table:table-cell>
          <table:table-cell table:style-name="ce10" office:value-type="float" office:value="1.03681" calcext:value-type="float">
            <text:p>1.03681</text:p>
          </table:table-cell>
          <table:table-cell table:style-name="ce10" table:formula="of:=SUM([.E133:.F133])" office:value-type="float" office:value="2.89751" calcext:value-type="float">
            <text:p>2.89751</text:p>
          </table:table-cell>
          <table:table-cell table:style-name="ce13" table:formula="of:=[.D133]/[.G133]" office:value-type="float" office:value="34.1672677574883" calcext:value-type="float">
            <text:p>34.17</text:p>
          </table:table-cell>
          <table:table-cell/>
        </table:table-row>
        <table:table-row table:style-name="ro1">
          <table:table-cell table:style-name="ce10" office:value-type="string" calcext:value-type="string">
            <text:p>FAST</text:p>
          </table:table-cell>
          <table:table-cell table:style-name="ce10" office:value-type="string" calcext:value-type="string">
            <text:p>ORB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1.76072" calcext:value-type="float">
            <text:p>1.76072</text:p>
          </table:table-cell>
          <table:table-cell table:style-name="ce10" office:value-type="float" office:value="0.993674" calcext:value-type="float">
            <text:p>0.993674</text:p>
          </table:table-cell>
          <table:table-cell table:style-name="ce10" table:formula="of:=SUM([.E134:.F134])" office:value-type="float" office:value="2.754394" calcext:value-type="float">
            <text:p>2.754394</text:p>
          </table:table-cell>
          <table:table-cell table:style-name="ce13" table:formula="of:=[.D134]/[.G134]" office:value-type="float" office:value="34.4903452447253" calcext:value-type="float">
            <text:p>34.49</text:p>
          </table:table-cell>
          <table:table-cell/>
        </table:table-row>
        <table:table-row table:style-name="ro1">
          <table:table-cell table:style-name="ce10" office:value-type="string" calcext:value-type="string">
            <text:p>FAST</text:p>
          </table:table-cell>
          <table:table-cell table:style-name="ce10" office:value-type="string" calcext:value-type="string">
            <text:p>ORB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04" calcext:value-type="float">
            <text:p>104</text:p>
          </table:table-cell>
          <table:table-cell table:style-name="ce10" office:value-type="float" office:value="1.78128" calcext:value-type="float">
            <text:p>1.78128</text:p>
          </table:table-cell>
          <table:table-cell table:style-name="ce10" office:value-type="float" office:value="1.09057" calcext:value-type="float">
            <text:p>1.09057</text:p>
          </table:table-cell>
          <table:table-cell table:style-name="ce10" table:formula="of:=SUM([.E135:.F135])" office:value-type="float" office:value="2.87185" calcext:value-type="float">
            <text:p>2.87185</text:p>
          </table:table-cell>
          <table:table-cell table:style-name="ce13" table:formula="of:=[.D135]/[.G135]" office:value-type="float" office:value="36.2135905426815" calcext:value-type="float">
            <text:p>36.21</text:p>
          </table:table-cell>
          <table:table-cell/>
        </table:table-row>
        <table:table-row table:style-name="ro1">
          <table:table-cell table:style-name="ce10" office:value-type="string" calcext:value-type="string">
            <text:p>FAST</text:p>
          </table:table-cell>
          <table:table-cell table:style-name="ce10" office:value-type="string" calcext:value-type="string">
            <text:p>ORB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1.68067" calcext:value-type="float">
            <text:p>1.68067</text:p>
          </table:table-cell>
          <table:table-cell table:style-name="ce10" office:value-type="float" office:value="1.01162" calcext:value-type="float">
            <text:p>1.01162</text:p>
          </table:table-cell>
          <table:table-cell table:style-name="ce10" table:formula="of:=SUM([.E136:.F136])" office:value-type="float" office:value="2.69229" calcext:value-type="float">
            <text:p>2.69229</text:p>
          </table:table-cell>
          <table:table-cell table:style-name="ce13" table:formula="of:=[.D136]/[.G136]" office:value-type="float" office:value="31.5716360421797" calcext:value-type="float">
            <text:p>31.5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212.454" calcext:value-type="float">
            <text:p>212.454</text:p>
          </table:table-cell>
          <table:table-cell office:value-type="float" office:value="182.979" calcext:value-type="float">
            <text:p>182.979</text:p>
          </table:table-cell>
          <table:table-cell table:formula="of:=SUM([.E137:.F137])" office:value-type="float" office:value="395.433" calcext:value-type="float">
            <text:p>395.433</text:p>
          </table:table-cell>
          <table:table-cell table:formula="of:=[.D137]/[.G137]" office:value-type="float" office:value="0.235185227333075" calcext:value-type="float">
            <text:p>0.2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214.903" calcext:value-type="float">
            <text:p>214.903</text:p>
          </table:table-cell>
          <table:table-cell office:value-type="float" office:value="185.789" calcext:value-type="float">
            <text:p>185.789</text:p>
          </table:table-cell>
          <table:table-cell table:formula="of:=SUM([.E138:.F138])" office:value-type="float" office:value="400.692" calcext:value-type="float">
            <text:p>400.692</text:p>
          </table:table-cell>
          <table:table-cell table:formula="of:=[.D138]/[.G138]" office:value-type="float" office:value="0.264542341748775" calcext:value-type="float">
            <text:p>0.2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211.723" calcext:value-type="float">
            <text:p>211.723</text:p>
          </table:table-cell>
          <table:table-cell office:value-type="float" office:value="185.982" calcext:value-type="float">
            <text:p>185.982</text:p>
          </table:table-cell>
          <table:table-cell table:formula="of:=SUM([.E139:.F139])" office:value-type="float" office:value="397.705" calcext:value-type="float">
            <text:p>397.705</text:p>
          </table:table-cell>
          <table:table-cell table:formula="of:=[.D139]/[.G139]" office:value-type="float" office:value="0.314303315271369" calcext:value-type="float">
            <text:p>0.3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215.288" calcext:value-type="float">
            <text:p>215.288</text:p>
          </table:table-cell>
          <table:table-cell office:value-type="float" office:value="186.86" calcext:value-type="float">
            <text:p>186.86</text:p>
          </table:table-cell>
          <table:table-cell table:formula="of:=SUM([.E140:.F140])" office:value-type="float" office:value="402.148" calcext:value-type="float">
            <text:p>402.148</text:p>
          </table:table-cell>
          <table:table-cell table:formula="of:=[.D140]/[.G140]" office:value-type="float" office:value="0.251151317425425" calcext:value-type="float">
            <text:p>0.2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214.932" calcext:value-type="float">
            <text:p>214.932</text:p>
          </table:table-cell>
          <table:table-cell office:value-type="float" office:value="184.96" calcext:value-type="float">
            <text:p>184.96</text:p>
          </table:table-cell>
          <table:table-cell table:formula="of:=SUM([.E141:.F141])" office:value-type="float" office:value="399.892" calcext:value-type="float">
            <text:p>399.892</text:p>
          </table:table-cell>
          <table:table-cell table:formula="of:=[.D141]/[.G141]" office:value-type="float" office:value="0.307583047422804" calcext:value-type="float">
            <text:p>0.3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214.24" calcext:value-type="float">
            <text:p>214.24</text:p>
          </table:table-cell>
          <table:table-cell office:value-type="float" office:value="186.132" calcext:value-type="float">
            <text:p>186.132</text:p>
          </table:table-cell>
          <table:table-cell table:formula="of:=SUM([.E142:.F142])" office:value-type="float" office:value="400.372" calcext:value-type="float">
            <text:p>400.372</text:p>
          </table:table-cell>
          <table:table-cell table:formula="of:=[.D142]/[.G142]" office:value-type="float" office:value="0.227288621581929" calcext:value-type="float">
            <text:p>0.2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7" calcext:value-type="float">
            <text:p>7</text:p>
          </table:table-cell>
          <table:table-cell office:value-type="float" office:value="116" calcext:value-type="float">
            <text:p>116</text:p>
          </table:table-cell>
          <table:table-cell office:value-type="float" office:value="215.934" calcext:value-type="float">
            <text:p>215.934</text:p>
          </table:table-cell>
          <table:table-cell office:value-type="float" office:value="186.034" calcext:value-type="float">
            <text:p>186.034</text:p>
          </table:table-cell>
          <table:table-cell table:formula="of:=SUM([.E143:.F143])" office:value-type="float" office:value="401.968" calcext:value-type="float">
            <text:p>401.968</text:p>
          </table:table-cell>
          <table:table-cell table:formula="of:=[.D143]/[.G143]" office:value-type="float" office:value="0.288580185487402" calcext:value-type="float">
            <text:p>0.2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215.052" calcext:value-type="float">
            <text:p>215.052</text:p>
          </table:table-cell>
          <table:table-cell office:value-type="float" office:value="188.956" calcext:value-type="float">
            <text:p>188.956</text:p>
          </table:table-cell>
          <table:table-cell table:formula="of:=SUM([.E144:.F144])" office:value-type="float" office:value="404.008" calcext:value-type="float">
            <text:p>404.008</text:p>
          </table:table-cell>
          <table:table-cell table:formula="of:=[.D144]/[.G144]" office:value-type="float" office:value="0.249995049602978" calcext:value-type="float">
            <text:p>0.2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215.376" calcext:value-type="float">
            <text:p>215.376</text:p>
          </table:table-cell>
          <table:table-cell office:value-type="float" office:value="185.329" calcext:value-type="float">
            <text:p>185.329</text:p>
          </table:table-cell>
          <table:table-cell table:formula="of:=SUM([.E145:.F145])" office:value-type="float" office:value="400.705" calcext:value-type="float">
            <text:p>400.705</text:p>
          </table:table-cell>
          <table:table-cell table:formula="of:=[.D145]/[.G145]" office:value-type="float" office:value="0.204639323192873" calcext:value-type="float">
            <text:p>0.20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213.943" calcext:value-type="float">
            <text:p>213.943</text:p>
          </table:table-cell>
          <table:table-cell office:value-type="float" office:value="15.1966" calcext:value-type="float">
            <text:p>15.1966</text:p>
          </table:table-cell>
          <table:table-cell table:formula="of:=SUM([.E146:.F146])" office:value-type="float" office:value="229.1396" calcext:value-type="float">
            <text:p>229.1396</text:p>
          </table:table-cell>
          <table:table-cell table:formula="of:=[.D146]/[.G146]" office:value-type="float" office:value="0.357860448390414" calcext:value-type="float">
            <text:p>0.36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15.33" calcext:value-type="float">
            <text:p>215.33</text:p>
          </table:table-cell>
          <table:table-cell office:value-type="float" office:value="15.5791" calcext:value-type="float">
            <text:p>15.5791</text:p>
          </table:table-cell>
          <table:table-cell table:formula="of:=SUM([.E147:.F147])" office:value-type="float" office:value="230.9091" calcext:value-type="float">
            <text:p>230.9091</text:p>
          </table:table-cell>
          <table:table-cell table:formula="of:=[.D147]/[.G147]" office:value-type="float" office:value="0.385433055691612" calcext:value-type="float">
            <text:p>0.39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214.82" calcext:value-type="float">
            <text:p>214.82</text:p>
          </table:table-cell>
          <table:table-cell office:value-type="float" office:value="15.1406" calcext:value-type="float">
            <text:p>15.1406</text:p>
          </table:table-cell>
          <table:table-cell table:formula="of:=SUM([.E148:.F148])" office:value-type="float" office:value="229.9606" calcext:value-type="float">
            <text:p>229.9606</text:p>
          </table:table-cell>
          <table:table-cell table:formula="of:=[.D148]/[.G148]" office:value-type="float" office:value="0.49138852481686" calcext:value-type="float">
            <text:p>0.49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220.209" calcext:value-type="float">
            <text:p>220.209</text:p>
          </table:table-cell>
          <table:table-cell office:value-type="float" office:value="16.2907" calcext:value-type="float">
            <text:p>16.2907</text:p>
          </table:table-cell>
          <table:table-cell table:formula="of:=SUM([.E149:.F149])" office:value-type="float" office:value="236.4997" calcext:value-type="float">
            <text:p>236.4997</text:p>
          </table:table-cell>
          <table:table-cell table:formula="of:=[.D149]/[.G149]" office:value-type="float" office:value="0.397463506296202" calcext:value-type="float">
            <text:p>0.40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212.567" calcext:value-type="float">
            <text:p>212.567</text:p>
          </table:table-cell>
          <table:table-cell office:value-type="float" office:value="14.397" calcext:value-type="float">
            <text:p>14.397</text:p>
          </table:table-cell>
          <table:table-cell table:formula="of:=SUM([.E150:.F150])" office:value-type="float" office:value="226.964" calcext:value-type="float">
            <text:p>226.964</text:p>
          </table:table-cell>
          <table:table-cell table:formula="of:=[.D150]/[.G150]" office:value-type="float" office:value="0.555154121358453" calcext:value-type="float">
            <text:p>0.56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212.73" calcext:value-type="float">
            <text:p>212.73</text:p>
          </table:table-cell>
          <table:table-cell office:value-type="float" office:value="14.7061" calcext:value-type="float">
            <text:p>14.7061</text:p>
          </table:table-cell>
          <table:table-cell table:formula="of:=SUM([.E151:.F151])" office:value-type="float" office:value="227.4361" calcext:value-type="float">
            <text:p>227.4361</text:p>
          </table:table-cell>
          <table:table-cell table:formula="of:=[.D151]/[.G151]" office:value-type="float" office:value="0.369334507582569" calcext:value-type="float">
            <text:p>0.37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213.689" calcext:value-type="float">
            <text:p>213.689</text:p>
          </table:table-cell>
          <table:table-cell office:value-type="float" office:value="15.4295" calcext:value-type="float">
            <text:p>15.4295</text:p>
          </table:table-cell>
          <table:table-cell table:formula="of:=SUM([.E152:.F152])" office:value-type="float" office:value="229.1185" calcext:value-type="float">
            <text:p>229.1185</text:p>
          </table:table-cell>
          <table:table-cell table:formula="of:=[.D152]/[.G152]" office:value-type="float" office:value="0.414632602779784" calcext:value-type="float">
            <text:p>0.41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214.538" calcext:value-type="float">
            <text:p>214.538</text:p>
          </table:table-cell>
          <table:table-cell office:value-type="float" office:value="14.4791" calcext:value-type="float">
            <text:p>14.4791</text:p>
          </table:table-cell>
          <table:table-cell table:formula="of:=SUM([.E153:.F153])" office:value-type="float" office:value="229.0171" calcext:value-type="float">
            <text:p>229.0171</text:p>
          </table:table-cell>
          <table:table-cell table:formula="of:=[.D153]/[.G153]" office:value-type="float" office:value="0.419182672385599" calcext:value-type="float">
            <text:p>0.42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213.942" calcext:value-type="float">
            <text:p>213.942</text:p>
          </table:table-cell>
          <table:table-cell office:value-type="float" office:value="14.8954" calcext:value-type="float">
            <text:p>14.8954</text:p>
          </table:table-cell>
          <table:table-cell table:formula="of:=SUM([.E154:.F154])" office:value-type="float" office:value="228.8374" calcext:value-type="float">
            <text:p>228.8374</text:p>
          </table:table-cell>
          <table:table-cell table:formula="of:=[.D154]/[.G154]" office:value-type="float" office:value="0.362702949780062" calcext:value-type="float">
            <text:p>0.36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214.973" calcext:value-type="float">
            <text:p>214.973</text:p>
          </table:table-cell>
          <table:table-cell office:value-type="float" office:value="0.664745" calcext:value-type="float">
            <text:p>0.664745</text:p>
          </table:table-cell>
          <table:table-cell table:formula="of:=SUM([.E155:.F155])" office:value-type="float" office:value="215.637745" calcext:value-type="float">
            <text:p>215.637745</text:p>
          </table:table-cell>
          <table:table-cell table:formula="of:=[.D155]/[.G155]" office:value-type="float" office:value="0.398817006735069" calcext:value-type="float">
            <text:p>0.40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215.335" calcext:value-type="float">
            <text:p>215.335</text:p>
          </table:table-cell>
          <table:table-cell office:value-type="float" office:value="0.673591" calcext:value-type="float">
            <text:p>0.673591</text:p>
          </table:table-cell>
          <table:table-cell table:formula="of:=SUM([.E156:.F156])" office:value-type="float" office:value="216.008591" calcext:value-type="float">
            <text:p>216.008591</text:p>
          </table:table-cell>
          <table:table-cell table:formula="of:=[.D156]/[.G156]" office:value-type="float" office:value="0.356467303654603" calcext:value-type="float">
            <text:p>0.36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214.552" calcext:value-type="float">
            <text:p>214.552</text:p>
          </table:table-cell>
          <table:table-cell office:value-type="float" office:value="0.660481" calcext:value-type="float">
            <text:p>0.660481</text:p>
          </table:table-cell>
          <table:table-cell table:formula="of:=SUM([.E157:.F157])" office:value-type="float" office:value="215.212481" calcext:value-type="float">
            <text:p>215.212481</text:p>
          </table:table-cell>
          <table:table-cell table:formula="of:=[.D157]/[.G157]" office:value-type="float" office:value="0.450717354073902" calcext:value-type="float">
            <text:p>0.45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213.675" calcext:value-type="float">
            <text:p>213.675</text:p>
          </table:table-cell>
          <table:table-cell office:value-type="float" office:value="0.699197" calcext:value-type="float">
            <text:p>0.699197</text:p>
          </table:table-cell>
          <table:table-cell table:formula="of:=SUM([.E158:.F158])" office:value-type="float" office:value="214.374197" calcext:value-type="float">
            <text:p>214.374197</text:p>
          </table:table-cell>
          <table:table-cell table:formula="of:=[.D158]/[.G158]" office:value-type="float" office:value="0.457144569502457" calcext:value-type="float">
            <text:p>0.46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float" office:value="213.367" calcext:value-type="float">
            <text:p>213.367</text:p>
          </table:table-cell>
          <table:table-cell office:value-type="float" office:value="0.658178" calcext:value-type="float">
            <text:p>0.658178</text:p>
          </table:table-cell>
          <table:table-cell table:formula="of:=SUM([.E159:.F159])" office:value-type="float" office:value="214.025178" calcext:value-type="float">
            <text:p>214.025178</text:p>
          </table:table-cell>
          <table:table-cell table:formula="of:=[.D159]/[.G159]" office:value-type="float" office:value="0.532647612142157" calcext:value-type="float">
            <text:p>0.53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215.773" calcext:value-type="float">
            <text:p>215.773</text:p>
          </table:table-cell>
          <table:table-cell office:value-type="float" office:value="0.730324" calcext:value-type="float">
            <text:p>0.730324</text:p>
          </table:table-cell>
          <table:table-cell table:formula="of:=SUM([.E160:.F160])" office:value-type="float" office:value="216.503324" calcext:value-type="float">
            <text:p>216.503324</text:p>
          </table:table-cell>
          <table:table-cell table:formula="of:=[.D160]/[.G160]" office:value-type="float" office:value="0.378747071800154" calcext:value-type="float">
            <text:p>0.38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216.292" calcext:value-type="float">
            <text:p>216.292</text:p>
          </table:table-cell>
          <table:table-cell office:value-type="float" office:value="0.700299" calcext:value-type="float">
            <text:p>0.700299</text:p>
          </table:table-cell>
          <table:table-cell table:formula="of:=SUM([.E161:.F161])" office:value-type="float" office:value="216.992299" calcext:value-type="float">
            <text:p>216.992299</text:p>
          </table:table-cell>
          <table:table-cell table:formula="of:=[.D161]/[.G161]" office:value-type="float" office:value="0.377893595200814" calcext:value-type="float">
            <text:p>0.38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215.761" calcext:value-type="float">
            <text:p>215.761</text:p>
          </table:table-cell>
          <table:table-cell office:value-type="float" office:value="0.711603" calcext:value-type="float">
            <text:p>0.711603</text:p>
          </table:table-cell>
          <table:table-cell table:formula="of:=SUM([.E162:.F162])" office:value-type="float" office:value="216.472603" calcext:value-type="float">
            <text:p>216.472603</text:p>
          </table:table-cell>
          <table:table-cell table:formula="of:=[.D162]/[.G162]" office:value-type="float" office:value="0.383420344421137" calcext:value-type="float">
            <text:p>0.38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217.984" calcext:value-type="float">
            <text:p>217.984</text:p>
          </table:table-cell>
          <table:table-cell office:value-type="float" office:value="0.701801" calcext:value-type="float">
            <text:p>0.701801</text:p>
          </table:table-cell>
          <table:table-cell table:formula="of:=SUM([.E163:.F163])" office:value-type="float" office:value="218.685801" calcext:value-type="float">
            <text:p>218.685801</text:p>
          </table:table-cell>
          <table:table-cell table:formula="of:=[.D163]/[.G163]" office:value-type="float" office:value="0.379539959249572" calcext:value-type="float">
            <text:p>0.38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212.985" calcext:value-type="float">
            <text:p>212.985</text:p>
          </table:table-cell>
          <table:table-cell office:value-type="float" office:value="27.2137" calcext:value-type="float">
            <text:p>27.2137</text:p>
          </table:table-cell>
          <table:table-cell table:formula="of:=SUM([.E164:.F164])" office:value-type="float" office:value="240.1987" calcext:value-type="float">
            <text:p>240.1987</text:p>
          </table:table-cell>
          <table:table-cell table:formula="of:=[.D164]/[.G164]" office:value-type="float" office:value="0.341384029139208" calcext:value-type="float">
            <text:p>0.34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214.295" calcext:value-type="float">
            <text:p>214.295</text:p>
          </table:table-cell>
          <table:table-cell office:value-type="float" office:value="27.3653" calcext:value-type="float">
            <text:p>27.3653</text:p>
          </table:table-cell>
          <table:table-cell table:formula="of:=SUM([.E165:.F165])" office:value-type="float" office:value="241.6603" calcext:value-type="float">
            <text:p>241.6603</text:p>
          </table:table-cell>
          <table:table-cell table:formula="of:=[.D165]/[.G165]" office:value-type="float" office:value="0.343457324186058" calcext:value-type="float">
            <text:p>0.34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214.446" calcext:value-type="float">
            <text:p>214.446</text:p>
          </table:table-cell>
          <table:table-cell office:value-type="float" office:value="26.9903" calcext:value-type="float">
            <text:p>26.9903</text:p>
          </table:table-cell>
          <table:table-cell table:formula="of:=SUM([.E166:.F166])" office:value-type="float" office:value="241.4363" calcext:value-type="float">
            <text:p>241.4363</text:p>
          </table:table-cell>
          <table:table-cell table:formula="of:=[.D166]/[.G166]" office:value-type="float" office:value="0.447322958478075" calcext:value-type="float">
            <text:p>0.45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214.747" calcext:value-type="float">
            <text:p>214.747</text:p>
          </table:table-cell>
          <table:table-cell office:value-type="float" office:value="27.7189" calcext:value-type="float">
            <text:p>27.7189</text:p>
          </table:table-cell>
          <table:table-cell table:formula="of:=SUM([.E167:.F167])" office:value-type="float" office:value="242.4659" calcext:value-type="float">
            <text:p>242.4659</text:p>
          </table:table-cell>
          <table:table-cell table:formula="of:=[.D167]/[.G167]" office:value-type="float" office:value="0.375310507580654" calcext:value-type="float">
            <text:p>0.38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216.954" calcext:value-type="float">
            <text:p>216.954</text:p>
          </table:table-cell>
          <table:table-cell office:value-type="float" office:value="27.7712" calcext:value-type="float">
            <text:p>27.7712</text:p>
          </table:table-cell>
          <table:table-cell table:formula="of:=SUM([.E168:.F168])" office:value-type="float" office:value="244.7252" calcext:value-type="float">
            <text:p>244.7252</text:p>
          </table:table-cell>
          <table:table-cell table:formula="of:=[.D168]/[.G168]" office:value-type="float" office:value="0.461742395143614" calcext:value-type="float">
            <text:p>0.46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216.57" calcext:value-type="float">
            <text:p>216.57</text:p>
          </table:table-cell>
          <table:table-cell office:value-type="float" office:value="27.2111" calcext:value-type="float">
            <text:p>27.2111</text:p>
          </table:table-cell>
          <table:table-cell table:formula="of:=SUM([.E169:.F169])" office:value-type="float" office:value="243.7811" calcext:value-type="float">
            <text:p>243.7811</text:p>
          </table:table-cell>
          <table:table-cell table:formula="of:=[.D169]/[.G169]" office:value-type="float" office:value="0.299448972869513" calcext:value-type="float">
            <text:p>0.30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217.859" calcext:value-type="float">
            <text:p>217.859</text:p>
          </table:table-cell>
          <table:table-cell office:value-type="float" office:value="27.8124" calcext:value-type="float">
            <text:p>27.8124</text:p>
          </table:table-cell>
          <table:table-cell table:formula="of:=SUM([.E170:.F170])" office:value-type="float" office:value="245.6714" calcext:value-type="float">
            <text:p>245.6714</text:p>
          </table:table-cell>
          <table:table-cell table:formula="of:=[.D170]/[.G170]" office:value-type="float" office:value="0.407047788224433" calcext:value-type="float">
            <text:p>0.41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214.77" calcext:value-type="float">
            <text:p>214.77</text:p>
          </table:table-cell>
          <table:table-cell office:value-type="float" office:value="27.4946" calcext:value-type="float">
            <text:p>27.4946</text:p>
          </table:table-cell>
          <table:table-cell table:formula="of:=SUM([.E171:.F171])" office:value-type="float" office:value="242.2646" calcext:value-type="float">
            <text:p>242.2646</text:p>
          </table:table-cell>
          <table:table-cell table:formula="of:=[.D171]/[.G171]" office:value-type="float" office:value="0.317834301833615" calcext:value-type="float">
            <text:p>0.32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213.081" calcext:value-type="float">
            <text:p>213.081</text:p>
          </table:table-cell>
          <table:table-cell office:value-type="float" office:value="27.3113" calcext:value-type="float">
            <text:p>27.3113</text:p>
          </table:table-cell>
          <table:table-cell table:formula="of:=SUM([.E172:.F172])" office:value-type="float" office:value="240.3923" calcext:value-type="float">
            <text:p>240.3923</text:p>
          </table:table-cell>
          <table:table-cell table:formula="of:=[.D172]/[.G172]" office:value-type="float" office:value="0.311990026302839" calcext:value-type="float">
            <text:p>0.31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214.896" calcext:value-type="float">
            <text:p>214.896</text:p>
          </table:table-cell>
          <table:table-cell office:value-type="float" office:value="3.65232" calcext:value-type="float">
            <text:p>3.65232</text:p>
          </table:table-cell>
          <table:table-cell table:formula="of:=SUM([.E173:.F173])" office:value-type="float" office:value="218.54832" calcext:value-type="float">
            <text:p>218.54832</text:p>
          </table:table-cell>
          <table:table-cell table:formula="of:=[.D173]/[.G173]" office:value-type="float" office:value="0.466716010445653" calcext:value-type="float">
            <text:p>0.47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215.615" calcext:value-type="float">
            <text:p>215.615</text:p>
          </table:table-cell>
          <table:table-cell office:value-type="float" office:value="3.62623" calcext:value-type="float">
            <text:p>3.62623</text:p>
          </table:table-cell>
          <table:table-cell table:formula="of:=SUM([.E174:.F174])" office:value-type="float" office:value="219.24123" calcext:value-type="float">
            <text:p>219.24123</text:p>
          </table:table-cell>
          <table:table-cell table:formula="of:=[.D174]/[.G174]" office:value-type="float" office:value="0.48804688789604" calcext:value-type="float">
            <text:p>0.49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215.885" calcext:value-type="float">
            <text:p>215.885</text:p>
          </table:table-cell>
          <table:table-cell office:value-type="float" office:value="3.73083" calcext:value-type="float">
            <text:p>3.73083</text:p>
          </table:table-cell>
          <table:table-cell table:formula="of:=SUM([.E175:.F175])" office:value-type="float" office:value="219.61583" calcext:value-type="float">
            <text:p>219.61583</text:p>
          </table:table-cell>
          <table:table-cell table:formula="of:=[.D175]/[.G175]" office:value-type="float" office:value="0.564622322534764" calcext:value-type="float">
            <text:p>0.56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222.517" calcext:value-type="float">
            <text:p>222.517</text:p>
          </table:table-cell>
          <table:table-cell office:value-type="float" office:value="3.40024" calcext:value-type="float">
            <text:p>3.40024</text:p>
          </table:table-cell>
          <table:table-cell table:formula="of:=SUM([.E176:.F176])" office:value-type="float" office:value="225.91724" calcext:value-type="float">
            <text:p>225.91724</text:p>
          </table:table-cell>
          <table:table-cell table:formula="of:=[.D176]/[.G176]" office:value-type="float" office:value="0.4869039653636" calcext:value-type="float">
            <text:p>0.49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office:value-type="float" office:value="212.876" calcext:value-type="float">
            <text:p>212.876</text:p>
          </table:table-cell>
          <table:table-cell office:value-type="float" office:value="4.05316" calcext:value-type="float">
            <text:p>4.05316</text:p>
          </table:table-cell>
          <table:table-cell table:formula="of:=SUM([.E177:.F177])" office:value-type="float" office:value="216.92916" calcext:value-type="float">
            <text:p>216.92916</text:p>
          </table:table-cell>
          <table:table-cell table:formula="of:=[.D177]/[.G177]" office:value-type="float" office:value="0.63154257362173" calcext:value-type="float">
            <text:p>0.63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218.565" calcext:value-type="float">
            <text:p>218.565</text:p>
          </table:table-cell>
          <table:table-cell office:value-type="float" office:value="3.85065" calcext:value-type="float">
            <text:p>3.85065</text:p>
          </table:table-cell>
          <table:table-cell table:formula="of:=SUM([.E178:.F178])" office:value-type="float" office:value="222.41565" calcext:value-type="float">
            <text:p>222.41565</text:p>
          </table:table-cell>
          <table:table-cell table:formula="of:=[.D178]/[.G178]" office:value-type="float" office:value="0.436120389909613" calcext:value-type="float">
            <text:p>0.44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float" office:value="213.736" calcext:value-type="float">
            <text:p>213.736</text:p>
          </table:table-cell>
          <table:table-cell office:value-type="float" office:value="3.48858" calcext:value-type="float">
            <text:p>3.48858</text:p>
          </table:table-cell>
          <table:table-cell table:formula="of:=SUM([.E179:.F179])" office:value-type="float" office:value="217.22458" calcext:value-type="float">
            <text:p>217.22458</text:p>
          </table:table-cell>
          <table:table-cell table:formula="of:=[.D179]/[.G179]" office:value-type="float" office:value="0.561630732581" calcext:value-type="float">
            <text:p>0.56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235.249" calcext:value-type="float">
            <text:p>235.249</text:p>
          </table:table-cell>
          <table:table-cell office:value-type="float" office:value="3.44351" calcext:value-type="float">
            <text:p>3.44351</text:p>
          </table:table-cell>
          <table:table-cell table:formula="of:=SUM([.E180:.F180])" office:value-type="float" office:value="238.69251" calcext:value-type="float">
            <text:p>238.69251</text:p>
          </table:table-cell>
          <table:table-cell table:formula="of:=[.D180]/[.G180]" office:value-type="float" office:value="0.423138539202592" calcext:value-type="float">
            <text:p>0.42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220.62" calcext:value-type="float">
            <text:p>220.62</text:p>
          </table:table-cell>
          <table:table-cell office:value-type="float" office:value="3.6002" calcext:value-type="float">
            <text:p>3.6002</text:p>
          </table:table-cell>
          <table:table-cell table:formula="of:=SUM([.E181:.F181])" office:value-type="float" office:value="224.2202" calcext:value-type="float">
            <text:p>224.2202</text:p>
          </table:table-cell>
          <table:table-cell table:formula="of:=[.D181]/[.G181]" office:value-type="float" office:value="0.419230738354528" calcext:value-type="float">
            <text:p>0.42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.53402" calcext:value-type="float">
            <text:p>5.53402</text:p>
          </table:table-cell>
          <table:table-cell office:value-type="float" office:value="187.371" calcext:value-type="float">
            <text:p>187.371</text:p>
          </table:table-cell>
          <table:table-cell table:formula="of:=SUM([.E182:.F182])" office:value-type="float" office:value="192.90502" calcext:value-type="float">
            <text:p>192.90502</text:p>
          </table:table-cell>
          <table:table-cell table:formula="of:=[.D182]/[.G182]" office:value-type="float" office:value="0.0518389827283914" calcext:value-type="float">
            <text:p>0.05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.74569" calcext:value-type="float">
            <text:p>5.74569</text:p>
          </table:table-cell>
          <table:table-cell office:value-type="float" office:value="187.324" calcext:value-type="float">
            <text:p>187.324</text:p>
          </table:table-cell>
          <table:table-cell table:formula="of:=SUM([.E183:.F183])" office:value-type="float" office:value="193.06969" calcext:value-type="float">
            <text:p>193.06969</text:p>
          </table:table-cell>
          <table:table-cell table:formula="of:=[.D183]/[.G183]" office:value-type="float" office:value="0.0984100611546017" calcext:value-type="float">
            <text:p>0.10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.02007" calcext:value-type="float">
            <text:p>6.02007</text:p>
          </table:table-cell>
          <table:table-cell office:value-type="float" office:value="186.502" calcext:value-type="float">
            <text:p>186.502</text:p>
          </table:table-cell>
          <table:table-cell table:formula="of:=SUM([.E184:.F184])" office:value-type="float" office:value="192.52207" calcext:value-type="float">
            <text:p>192.52207</text:p>
          </table:table-cell>
          <table:table-cell table:formula="of:=[.D184]/[.G184]" office:value-type="float" office:value="0.0831073549126082" calcext:value-type="float">
            <text:p>0.08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.28497" calcext:value-type="float">
            <text:p>5.28497</text:p>
          </table:table-cell>
          <table:table-cell office:value-type="float" office:value="187.346" calcext:value-type="float">
            <text:p>187.346</text:p>
          </table:table-cell>
          <table:table-cell table:formula="of:=SUM([.E185:.F185])" office:value-type="float" office:value="192.63097" calcext:value-type="float">
            <text:p>192.63097</text:p>
          </table:table-cell>
          <table:table-cell table:formula="of:=[.D185]/[.G185]" office:value-type="float" office:value="0.0934429183427774" calcext:value-type="float">
            <text:p>0.09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.91216" calcext:value-type="float">
            <text:p>4.91216</text:p>
          </table:table-cell>
          <table:table-cell office:value-type="float" office:value="189.778" calcext:value-type="float">
            <text:p>189.778</text:p>
          </table:table-cell>
          <table:table-cell table:formula="of:=SUM([.E186:.F186])" office:value-type="float" office:value="194.69016" calcext:value-type="float">
            <text:p>194.69016</text:p>
          </table:table-cell>
          <table:table-cell table:formula="of:=[.D186]/[.G186]" office:value-type="float" office:value="0.113000061225488" calcext:value-type="float">
            <text:p>0.11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.00692" calcext:value-type="float">
            <text:p>5.00692</text:p>
          </table:table-cell>
          <table:table-cell office:value-type="float" office:value="186.579" calcext:value-type="float">
            <text:p>186.579</text:p>
          </table:table-cell>
          <table:table-cell table:formula="of:=SUM([.E187:.F187])" office:value-type="float" office:value="191.58592" calcext:value-type="float">
            <text:p>191.58592</text:p>
          </table:table-cell>
          <table:table-cell table:formula="of:=[.D187]/[.G187]" office:value-type="float" office:value="0.125270165991321" calcext:value-type="float">
            <text:p>0.13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.09932" calcext:value-type="float">
            <text:p>6.09932</text:p>
          </table:table-cell>
          <table:table-cell office:value-type="float" office:value="188.532" calcext:value-type="float">
            <text:p>188.532</text:p>
          </table:table-cell>
          <table:table-cell table:formula="of:=SUM([.E188:.F188])" office:value-type="float" office:value="194.63132" calcext:value-type="float">
            <text:p>194.63132</text:p>
          </table:table-cell>
          <table:table-cell table:formula="of:=[.D188]/[.G188]" office:value-type="float" office:value="0.154137576624358" calcext:value-type="float">
            <text:p>0.15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.59477" calcext:value-type="float">
            <text:p>4.59477</text:p>
          </table:table-cell>
          <table:table-cell office:value-type="float" office:value="193.187" calcext:value-type="float">
            <text:p>193.187</text:p>
          </table:table-cell>
          <table:table-cell table:formula="of:=SUM([.E189:.F189])" office:value-type="float" office:value="197.78177" calcext:value-type="float">
            <text:p>197.78177</text:p>
          </table:table-cell>
          <table:table-cell table:formula="of:=[.D189]/[.G189]" office:value-type="float" office:value="0.161794486923643" calcext:value-type="float">
            <text:p>0.16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.15665" calcext:value-type="float">
            <text:p>5.15665</text:p>
          </table:table-cell>
          <table:table-cell office:value-type="float" office:value="186.953" calcext:value-type="float">
            <text:p>186.953</text:p>
          </table:table-cell>
          <table:table-cell table:formula="of:=SUM([.E190:.F190])" office:value-type="float" office:value="192.10965" calcext:value-type="float">
            <text:p>192.10965</text:p>
          </table:table-cell>
          <table:table-cell table:formula="of:=[.D190]/[.G190]" office:value-type="float" office:value="0.145750096364238" calcext:value-type="float">
            <text:p>0.15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.81976" calcext:value-type="float">
            <text:p>5.81976</text:p>
          </table:table-cell>
          <table:table-cell office:value-type="float" office:value="15.5557" calcext:value-type="float">
            <text:p>15.5557</text:p>
          </table:table-cell>
          <table:table-cell table:formula="of:=SUM([.E191:.F191])" office:value-type="float" office:value="21.37546" calcext:value-type="float">
            <text:p>21.37546</text:p>
          </table:table-cell>
          <table:table-cell table:formula="of:=[.D191]/[.G191]" office:value-type="float" office:value="0.74852190315436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.44078" calcext:value-type="float">
            <text:p>5.44078</text:p>
          </table:table-cell>
          <table:table-cell office:value-type="float" office:value="16.5158" calcext:value-type="float">
            <text:p>16.5158</text:p>
          </table:table-cell>
          <table:table-cell table:formula="of:=SUM([.E192:.F192])" office:value-type="float" office:value="21.95658" calcext:value-type="float">
            <text:p>21.95658</text:p>
          </table:table-cell>
          <table:table-cell table:formula="of:=[.D192]/[.G192]" office:value-type="float" office:value="0.546533203258431" calcext:value-type="float">
            <text:p>0.55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.99808" calcext:value-type="float">
            <text:p>4.99808</text:p>
          </table:table-cell>
          <table:table-cell office:value-type="float" office:value="19.9232" calcext:value-type="float">
            <text:p>19.9232</text:p>
          </table:table-cell>
          <table:table-cell table:formula="of:=SUM([.E193:.F193])" office:value-type="float" office:value="24.92128" calcext:value-type="float">
            <text:p>24.92128</text:p>
          </table:table-cell>
          <table:table-cell table:formula="of:=[.D193]/[.G193]" office:value-type="float" office:value="0.722274297307361" calcext:value-type="float">
            <text:p>0.72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5.4796" calcext:value-type="float">
            <text:p>5.4796</text:p>
          </table:table-cell>
          <table:table-cell office:value-type="float" office:value="16.4133" calcext:value-type="float">
            <text:p>16.4133</text:p>
          </table:table-cell>
          <table:table-cell table:formula="of:=SUM([.E194:.F194])" office:value-type="float" office:value="21.8929" calcext:value-type="float">
            <text:p>21.8929</text:p>
          </table:table-cell>
          <table:table-cell table:formula="of:=[.D194]/[.G194]" office:value-type="float" office:value="1.14192272380543" calcext:value-type="float">
            <text:p>1.14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.30254" calcext:value-type="float">
            <text:p>5.30254</text:p>
          </table:table-cell>
          <table:table-cell office:value-type="float" office:value="18.5484" calcext:value-type="float">
            <text:p>18.5484</text:p>
          </table:table-cell>
          <table:table-cell table:formula="of:=SUM([.E195:.F195])" office:value-type="float" office:value="23.85094" calcext:value-type="float">
            <text:p>23.85094</text:p>
          </table:table-cell>
          <table:table-cell table:formula="of:=[.D195]/[.G195]" office:value-type="float" office:value="0.7546872366456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.14062" calcext:value-type="float">
            <text:p>5.14062</text:p>
          </table:table-cell>
          <table:table-cell office:value-type="float" office:value="17.4721" calcext:value-type="float">
            <text:p>17.4721</text:p>
          </table:table-cell>
          <table:table-cell table:formula="of:=SUM([.E196:.F196])" office:value-type="float" office:value="22.61272" calcext:value-type="float">
            <text:p>22.61272</text:p>
          </table:table-cell>
          <table:table-cell table:formula="of:=[.D196]/[.G196]" office:value-type="float" office:value="0.884457951100089" calcext:value-type="float">
            <text:p>0.88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.35583" calcext:value-type="float">
            <text:p>5.35583</text:p>
          </table:table-cell>
          <table:table-cell office:value-type="float" office:value="19.985" calcext:value-type="float">
            <text:p>19.985</text:p>
          </table:table-cell>
          <table:table-cell table:formula="of:=SUM([.E197:.F197])" office:value-type="float" office:value="25.34083" calcext:value-type="float">
            <text:p>25.34083</text:p>
          </table:table-cell>
          <table:table-cell table:formula="of:=[.D197]/[.G197]" office:value-type="float" office:value="0.907626151156059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6.71055" calcext:value-type="float">
            <text:p>6.71055</text:p>
          </table:table-cell>
          <table:table-cell office:value-type="float" office:value="19.5952" calcext:value-type="float">
            <text:p>19.5952</text:p>
          </table:table-cell>
          <table:table-cell table:formula="of:=SUM([.E198:.F198])" office:value-type="float" office:value="26.30575" calcext:value-type="float">
            <text:p>26.30575</text:p>
          </table:table-cell>
          <table:table-cell table:formula="of:=[.D198]/[.G198]" office:value-type="float" office:value="0.91234806078519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.26711" calcext:value-type="float">
            <text:p>5.26711</text:p>
          </table:table-cell>
          <table:table-cell office:value-type="float" office:value="20.7968" calcext:value-type="float">
            <text:p>20.7968</text:p>
          </table:table-cell>
          <table:table-cell table:formula="of:=SUM([.E199:.F199])" office:value-type="float" office:value="26.06391" calcext:value-type="float">
            <text:p>26.06391</text:p>
          </table:table-cell>
          <table:table-cell table:formula="of:=[.D199]/[.G199]" office:value-type="float" office:value="0.805711806095095" calcext:value-type="float">
            <text:p>0.81</text:p>
          </table:table-cell>
          <table:table-cell/>
        </table:table-row>
        <table:table-row table:style-name="ro1">
          <table:table-cell table:style-name="ce10" office:value-type="string" calcext:value-type="string">
            <text:p>ORB</text:p>
          </table:table-cell>
          <table:table-cell table:style-name="ce10" office:value-type="string" calcext:value-type="string">
            <text:p>BRIEF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.21137" calcext:value-type="float">
            <text:p>5.21137</text:p>
          </table:table-cell>
          <table:table-cell table:style-name="ce10" office:value-type="float" office:value="0.347486" calcext:value-type="float">
            <text:p>0.347486</text:p>
          </table:table-cell>
          <table:table-cell table:style-name="ce10" table:formula="of:=SUM([.E200:.F200])" office:value-type="float" office:value="5.558856" calcext:value-type="float">
            <text:p>5.558856</text:p>
          </table:table-cell>
          <table:table-cell table:style-name="ce13" table:formula="of:=[.D200]/[.G200]" office:value-type="float" office:value="7.73540455086442" calcext:value-type="float">
            <text:p>7.74</text:p>
          </table:table-cell>
          <table:table-cell table:formula="of:=AVERAGE([.H200:.H208])" office:value-type="float" office:value="9.2483936546489" calcext:value-type="float">
            <text:p>9.2483936546489</text:p>
          </table:table-cell>
        </table:table-row>
        <table:table-row table:style-name="ro1">
          <table:table-cell table:style-name="ce10" office:value-type="string" calcext:value-type="string">
            <text:p>ORB</text:p>
          </table:table-cell>
          <table:table-cell table:style-name="ce10" office:value-type="string" calcext:value-type="string">
            <text:p>BRIEF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5.10077" calcext:value-type="float">
            <text:p>5.10077</text:p>
          </table:table-cell>
          <table:table-cell table:style-name="ce10" office:value-type="float" office:value="0.319911" calcext:value-type="float">
            <text:p>0.319911</text:p>
          </table:table-cell>
          <table:table-cell table:style-name="ce10" table:formula="of:=SUM([.E201:.F201])" office:value-type="float" office:value="5.420681" calcext:value-type="float">
            <text:p>5.420681</text:p>
          </table:table-cell>
          <table:table-cell table:style-name="ce13" table:formula="of:=[.D201]/[.G201]" office:value-type="float" office:value="10.8842412973573" calcext:value-type="float">
            <text:p>10.88</text:p>
          </table:table-cell>
          <table:table-cell/>
        </table:table-row>
        <table:table-row table:style-name="ro1">
          <table:table-cell table:style-name="ce10" office:value-type="string" calcext:value-type="string">
            <text:p>ORB</text:p>
          </table:table-cell>
          <table:table-cell table:style-name="ce10" office:value-type="string" calcext:value-type="string">
            <text:p>BRIEF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.28669" calcext:value-type="float">
            <text:p>6.28669</text:p>
          </table:table-cell>
          <table:table-cell table:style-name="ce10" office:value-type="float" office:value="0.429226" calcext:value-type="float">
            <text:p>0.429226</text:p>
          </table:table-cell>
          <table:table-cell table:style-name="ce10" table:formula="of:=SUM([.E202:.F202])" office:value-type="float" office:value="6.715916" calcext:value-type="float">
            <text:p>6.715916</text:p>
          </table:table-cell>
          <table:table-cell table:style-name="ce13" table:formula="of:=[.D202]/[.G202]" office:value-type="float" office:value="9.08290097732015" calcext:value-type="float">
            <text:p>9.08</text:p>
          </table:table-cell>
          <table:table-cell/>
        </table:table-row>
        <table:table-row table:style-name="ro1">
          <table:table-cell table:style-name="ce10" office:value-type="string" calcext:value-type="string">
            <text:p>ORB</text:p>
          </table:table-cell>
          <table:table-cell table:style-name="ce10" office:value-type="string" calcext:value-type="string">
            <text:p>BRIEF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.62633" calcext:value-type="float">
            <text:p>5.62633</text:p>
          </table:table-cell>
          <table:table-cell table:style-name="ce10" office:value-type="float" office:value="0.387984" calcext:value-type="float">
            <text:p>0.387984</text:p>
          </table:table-cell>
          <table:table-cell table:style-name="ce10" table:formula="of:=SUM([.E203:.F203])" office:value-type="float" office:value="6.014314" calcext:value-type="float">
            <text:p>6.014314</text:p>
          </table:table-cell>
          <table:table-cell table:style-name="ce13" table:formula="of:=[.D203]/[.G203]" office:value-type="float" office:value="8.97858010073967" calcext:value-type="float">
            <text:p>8.98</text:p>
          </table:table-cell>
          <table:table-cell/>
        </table:table-row>
        <table:table-row table:style-name="ro1">
          <table:table-cell table:style-name="ce10" office:value-type="string" calcext:value-type="string">
            <text:p>ORB</text:p>
          </table:table-cell>
          <table:table-cell table:style-name="ce10" office:value-type="string" calcext:value-type="string">
            <text:p>BRIEF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.3141" calcext:value-type="float">
            <text:p>5.3141</text:p>
          </table:table-cell>
          <table:table-cell table:style-name="ce10" office:value-type="float" office:value="0.406732" calcext:value-type="float">
            <text:p>0.406732</text:p>
          </table:table-cell>
          <table:table-cell table:style-name="ce10" table:formula="of:=SUM([.E204:.F204])" office:value-type="float" office:value="5.720832" calcext:value-type="float">
            <text:p>5.720832</text:p>
          </table:table-cell>
          <table:table-cell table:style-name="ce13" table:formula="of:=[.D204]/[.G204]" office:value-type="float" office:value="9.78878596679644" calcext:value-type="float">
            <text:p>9.79</text:p>
          </table:table-cell>
          <table:table-cell/>
        </table:table-row>
        <table:table-row table:style-name="ro1">
          <table:table-cell table:style-name="ce10" office:value-type="string" calcext:value-type="string">
            <text:p>ORB</text:p>
          </table:table-cell>
          <table:table-cell table:style-name="ce10" office:value-type="string" calcext:value-type="string">
            <text:p>BRIEF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.17149" calcext:value-type="float">
            <text:p>5.17149</text:p>
          </table:table-cell>
          <table:table-cell table:style-name="ce10" office:value-type="float" office:value="0.395374" calcext:value-type="float">
            <text:p>0.395374</text:p>
          </table:table-cell>
          <table:table-cell table:style-name="ce10" table:formula="of:=SUM([.E205:.F205])" office:value-type="float" office:value="5.566864" calcext:value-type="float">
            <text:p>5.566864</text:p>
          </table:table-cell>
          <table:table-cell table:style-name="ce13" table:formula="of:=[.D205]/[.G205]" office:value-type="float" office:value="8.44281448226506" calcext:value-type="float">
            <text:p>8.44</text:p>
          </table:table-cell>
          <table:table-cell/>
        </table:table-row>
        <table:table-row table:style-name="ro1">
          <table:table-cell table:style-name="ce10" office:value-type="string" calcext:value-type="string">
            <text:p>ORB</text:p>
          </table:table-cell>
          <table:table-cell table:style-name="ce10" office:value-type="string" calcext:value-type="string">
            <text:p>BRIEF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5.42359" calcext:value-type="float">
            <text:p>5.42359</text:p>
          </table:table-cell>
          <table:table-cell table:style-name="ce10" office:value-type="float" office:value="0.45954" calcext:value-type="float">
            <text:p>0.45954</text:p>
          </table:table-cell>
          <table:table-cell table:style-name="ce10" table:formula="of:=SUM([.E206:.F206])" office:value-type="float" office:value="5.88313" calcext:value-type="float">
            <text:p>5.88313</text:p>
          </table:table-cell>
          <table:table-cell table:style-name="ce13" table:formula="of:=[.D206]/[.G206]" office:value-type="float" office:value="10.538607849903" calcext:value-type="float">
            <text:p>10.54</text:p>
          </table:table-cell>
          <table:table-cell/>
        </table:table-row>
        <table:table-row table:style-name="ro1">
          <table:table-cell table:style-name="ce10" office:value-type="string" calcext:value-type="string">
            <text:p>ORB</text:p>
          </table:table-cell>
          <table:table-cell table:style-name="ce10" office:value-type="string" calcext:value-type="string">
            <text:p>BRIEF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5.61641" calcext:value-type="float">
            <text:p>5.61641</text:p>
          </table:table-cell>
          <table:table-cell table:style-name="ce10" office:value-type="float" office:value="0.434039" calcext:value-type="float">
            <text:p>0.434039</text:p>
          </table:table-cell>
          <table:table-cell table:style-name="ce10" table:formula="of:=SUM([.E207:.F207])" office:value-type="float" office:value="6.050449" calcext:value-type="float">
            <text:p>6.050449</text:p>
          </table:table-cell>
          <table:table-cell table:style-name="ce13" table:formula="of:=[.D207]/[.G207]" office:value-type="float" office:value="7.43746455841542" calcext:value-type="float">
            <text:p>7.44</text:p>
          </table:table-cell>
          <table:table-cell/>
        </table:table-row>
        <table:table-row table:style-name="ro1">
          <table:table-cell table:style-name="ce10" office:value-type="string" calcext:value-type="string">
            <text:p>ORB</text:p>
          </table:table-cell>
          <table:table-cell table:style-name="ce10" office:value-type="string" calcext:value-type="string">
            <text:p>BRIEF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5.4522" calcext:value-type="float">
            <text:p>5.4522</text:p>
          </table:table-cell>
          <table:table-cell table:style-name="ce10" office:value-type="float" office:value="0.443375" calcext:value-type="float">
            <text:p>0.443375</text:p>
          </table:table-cell>
          <table:table-cell table:style-name="ce10" table:formula="of:=SUM([.E208:.F208])" office:value-type="float" office:value="5.895575" calcext:value-type="float">
            <text:p>5.895575</text:p>
          </table:table-cell>
          <table:table-cell table:style-name="ce13" table:formula="of:=[.D208]/[.G208]" office:value-type="float" office:value="10.3467431081786" calcext:value-type="float">
            <text:p>10.35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44352" calcext:value-type="float">
            <text:p>5.44352</text:p>
          </table:table-cell>
          <table:table-cell office:value-type="float" office:value="26.8162" calcext:value-type="float">
            <text:p>26.8162</text:p>
          </table:table-cell>
          <table:table-cell table:formula="of:=SUM([.E209:.F209])" office:value-type="float" office:value="32.25972" calcext:value-type="float">
            <text:p>32.25972</text:p>
          </table:table-cell>
          <table:table-cell table:formula="of:=[.D209]/[.G209]" office:value-type="float" office:value="0.123993636646567" calcext:value-type="float">
            <text:p>0.12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.60472" calcext:value-type="float">
            <text:p>5.60472</text:p>
          </table:table-cell>
          <table:table-cell office:value-type="float" office:value="26.3216" calcext:value-type="float">
            <text:p>26.3216</text:p>
          </table:table-cell>
          <table:table-cell table:formula="of:=SUM([.E210:.F210])" office:value-type="float" office:value="31.92632" calcext:value-type="float">
            <text:p>31.92632</text:p>
          </table:table-cell>
          <table:table-cell table:formula="of:=[.D210]/[.G210]" office:value-type="float" office:value="0.53247602604998" calcext:value-type="float">
            <text:p>0.53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.01991" calcext:value-type="float">
            <text:p>5.01991</text:p>
          </table:table-cell>
          <table:table-cell office:value-type="float" office:value="26.6744" calcext:value-type="float">
            <text:p>26.6744</text:p>
          </table:table-cell>
          <table:table-cell table:formula="of:=SUM([.E211:.F211])" office:value-type="float" office:value="31.69431" calcext:value-type="float">
            <text:p>31.69431</text:p>
          </table:table-cell>
          <table:table-cell table:formula="of:=[.D211]/[.G211]" office:value-type="float" office:value="0.378616855833113" calcext:value-type="float">
            <text:p>0.38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.00727" calcext:value-type="float">
            <text:p>5.00727</text:p>
          </table:table-cell>
          <table:table-cell office:value-type="float" office:value="27.8094" calcext:value-type="float">
            <text:p>27.8094</text:p>
          </table:table-cell>
          <table:table-cell table:formula="of:=SUM([.E212:.F212])" office:value-type="float" office:value="32.81667" calcext:value-type="float">
            <text:p>32.81667</text:p>
          </table:table-cell>
          <table:table-cell table:formula="of:=[.D212]/[.G212]" office:value-type="float" office:value="0.548501721838322" calcext:value-type="float">
            <text:p>0.55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.06307" calcext:value-type="float">
            <text:p>5.06307</text:p>
          </table:table-cell>
          <table:table-cell office:value-type="float" office:value="26.1179" calcext:value-type="float">
            <text:p>26.1179</text:p>
          </table:table-cell>
          <table:table-cell table:formula="of:=SUM([.E213:.F213])" office:value-type="float" office:value="31.18097" calcext:value-type="float">
            <text:p>31.18097</text:p>
          </table:table-cell>
          <table:table-cell table:formula="of:=[.D213]/[.G213]" office:value-type="float" office:value="0.352779275307984" calcext:value-type="float">
            <text:p>0.35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.23398" calcext:value-type="float">
            <text:p>5.23398</text:p>
          </table:table-cell>
          <table:table-cell office:value-type="float" office:value="27.6429" calcext:value-type="float">
            <text:p>27.6429</text:p>
          </table:table-cell>
          <table:table-cell table:formula="of:=SUM([.E214:.F214])" office:value-type="float" office:value="32.87688" calcext:value-type="float">
            <text:p>32.87688</text:p>
          </table:table-cell>
          <table:table-cell table:formula="of:=[.D214]/[.G214]" office:value-type="float" office:value="0.395414650051951" calcext:value-type="float">
            <text:p>0.40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.27502" calcext:value-type="float">
            <text:p>6.27502</text:p>
          </table:table-cell>
          <table:table-cell office:value-type="float" office:value="28.6375" calcext:value-type="float">
            <text:p>28.6375</text:p>
          </table:table-cell>
          <table:table-cell table:formula="of:=SUM([.E215:.F215])" office:value-type="float" office:value="34.91252" calcext:value-type="float">
            <text:p>34.91252</text:p>
          </table:table-cell>
          <table:table-cell table:formula="of:=[.D215]/[.G215]" office:value-type="float" office:value="0.40100227654721" calcext:value-type="float">
            <text:p>0.40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5.27124" calcext:value-type="float">
            <text:p>5.27124</text:p>
          </table:table-cell>
          <table:table-cell office:value-type="float" office:value="27.1202" calcext:value-type="float">
            <text:p>27.1202</text:p>
          </table:table-cell>
          <table:table-cell table:formula="of:=SUM([.E216:.F216])" office:value-type="float" office:value="32.39144" calcext:value-type="float">
            <text:p>32.39144</text:p>
          </table:table-cell>
          <table:table-cell table:formula="of:=[.D216]/[.G216]" office:value-type="float" office:value="0.710064140402526" calcext:value-type="float">
            <text:p>0.71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5.48309" calcext:value-type="float">
            <text:p>5.48309</text:p>
          </table:table-cell>
          <table:table-cell office:value-type="float" office:value="26.4539" calcext:value-type="float">
            <text:p>26.4539</text:p>
          </table:table-cell>
          <table:table-cell table:formula="of:=SUM([.E217:.F217])" office:value-type="float" office:value="31.93699" calcext:value-type="float">
            <text:p>31.93699</text:p>
          </table:table-cell>
          <table:table-cell table:formula="of:=[.D217]/[.G217]" office:value-type="float" office:value="0.532298128283223" calcext:value-type="float">
            <text:p>0.5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.41023" calcext:value-type="float">
            <text:p>6.41023</text:p>
          </table:table-cell>
          <table:table-cell office:value-type="float" office:value="3.46818" calcext:value-type="float">
            <text:p>3.46818</text:p>
          </table:table-cell>
          <table:table-cell table:formula="of:=SUM([.E218:.F218])" office:value-type="float" office:value="9.87841" calcext:value-type="float">
            <text:p>9.87841</text:p>
          </table:table-cell>
          <table:table-cell table:formula="of:=[.D218]/[.G218]" office:value-type="float" office:value="2.53077165252303" calcext:value-type="float">
            <text:p>2.5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5.38889" calcext:value-type="float">
            <text:p>5.38889</text:p>
          </table:table-cell>
          <table:table-cell office:value-type="float" office:value="3.58826" calcext:value-type="float">
            <text:p>3.58826</text:p>
          </table:table-cell>
          <table:table-cell table:formula="of:=SUM([.E219:.F219])" office:value-type="float" office:value="8.97715" calcext:value-type="float">
            <text:p>8.97715</text:p>
          </table:table-cell>
          <table:table-cell table:formula="of:=[.D219]/[.G219]" office:value-type="float" office:value="3.56460569334366" calcext:value-type="float">
            <text:p>3.5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5.1691" calcext:value-type="float">
            <text:p>5.1691</text:p>
          </table:table-cell>
          <table:table-cell office:value-type="float" office:value="3.53974" calcext:value-type="float">
            <text:p>3.53974</text:p>
          </table:table-cell>
          <table:table-cell table:formula="of:=SUM([.E220:.F220])" office:value-type="float" office:value="8.70884" calcext:value-type="float">
            <text:p>8.70884</text:p>
          </table:table-cell>
          <table:table-cell table:formula="of:=[.D220]/[.G220]" office:value-type="float" office:value="3.90407907367686" calcext:value-type="float">
            <text:p>3.9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5.70146" calcext:value-type="float">
            <text:p>5.70146</text:p>
          </table:table-cell>
          <table:table-cell office:value-type="float" office:value="3.60579" calcext:value-type="float">
            <text:p>3.60579</text:p>
          </table:table-cell>
          <table:table-cell table:formula="of:=SUM([.E221:.F221])" office:value-type="float" office:value="9.30725" calcext:value-type="float">
            <text:p>9.30725</text:p>
          </table:table-cell>
          <table:table-cell table:formula="of:=[.D221]/[.G221]" office:value-type="float" office:value="3.11585054661688" calcext:value-type="float">
            <text:p>3.1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.16423" calcext:value-type="float">
            <text:p>5.16423</text:p>
          </table:table-cell>
          <table:table-cell office:value-type="float" office:value="3.55156" calcext:value-type="float">
            <text:p>3.55156</text:p>
          </table:table-cell>
          <table:table-cell table:formula="of:=SUM([.E222:.F222])" office:value-type="float" office:value="8.71579" calcext:value-type="float">
            <text:p>8.71579</text:p>
          </table:table-cell>
          <table:table-cell table:formula="of:=[.D222]/[.G222]" office:value-type="float" office:value="2.06521726659316" calcext:value-type="float">
            <text:p>2.0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.21972" calcext:value-type="float">
            <text:p>5.21972</text:p>
          </table:table-cell>
          <table:table-cell office:value-type="float" office:value="3.46999" calcext:value-type="float">
            <text:p>3.46999</text:p>
          </table:table-cell>
          <table:table-cell table:formula="of:=SUM([.E223:.F223])" office:value-type="float" office:value="8.68971" calcext:value-type="float">
            <text:p>8.68971</text:p>
          </table:table-cell>
          <table:table-cell table:formula="of:=[.D223]/[.G223]" office:value-type="float" office:value="2.76188733571086" calcext:value-type="float">
            <text:p>2.7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5.19733" calcext:value-type="float">
            <text:p>5.19733</text:p>
          </table:table-cell>
          <table:table-cell office:value-type="float" office:value="4.43906" calcext:value-type="float">
            <text:p>4.43906</text:p>
          </table:table-cell>
          <table:table-cell table:formula="of:=SUM([.E224:.F224])" office:value-type="float" office:value="9.63639" calcext:value-type="float">
            <text:p>9.63639</text:p>
          </table:table-cell>
          <table:table-cell table:formula="of:=[.D224]/[.G224]" office:value-type="float" office:value="3.94338543790776" calcext:value-type="float">
            <text:p>3.9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5.4373" calcext:value-type="float">
            <text:p>5.4373</text:p>
          </table:table-cell>
          <table:table-cell office:value-type="float" office:value="3.95021" calcext:value-type="float">
            <text:p>3.95021</text:p>
          </table:table-cell>
          <table:table-cell table:formula="of:=SUM([.E225:.F225])" office:value-type="float" office:value="9.38751" calcext:value-type="float">
            <text:p>9.38751</text:p>
          </table:table-cell>
          <table:table-cell table:formula="of:=[.D225]/[.G225]" office:value-type="float" office:value="3.83488273248178" calcext:value-type="float">
            <text:p>3.8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5.23543" calcext:value-type="float">
            <text:p>5.23543</text:p>
          </table:table-cell>
          <table:table-cell office:value-type="float" office:value="5.02778" calcext:value-type="float">
            <text:p>5.02778</text:p>
          </table:table-cell>
          <table:table-cell table:formula="of:=SUM([.E226:.F226])" office:value-type="float" office:value="10.26321" calcext:value-type="float">
            <text:p>10.26321</text:p>
          </table:table-cell>
          <table:table-cell table:formula="of:=[.D226]/[.G226]" office:value-type="float" office:value="3.31280369397099" calcext:value-type="float">
            <text:p>3.31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5.5883" calcext:value-type="float">
            <text:p>35.5883</text:p>
          </table:table-cell>
          <table:table-cell office:value-type="float" office:value="188.673" calcext:value-type="float">
            <text:p>188.673</text:p>
          </table:table-cell>
          <table:table-cell table:formula="of:=SUM([.E227:.F227])" office:value-type="float" office:value="224.2613" calcext:value-type="float">
            <text:p>224.2613</text:p>
          </table:table-cell>
          <table:table-cell table:formula="of:=[.D227]/[.G227]" office:value-type="float" office:value="0.129313439278199" calcext:value-type="float">
            <text:p>0.13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6.5848" calcext:value-type="float">
            <text:p>36.5848</text:p>
          </table:table-cell>
          <table:table-cell office:value-type="float" office:value="190.593" calcext:value-type="float">
            <text:p>190.593</text:p>
          </table:table-cell>
          <table:table-cell table:formula="of:=SUM([.E228:.F228])" office:value-type="float" office:value="227.1778" calcext:value-type="float">
            <text:p>227.1778</text:p>
          </table:table-cell>
          <table:table-cell table:formula="of:=[.D228]/[.G228]" office:value-type="float" office:value="0.140858833917751" calcext:value-type="float">
            <text:p>0.14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5.5517" calcext:value-type="float">
            <text:p>35.5517</text:p>
          </table:table-cell>
          <table:table-cell office:value-type="float" office:value="190.085" calcext:value-type="float">
            <text:p>190.085</text:p>
          </table:table-cell>
          <table:table-cell table:formula="of:=SUM([.E229:.F229])" office:value-type="float" office:value="225.6367" calcext:value-type="float">
            <text:p>225.6367</text:p>
          </table:table-cell>
          <table:table-cell table:formula="of:=[.D229]/[.G229]" office:value-type="float" office:value="0.14182090058931" calcext:value-type="float">
            <text:p>0.14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38.729" calcext:value-type="float">
            <text:p>38.729</text:p>
          </table:table-cell>
          <table:table-cell office:value-type="float" office:value="189.675" calcext:value-type="float">
            <text:p>189.675</text:p>
          </table:table-cell>
          <table:table-cell table:formula="of:=SUM([.E230:.F230])" office:value-type="float" office:value="228.404" calcext:value-type="float">
            <text:p>228.404</text:p>
          </table:table-cell>
          <table:table-cell table:formula="of:=[.D230]/[.G230]" office:value-type="float" office:value="0.113833382953013" calcext:value-type="float">
            <text:p>0.11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3.4746" calcext:value-type="float">
            <text:p>33.4746</text:p>
          </table:table-cell>
          <table:table-cell office:value-type="float" office:value="192.39" calcext:value-type="float">
            <text:p>192.39</text:p>
          </table:table-cell>
          <table:table-cell table:formula="of:=SUM([.E231:.F231])" office:value-type="float" office:value="225.8646" calcext:value-type="float">
            <text:p>225.8646</text:p>
          </table:table-cell>
          <table:table-cell table:formula="of:=[.D231]/[.G231]" office:value-type="float" office:value="0.141677801656391" calcext:value-type="float">
            <text:p>0.14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5.1703" calcext:value-type="float">
            <text:p>35.1703</text:p>
          </table:table-cell>
          <table:table-cell office:value-type="float" office:value="190.006" calcext:value-type="float">
            <text:p>190.006</text:p>
          </table:table-cell>
          <table:table-cell table:formula="of:=SUM([.E232:.F232])" office:value-type="float" office:value="225.1763" calcext:value-type="float">
            <text:p>225.1763</text:p>
          </table:table-cell>
          <table:table-cell table:formula="of:=[.D232]/[.G232]" office:value-type="float" office:value="0.142110870460168" calcext:value-type="float">
            <text:p>0.14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9.3667" calcext:value-type="float">
            <text:p>39.3667</text:p>
          </table:table-cell>
          <table:table-cell office:value-type="float" office:value="191.232" calcext:value-type="float">
            <text:p>191.232</text:p>
          </table:table-cell>
          <table:table-cell table:formula="of:=SUM([.E233:.F233])" office:value-type="float" office:value="230.5987" calcext:value-type="float">
            <text:p>230.5987</text:p>
          </table:table-cell>
          <table:table-cell table:formula="of:=[.D233]/[.G233]" office:value-type="float" office:value="0.134432674598773" calcext:value-type="float">
            <text:p>0.13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5.4698" calcext:value-type="float">
            <text:p>35.4698</text:p>
          </table:table-cell>
          <table:table-cell office:value-type="float" office:value="196.905" calcext:value-type="float">
            <text:p>196.905</text:p>
          </table:table-cell>
          <table:table-cell table:formula="of:=SUM([.E234:.F234])" office:value-type="float" office:value="232.3748" calcext:value-type="float">
            <text:p>232.3748</text:p>
          </table:table-cell>
          <table:table-cell table:formula="of:=[.D234]/[.G234]" office:value-type="float" office:value="0.124798386055631" calcext:value-type="float">
            <text:p>0.12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7.265" calcext:value-type="float">
            <text:p>37.265</text:p>
          </table:table-cell>
          <table:table-cell office:value-type="float" office:value="194.127" calcext:value-type="float">
            <text:p>194.127</text:p>
          </table:table-cell>
          <table:table-cell table:formula="of:=SUM([.E235:.F235])" office:value-type="float" office:value="231.392" calcext:value-type="float">
            <text:p>231.392</text:p>
          </table:table-cell>
          <table:table-cell table:formula="of:=[.D235]/[.G235]" office:value-type="float" office:value="0.142615129304384" calcext:value-type="float">
            <text:p>0.14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7.4588" calcext:value-type="float">
            <text:p>37.4588</text:p>
          </table:table-cell>
          <table:table-cell office:value-type="float" office:value="11.2658" calcext:value-type="float">
            <text:p>11.2658</text:p>
          </table:table-cell>
          <table:table-cell table:formula="of:=SUM([.E236:.F236])" office:value-type="float" office:value="48.7246" calcext:value-type="float">
            <text:p>48.7246</text:p>
          </table:table-cell>
          <table:table-cell table:formula="of:=[.D236]/[.G236]" office:value-type="float" office:value="0.656752441271965" calcext:value-type="float">
            <text:p>0.66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3.9855" calcext:value-type="float">
            <text:p>33.9855</text:p>
          </table:table-cell>
          <table:table-cell office:value-type="float" office:value="12.4973" calcext:value-type="float">
            <text:p>12.4973</text:p>
          </table:table-cell>
          <table:table-cell table:formula="of:=SUM([.E237:.F237])" office:value-type="float" office:value="46.4828" calcext:value-type="float">
            <text:p>46.4828</text:p>
          </table:table-cell>
          <table:table-cell table:formula="of:=[.D237]/[.G237]" office:value-type="float" office:value="0.494806681180996" calcext:value-type="float">
            <text:p>0.49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1.298" calcext:value-type="float">
            <text:p>41.298</text:p>
          </table:table-cell>
          <table:table-cell office:value-type="float" office:value="13.8944" calcext:value-type="float">
            <text:p>13.8944</text:p>
          </table:table-cell>
          <table:table-cell table:formula="of:=SUM([.E238:.F238])" office:value-type="float" office:value="55.1924" calcext:value-type="float">
            <text:p>55.1924</text:p>
          </table:table-cell>
          <table:table-cell table:formula="of:=[.D238]/[.G238]" office:value-type="float" office:value="0.561671534486632" calcext:value-type="float">
            <text:p>0.56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6.6597" calcext:value-type="float">
            <text:p>36.6597</text:p>
          </table:table-cell>
          <table:table-cell office:value-type="float" office:value="14.0598" calcext:value-type="float">
            <text:p>14.0598</text:p>
          </table:table-cell>
          <table:table-cell table:formula="of:=SUM([.E239:.F239])" office:value-type="float" office:value="50.7195" calcext:value-type="float">
            <text:p>50.7195</text:p>
          </table:table-cell>
          <table:table-cell table:formula="of:=[.D239]/[.G239]" office:value-type="float" office:value="0.374609371149163" calcext:value-type="float">
            <text:p>0.37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5.9058" calcext:value-type="float">
            <text:p>35.9058</text:p>
          </table:table-cell>
          <table:table-cell office:value-type="float" office:value="12.275" calcext:value-type="float">
            <text:p>12.275</text:p>
          </table:table-cell>
          <table:table-cell table:formula="of:=SUM([.E240:.F240])" office:value-type="float" office:value="48.1808" calcext:value-type="float">
            <text:p>48.1808</text:p>
          </table:table-cell>
          <table:table-cell table:formula="of:=[.D240]/[.G240]" office:value-type="float" office:value="0.539634045096802" calcext:value-type="float">
            <text:p>0.54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7.7064" calcext:value-type="float">
            <text:p>37.7064</text:p>
          </table:table-cell>
          <table:table-cell office:value-type="float" office:value="15.8604" calcext:value-type="float">
            <text:p>15.8604</text:p>
          </table:table-cell>
          <table:table-cell table:formula="of:=SUM([.E241:.F241])" office:value-type="float" office:value="53.5668" calcext:value-type="float">
            <text:p>53.5668</text:p>
          </table:table-cell>
          <table:table-cell table:formula="of:=[.D241]/[.G241]" office:value-type="float" office:value="0.317360753302419" calcext:value-type="float">
            <text:p>0.32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40.9456" calcext:value-type="float">
            <text:p>40.9456</text:p>
          </table:table-cell>
          <table:table-cell office:value-type="float" office:value="14.5894" calcext:value-type="float">
            <text:p>14.5894</text:p>
          </table:table-cell>
          <table:table-cell table:formula="of:=SUM([.E242:.F242])" office:value-type="float" office:value="55.535" calcext:value-type="float">
            <text:p>55.535</text:p>
          </table:table-cell>
          <table:table-cell table:formula="of:=[.D242]/[.G242]" office:value-type="float" office:value="0.468173224092914" calcext:value-type="float">
            <text:p>0.47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5.7484" calcext:value-type="float">
            <text:p>35.7484</text:p>
          </table:table-cell>
          <table:table-cell office:value-type="float" office:value="11.6193" calcext:value-type="float">
            <text:p>11.6193</text:p>
          </table:table-cell>
          <table:table-cell table:formula="of:=SUM([.E243:.F243])" office:value-type="float" office:value="47.3677" calcext:value-type="float">
            <text:p>47.3677</text:p>
          </table:table-cell>
          <table:table-cell table:formula="of:=[.D243]/[.G243]" office:value-type="float" office:value="0.443340081954581" calcext:value-type="float">
            <text:p>0.44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3.4016" calcext:value-type="float">
            <text:p>33.4016</text:p>
          </table:table-cell>
          <table:table-cell office:value-type="float" office:value="12.1687" calcext:value-type="float">
            <text:p>12.1687</text:p>
          </table:table-cell>
          <table:table-cell table:formula="of:=SUM([.E244:.F244])" office:value-type="float" office:value="45.5703" calcext:value-type="float">
            <text:p>45.5703</text:p>
          </table:table-cell>
          <table:table-cell table:formula="of:=[.D244]/[.G244]" office:value-type="float" office:value="0.570547044895469" calcext:value-type="float">
            <text:p>0.57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2.7572" calcext:value-type="float">
            <text:p>32.7572</text:p>
          </table:table-cell>
          <table:table-cell office:value-type="float" office:value="0.525857" calcext:value-type="float">
            <text:p>0.525857</text:p>
          </table:table-cell>
          <table:table-cell table:formula="of:=SUM([.E245:.F245])" office:value-type="float" office:value="33.283057" calcext:value-type="float">
            <text:p>33.283057</text:p>
          </table:table-cell>
          <table:table-cell table:formula="of:=[.D245]/[.G245]" office:value-type="float" office:value="0.751132926281381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0.2751" calcext:value-type="float">
            <text:p>40.2751</text:p>
          </table:table-cell>
          <table:table-cell office:value-type="float" office:value="0.514225" calcext:value-type="float">
            <text:p>0.514225</text:p>
          </table:table-cell>
          <table:table-cell table:formula="of:=SUM([.E246:.F246])" office:value-type="float" office:value="40.789325" calcext:value-type="float">
            <text:p>40.789325</text:p>
          </table:table-cell>
          <table:table-cell table:formula="of:=[.D246]/[.G246]" office:value-type="float" office:value="0.563873023150052" calcext:value-type="float">
            <text:p>0.56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9.3641" calcext:value-type="float">
            <text:p>39.3641</text:p>
          </table:table-cell>
          <table:table-cell office:value-type="float" office:value="0.838864" calcext:value-type="float">
            <text:p>0.838864</text:p>
          </table:table-cell>
          <table:table-cell table:formula="of:=SUM([.E247:.F247])" office:value-type="float" office:value="40.202964" calcext:value-type="float">
            <text:p>40.202964</text:p>
          </table:table-cell>
          <table:table-cell table:formula="of:=[.D247]/[.G247]" office:value-type="float" office:value="0.746213637382557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4.5078" calcext:value-type="float">
            <text:p>34.5078</text:p>
          </table:table-cell>
          <table:table-cell office:value-type="float" office:value="0.586999" calcext:value-type="float">
            <text:p>0.586999</text:p>
          </table:table-cell>
          <table:table-cell table:formula="of:=SUM([.E248:.F248])" office:value-type="float" office:value="35.094799" calcext:value-type="float">
            <text:p>35.094799</text:p>
          </table:table-cell>
          <table:table-cell table:formula="of:=[.D248]/[.G248]" office:value-type="float" office:value="0.712356266807512" calcext:value-type="float">
            <text:p>0.71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40.382" calcext:value-type="float">
            <text:p>40.382</text:p>
          </table:table-cell>
          <table:table-cell office:value-type="float" office:value="0.893276" calcext:value-type="float">
            <text:p>0.893276</text:p>
          </table:table-cell>
          <table:table-cell table:formula="of:=SUM([.E249:.F249])" office:value-type="float" office:value="41.275276" calcext:value-type="float">
            <text:p>41.275276</text:p>
          </table:table-cell>
          <table:table-cell table:formula="of:=[.D249]/[.G249]" office:value-type="float" office:value="0.702599783948144" calcext:value-type="float">
            <text:p>0.70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3.2334" calcext:value-type="float">
            <text:p>33.2334</text:p>
          </table:table-cell>
          <table:table-cell office:value-type="float" office:value="0.958106" calcext:value-type="float">
            <text:p>0.958106</text:p>
          </table:table-cell>
          <table:table-cell table:formula="of:=SUM([.E250:.F250])" office:value-type="float" office:value="34.191506" calcext:value-type="float">
            <text:p>34.191506</text:p>
          </table:table-cell>
          <table:table-cell table:formula="of:=[.D250]/[.G250]" office:value-type="float" office:value="0.526446539090732" calcext:value-type="float">
            <text:p>0.53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4.1404" calcext:value-type="float">
            <text:p>34.1404</text:p>
          </table:table-cell>
          <table:table-cell office:value-type="float" office:value="0.947668" calcext:value-type="float">
            <text:p>0.947668</text:p>
          </table:table-cell>
          <table:table-cell table:formula="of:=SUM([.E251:.F251])" office:value-type="float" office:value="35.088068" calcext:value-type="float">
            <text:p>35.088068</text:p>
          </table:table-cell>
          <table:table-cell table:formula="of:=[.D251]/[.G251]" office:value-type="float" office:value="0.655493485705739" calcext:value-type="float">
            <text:p>0.66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5.1743" calcext:value-type="float">
            <text:p>35.1743</text:p>
          </table:table-cell>
          <table:table-cell office:value-type="float" office:value="0.976431" calcext:value-type="float">
            <text:p>0.976431</text:p>
          </table:table-cell>
          <table:table-cell table:formula="of:=SUM([.E252:.F252])" office:value-type="float" office:value="36.150731" calcext:value-type="float">
            <text:p>36.150731</text:p>
          </table:table-cell>
          <table:table-cell table:formula="of:=[.D252]/[.G252]" office:value-type="float" office:value="0.74687286406463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6.8948" calcext:value-type="float">
            <text:p>36.8948</text:p>
          </table:table-cell>
          <table:table-cell office:value-type="float" office:value="0.590856" calcext:value-type="float">
            <text:p>0.590856</text:p>
          </table:table-cell>
          <table:table-cell table:formula="of:=SUM([.E253:.F253])" office:value-type="float" office:value="37.485656" calcext:value-type="float">
            <text:p>37.485656</text:p>
          </table:table-cell>
          <table:table-cell table:formula="of:=[.D253]/[.G253]" office:value-type="float" office:value="0.666921768689335" calcext:value-type="float">
            <text:p>0.67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6.963" calcext:value-type="float">
            <text:p>36.963</text:p>
          </table:table-cell>
          <table:table-cell office:value-type="float" office:value="27.9769" calcext:value-type="float">
            <text:p>27.9769</text:p>
          </table:table-cell>
          <table:table-cell table:formula="of:=SUM([.E254:.F254])" office:value-type="float" office:value="64.9399" calcext:value-type="float">
            <text:p>64.9399</text:p>
          </table:table-cell>
          <table:table-cell table:formula="of:=[.D254]/[.G254]" office:value-type="float" office:value="0.615954136055029" calcext:value-type="float">
            <text:p>0.62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3.5087" calcext:value-type="float">
            <text:p>33.5087</text:p>
          </table:table-cell>
          <table:table-cell office:value-type="float" office:value="27.6629" calcext:value-type="float">
            <text:p>27.6629</text:p>
          </table:table-cell>
          <table:table-cell table:formula="of:=SUM([.E255:.F255])" office:value-type="float" office:value="61.1716" calcext:value-type="float">
            <text:p>61.1716</text:p>
          </table:table-cell>
          <table:table-cell table:formula="of:=[.D255]/[.G255]" office:value-type="float" office:value="0.457728749942784" calcext:value-type="float">
            <text:p>0.46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5.8328" calcext:value-type="float">
            <text:p>35.8328</text:p>
          </table:table-cell>
          <table:table-cell office:value-type="float" office:value="31.2182" calcext:value-type="float">
            <text:p>31.2182</text:p>
          </table:table-cell>
          <table:table-cell table:formula="of:=SUM([.E256:.F256])" office:value-type="float" office:value="67.051" calcext:value-type="float">
            <text:p>67.051</text:p>
          </table:table-cell>
          <table:table-cell table:formula="of:=[.D256]/[.G256]" office:value-type="float" office:value="0.50707670280831" calcext:value-type="float">
            <text:p>0.51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6.3391" calcext:value-type="float">
            <text:p>36.3391</text:p>
          </table:table-cell>
          <table:table-cell office:value-type="float" office:value="31.1935" calcext:value-type="float">
            <text:p>31.1935</text:p>
          </table:table-cell>
          <table:table-cell table:formula="of:=SUM([.E257:.F257])" office:value-type="float" office:value="67.5326" calcext:value-type="float">
            <text:p>67.5326</text:p>
          </table:table-cell>
          <table:table-cell table:formula="of:=[.D257]/[.G257]" office:value-type="float" office:value="0.503460550904304" calcext:value-type="float">
            <text:p>0.50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3.6564" calcext:value-type="float">
            <text:p>33.6564</text:p>
          </table:table-cell>
          <table:table-cell office:value-type="float" office:value="29.4701" calcext:value-type="float">
            <text:p>29.4701</text:p>
          </table:table-cell>
          <table:table-cell table:formula="of:=SUM([.E258:.F258])" office:value-type="float" office:value="63.1265" calcext:value-type="float">
            <text:p>63.1265</text:p>
          </table:table-cell>
          <table:table-cell table:formula="of:=[.D258]/[.G258]" office:value-type="float" office:value="0.649489517080782" calcext:value-type="float">
            <text:p>0.65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37.8319" calcext:value-type="float">
            <text:p>37.8319</text:p>
          </table:table-cell>
          <table:table-cell office:value-type="float" office:value="27.6195" calcext:value-type="float">
            <text:p>27.6195</text:p>
          </table:table-cell>
          <table:table-cell table:formula="of:=SUM([.E259:.F259])" office:value-type="float" office:value="65.4514" calcext:value-type="float">
            <text:p>65.4514</text:p>
          </table:table-cell>
          <table:table-cell table:formula="of:=[.D259]/[.G259]" office:value-type="float" office:value="0.473633871849953" calcext:value-type="float">
            <text:p>0.47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35.7562" calcext:value-type="float">
            <text:p>35.7562</text:p>
          </table:table-cell>
          <table:table-cell office:value-type="float" office:value="31.2359" calcext:value-type="float">
            <text:p>31.2359</text:p>
          </table:table-cell>
          <table:table-cell table:formula="of:=SUM([.E260:.F260])" office:value-type="float" office:value="66.9921" calcext:value-type="float">
            <text:p>66.9921</text:p>
          </table:table-cell>
          <table:table-cell table:formula="of:=[.D260]/[.G260]" office:value-type="float" office:value="0.432886862779343" calcext:value-type="float">
            <text:p>0.43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40.7523" calcext:value-type="float">
            <text:p>40.7523</text:p>
          </table:table-cell>
          <table:table-cell office:value-type="float" office:value="29.7206" calcext:value-type="float">
            <text:p>29.7206</text:p>
          </table:table-cell>
          <table:table-cell table:formula="of:=SUM([.E261:.F261])" office:value-type="float" office:value="70.4729" calcext:value-type="float">
            <text:p>70.4729</text:p>
          </table:table-cell>
          <table:table-cell table:formula="of:=[.D261]/[.G261]" office:value-type="float" office:value="0.397315847652076" calcext:value-type="float">
            <text:p>0.40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34.751" calcext:value-type="float">
            <text:p>34.751</text:p>
          </table:table-cell>
          <table:table-cell office:value-type="float" office:value="27.3147" calcext:value-type="float">
            <text:p>27.3147</text:p>
          </table:table-cell>
          <table:table-cell table:formula="of:=SUM([.E262:.F262])" office:value-type="float" office:value="62.0657" calcext:value-type="float">
            <text:p>62.0657</text:p>
          </table:table-cell>
          <table:table-cell table:formula="of:=[.D262]/[.G262]" office:value-type="float" office:value="0.628366392387422" calcext:value-type="float">
            <text:p>0.63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7.1711" calcext:value-type="float">
            <text:p>37.1711</text:p>
          </table:table-cell>
          <table:table-cell office:value-type="float" office:value="2.95712" calcext:value-type="float">
            <text:p>2.95712</text:p>
          </table:table-cell>
          <table:table-cell table:formula="of:=SUM([.E263:.F263])" office:value-type="float" office:value="40.12822" calcext:value-type="float">
            <text:p>40.12822</text:p>
          </table:table-cell>
          <table:table-cell table:formula="of:=[.D263]/[.G263]" office:value-type="float" office:value="0.872204149598462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3.6905" calcext:value-type="float">
            <text:p>33.6905</text:p>
          </table:table-cell>
          <table:table-cell office:value-type="float" office:value="2.58177" calcext:value-type="float">
            <text:p>2.58177</text:p>
          </table:table-cell>
          <table:table-cell table:formula="of:=SUM([.E264:.F264])" office:value-type="float" office:value="36.27227" calcext:value-type="float">
            <text:p>36.27227</text:p>
          </table:table-cell>
          <table:table-cell table:formula="of:=[.D264]/[.G264]" office:value-type="float" office:value="0.771939556029992" calcext:value-type="float">
            <text:p>0.77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5.172" calcext:value-type="float">
            <text:p>35.172</text:p>
          </table:table-cell>
          <table:table-cell office:value-type="float" office:value="2.54754" calcext:value-type="float">
            <text:p>2.54754</text:p>
          </table:table-cell>
          <table:table-cell table:formula="of:=SUM([.E265:.F265])" office:value-type="float" office:value="37.71954" calcext:value-type="float">
            <text:p>37.71954</text:p>
          </table:table-cell>
          <table:table-cell table:formula="of:=[.D265]/[.G265]" office:value-type="float" office:value="0.901389571558932" calcext:value-type="float">
            <text:p>0.90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5.9105" calcext:value-type="float">
            <text:p>35.9105</text:p>
          </table:table-cell>
          <table:table-cell office:value-type="float" office:value="2.63493" calcext:value-type="float">
            <text:p>2.63493</text:p>
          </table:table-cell>
          <table:table-cell table:formula="of:=SUM([.E266:.F266])" office:value-type="float" office:value="38.54543" calcext:value-type="float">
            <text:p>38.54543</text:p>
          </table:table-cell>
          <table:table-cell table:formula="of:=[.D266]/[.G266]" office:value-type="float" office:value="0.985849684385412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9.3053" calcext:value-type="float">
            <text:p>39.3053</text:p>
          </table:table-cell>
          <table:table-cell office:value-type="float" office:value="2.50267" calcext:value-type="float">
            <text:p>2.50267</text:p>
          </table:table-cell>
          <table:table-cell table:formula="of:=SUM([.E267:.F267])" office:value-type="float" office:value="41.80797" calcext:value-type="float">
            <text:p>41.80797</text:p>
          </table:table-cell>
          <table:table-cell table:formula="of:=[.D267]/[.G267]" office:value-type="float" office:value="0.789323184072319" calcext:value-type="float">
            <text:p>0.79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3.2135" calcext:value-type="float">
            <text:p>33.2135</text:p>
          </table:table-cell>
          <table:table-cell office:value-type="float" office:value="2.4732" calcext:value-type="float">
            <text:p>2.4732</text:p>
          </table:table-cell>
          <table:table-cell table:formula="of:=SUM([.E268:.F268])" office:value-type="float" office:value="35.6867" calcext:value-type="float">
            <text:p>35.6867</text:p>
          </table:table-cell>
          <table:table-cell table:formula="of:=[.D268]/[.G268]" office:value-type="float" office:value="0.924714249286149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38.573" calcext:value-type="float">
            <text:p>38.573</text:p>
          </table:table-cell>
          <table:table-cell office:value-type="float" office:value="3.02406" calcext:value-type="float">
            <text:p>3.02406</text:p>
          </table:table-cell>
          <table:table-cell table:formula="of:=SUM([.E269:.F269])" office:value-type="float" office:value="41.59706" calcext:value-type="float">
            <text:p>41.59706</text:p>
          </table:table-cell>
          <table:table-cell table:formula="of:=[.D269]/[.G269]" office:value-type="float" office:value="0.865445779100734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1.6559" calcext:value-type="float">
            <text:p>41.6559</text:p>
          </table:table-cell>
          <table:table-cell office:value-type="float" office:value="4.12395" calcext:value-type="float">
            <text:p>4.12395</text:p>
          </table:table-cell>
          <table:table-cell table:formula="of:=SUM([.E270:.F270])" office:value-type="float" office:value="45.77985" calcext:value-type="float">
            <text:p>45.77985</text:p>
          </table:table-cell>
          <table:table-cell table:formula="of:=[.D270]/[.G270]" office:value-type="float" office:value="0.873746855876548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40.8856" calcext:value-type="float">
            <text:p>40.8856</text:p>
          </table:table-cell>
          <table:table-cell office:value-type="float" office:value="2.54978" calcext:value-type="float">
            <text:p>2.54978</text:p>
          </table:table-cell>
          <table:table-cell table:formula="of:=SUM([.E271:.F271])" office:value-type="float" office:value="43.43538" calcext:value-type="float">
            <text:p>43.43538</text:p>
          </table:table-cell>
          <table:table-cell table:formula="of:=[.D271]/[.G271]" office:value-type="float" office:value="0.736726603980442" calcext:value-type="float">
            <text:p>0.74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43.1305" calcext:value-type="float">
            <text:p>43.1305</text:p>
          </table:table-cell>
          <table:table-cell office:value-type="float" office:value="190.56" calcext:value-type="float">
            <text:p>190.56</text:p>
          </table:table-cell>
          <table:table-cell table:formula="of:=SUM([.E272:.F272])" office:value-type="float" office:value="233.6905" calcext:value-type="float">
            <text:p>233.6905</text:p>
          </table:table-cell>
          <table:table-cell table:formula="of:=[.D272]/[.G272]" office:value-type="float" office:value="0.312378979890068" calcext:value-type="float">
            <text:p>0.31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54.663" calcext:value-type="float">
            <text:p>54.663</text:p>
          </table:table-cell>
          <table:table-cell office:value-type="float" office:value="194.306" calcext:value-type="float">
            <text:p>194.306</text:p>
          </table:table-cell>
          <table:table-cell table:formula="of:=SUM([.E273:.F273])" office:value-type="float" office:value="248.969" calcext:value-type="float">
            <text:p>248.969</text:p>
          </table:table-cell>
          <table:table-cell table:formula="of:=[.D273]/[.G273]" office:value-type="float" office:value="0.265093244540485" calcext:value-type="float">
            <text:p>0.27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5.1344" calcext:value-type="float">
            <text:p>45.1344</text:p>
          </table:table-cell>
          <table:table-cell office:value-type="float" office:value="201.74" calcext:value-type="float">
            <text:p>201.74</text:p>
          </table:table-cell>
          <table:table-cell table:formula="of:=SUM([.E274:.F274])" office:value-type="float" office:value="246.8744" calcext:value-type="float">
            <text:p>246.8744</text:p>
          </table:table-cell>
          <table:table-cell table:formula="of:=[.D274]/[.G274]" office:value-type="float" office:value="0.247089208115544" calcext:value-type="float">
            <text:p>0.25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52.8375" calcext:value-type="float">
            <text:p>52.8375</text:p>
          </table:table-cell>
          <table:table-cell office:value-type="float" office:value="190.306" calcext:value-type="float">
            <text:p>190.306</text:p>
          </table:table-cell>
          <table:table-cell table:formula="of:=SUM([.E275:.F275])" office:value-type="float" office:value="243.1435" calcext:value-type="float">
            <text:p>243.1435</text:p>
          </table:table-cell>
          <table:table-cell table:formula="of:=[.D275]/[.G275]" office:value-type="float" office:value="0.292008628649337" calcext:value-type="float">
            <text:p>0.29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43.5815" calcext:value-type="float">
            <text:p>43.5815</text:p>
          </table:table-cell>
          <table:table-cell office:value-type="float" office:value="191.277" calcext:value-type="float">
            <text:p>191.277</text:p>
          </table:table-cell>
          <table:table-cell table:formula="of:=SUM([.E276:.F276])" office:value-type="float" office:value="234.8585" calcext:value-type="float">
            <text:p>234.8585</text:p>
          </table:table-cell>
          <table:table-cell table:formula="of:=[.D276]/[.G276]" office:value-type="float" office:value="0.319341220351829" calcext:value-type="float">
            <text:p>0.32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53.994" calcext:value-type="float">
            <text:p>53.994</text:p>
          </table:table-cell>
          <table:table-cell office:value-type="float" office:value="192.164" calcext:value-type="float">
            <text:p>192.164</text:p>
          </table:table-cell>
          <table:table-cell table:formula="of:=SUM([.E277:.F277])" office:value-type="float" office:value="246.158" calcext:value-type="float">
            <text:p>246.158</text:p>
          </table:table-cell>
          <table:table-cell table:formula="of:=[.D277]/[.G277]" office:value-type="float" office:value="0.30874478993167" calcext:value-type="float">
            <text:p>0.31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55.5599" calcext:value-type="float">
            <text:p>55.5599</text:p>
          </table:table-cell>
          <table:table-cell office:value-type="float" office:value="188.864" calcext:value-type="float">
            <text:p>188.864</text:p>
          </table:table-cell>
          <table:table-cell table:formula="of:=SUM([.E278:.F278])" office:value-type="float" office:value="244.4239" calcext:value-type="float">
            <text:p>244.4239</text:p>
          </table:table-cell>
          <table:table-cell table:formula="of:=[.D278]/[.G278]" office:value-type="float" office:value="0.298661464774926" calcext:value-type="float">
            <text:p>0.30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53.7591" calcext:value-type="float">
            <text:p>53.7591</text:p>
          </table:table-cell>
          <table:table-cell office:value-type="float" office:value="192.293" calcext:value-type="float">
            <text:p>192.293</text:p>
          </table:table-cell>
          <table:table-cell table:formula="of:=SUM([.E279:.F279])" office:value-type="float" office:value="246.0521" calcext:value-type="float">
            <text:p>246.0521</text:p>
          </table:table-cell>
          <table:table-cell table:formula="of:=[.D279]/[.G279]" office:value-type="float" office:value="0.329198572172316" calcext:value-type="float">
            <text:p>0.33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58.0931" calcext:value-type="float">
            <text:p>58.0931</text:p>
          </table:table-cell>
          <table:table-cell office:value-type="float" office:value="189.739" calcext:value-type="float">
            <text:p>189.739</text:p>
          </table:table-cell>
          <table:table-cell table:formula="of:=SUM([.E280:.F280])" office:value-type="float" office:value="247.8321" calcext:value-type="float">
            <text:p>247.8321</text:p>
          </table:table-cell>
          <table:table-cell table:formula="of:=[.D280]/[.G280]" office:value-type="float" office:value="0.318764195598552" calcext:value-type="float">
            <text:p>0.3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2.9934" calcext:value-type="float">
            <text:p>52.9934</text:p>
          </table:table-cell>
          <table:table-cell office:value-type="float" office:value="52.2129" calcext:value-type="float">
            <text:p>52.2129</text:p>
          </table:table-cell>
          <table:table-cell table:formula="of:=SUM([.E281:.F281])" office:value-type="float" office:value="105.2063" calcext:value-type="float">
            <text:p>105.2063</text:p>
          </table:table-cell>
          <table:table-cell table:formula="of:=[.D281]/[.G281]" office:value-type="float" office:value="0.532287515101282" calcext:value-type="float">
            <text:p>0.5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56.9287" calcext:value-type="float">
            <text:p>56.9287</text:p>
          </table:table-cell>
          <table:table-cell office:value-type="float" office:value="52.3522" calcext:value-type="float">
            <text:p>52.3522</text:p>
          </table:table-cell>
          <table:table-cell table:formula="of:=SUM([.E282:.F282])" office:value-type="float" office:value="109.2809" calcext:value-type="float">
            <text:p>109.2809</text:p>
          </table:table-cell>
          <table:table-cell table:formula="of:=[.D282]/[.G282]" office:value-type="float" office:value="0.466687225306527" calcext:value-type="float">
            <text:p>0.4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57.5035" calcext:value-type="float">
            <text:p>57.5035</text:p>
          </table:table-cell>
          <table:table-cell office:value-type="float" office:value="56.714" calcext:value-type="float">
            <text:p>56.714</text:p>
          </table:table-cell>
          <table:table-cell table:formula="of:=SUM([.E283:.F283])" office:value-type="float" office:value="114.2175" calcext:value-type="float">
            <text:p>114.2175</text:p>
          </table:table-cell>
          <table:table-cell table:formula="of:=[.D283]/[.G283]" office:value-type="float" office:value="0.332698579464618" calcext:value-type="float">
            <text:p>0.3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3.9156" calcext:value-type="float">
            <text:p>43.9156</text:p>
          </table:table-cell>
          <table:table-cell office:value-type="float" office:value="50.6837" calcext:value-type="float">
            <text:p>50.6837</text:p>
          </table:table-cell>
          <table:table-cell table:formula="of:=SUM([.E284:.F284])" office:value-type="float" office:value="94.5993" calcext:value-type="float">
            <text:p>94.5993</text:p>
          </table:table-cell>
          <table:table-cell table:formula="of:=[.D284]/[.G284]" office:value-type="float" office:value="0.465119720759033" calcext:value-type="float">
            <text:p>0.4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53.1727" calcext:value-type="float">
            <text:p>53.1727</text:p>
          </table:table-cell>
          <table:table-cell office:value-type="float" office:value="47.2858" calcext:value-type="float">
            <text:p>47.2858</text:p>
          </table:table-cell>
          <table:table-cell table:formula="of:=SUM([.E285:.F285])" office:value-type="float" office:value="100.4585" calcext:value-type="float">
            <text:p>100.4585</text:p>
          </table:table-cell>
          <table:table-cell table:formula="of:=[.D285]/[.G285]" office:value-type="float" office:value="0.437991807562327" calcext:value-type="float">
            <text:p>0.4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52.2368" calcext:value-type="float">
            <text:p>52.2368</text:p>
          </table:table-cell>
          <table:table-cell office:value-type="float" office:value="48.6398" calcext:value-type="float">
            <text:p>48.6398</text:p>
          </table:table-cell>
          <table:table-cell table:formula="of:=SUM([.E286:.F286])" office:value-type="float" office:value="100.8766" calcext:value-type="float">
            <text:p>100.8766</text:p>
          </table:table-cell>
          <table:table-cell table:formula="of:=[.D286]/[.G286]" office:value-type="float" office:value="0.58487300325348" calcext:value-type="float">
            <text:p>0.5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52.2672" calcext:value-type="float">
            <text:p>52.2672</text:p>
          </table:table-cell>
          <table:table-cell office:value-type="float" office:value="50.666" calcext:value-type="float">
            <text:p>50.666</text:p>
          </table:table-cell>
          <table:table-cell table:formula="of:=SUM([.E287:.F287])" office:value-type="float" office:value="102.9332" calcext:value-type="float">
            <text:p>102.9332</text:p>
          </table:table-cell>
          <table:table-cell table:formula="of:=[.D287]/[.G287]" office:value-type="float" office:value="0.534327117004038" calcext:value-type="float">
            <text:p>0.5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56.3277" calcext:value-type="float">
            <text:p>56.3277</text:p>
          </table:table-cell>
          <table:table-cell office:value-type="float" office:value="40.1655" calcext:value-type="float">
            <text:p>40.1655</text:p>
          </table:table-cell>
          <table:table-cell table:formula="of:=SUM([.E288:.F288])" office:value-type="float" office:value="96.4932" calcext:value-type="float">
            <text:p>96.4932</text:p>
          </table:table-cell>
          <table:table-cell table:formula="of:=[.D288]/[.G288]" office:value-type="float" office:value="0.476717530354471" calcext:value-type="float">
            <text:p>0.4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40.704" calcext:value-type="float">
            <text:p>40.704</text:p>
          </table:table-cell>
          <table:table-cell office:value-type="float" office:value="38.0811" calcext:value-type="float">
            <text:p>38.0811</text:p>
          </table:table-cell>
          <table:table-cell table:formula="of:=SUM([.E289:.F289])" office:value-type="float" office:value="78.7851" calcext:value-type="float">
            <text:p>78.7851</text:p>
          </table:table-cell>
          <table:table-cell table:formula="of:=[.D289]/[.G289]" office:value-type="float" office:value="0.698101544581399" calcext:value-type="float">
            <text:p>0.70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43.6988" calcext:value-type="float">
            <text:p>43.6988</text:p>
          </table:table-cell>
          <table:table-cell office:value-type="float" office:value="0.791851" calcext:value-type="float">
            <text:p>0.791851</text:p>
          </table:table-cell>
          <table:table-cell table:formula="of:=SUM([.E290:.F290])" office:value-type="float" office:value="44.490651" calcext:value-type="float">
            <text:p>44.490651</text:p>
          </table:table-cell>
          <table:table-cell table:formula="of:=[.D290]/[.G290]" office:value-type="float" office:value="1.16878487572591" calcext:value-type="float">
            <text:p>1.17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42.2505" calcext:value-type="float">
            <text:p>42.2505</text:p>
          </table:table-cell>
          <table:table-cell office:value-type="float" office:value="0.699698" calcext:value-type="float">
            <text:p>0.699698</text:p>
          </table:table-cell>
          <table:table-cell table:formula="of:=SUM([.E291:.F291])" office:value-type="float" office:value="42.950198" calcext:value-type="float">
            <text:p>42.950198</text:p>
          </table:table-cell>
          <table:table-cell table:formula="of:=[.D291]/[.G291]" office:value-type="float" office:value="1.25727010618205" calcext:value-type="float">
            <text:p>1.26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41.6482" calcext:value-type="float">
            <text:p>41.6482</text:p>
          </table:table-cell>
          <table:table-cell office:value-type="float" office:value="0.772105" calcext:value-type="float">
            <text:p>0.772105</text:p>
          </table:table-cell>
          <table:table-cell table:formula="of:=SUM([.E292:.F292])" office:value-type="float" office:value="42.420305" calcext:value-type="float">
            <text:p>42.420305</text:p>
          </table:table-cell>
          <table:table-cell table:formula="of:=[.D292]/[.G292]" office:value-type="float" office:value="1.10795997341368" calcext:value-type="float">
            <text:p>1.11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2.8804" calcext:value-type="float">
            <text:p>42.8804</text:p>
          </table:table-cell>
          <table:table-cell office:value-type="float" office:value="0.773156" calcext:value-type="float">
            <text:p>0.773156</text:p>
          </table:table-cell>
          <table:table-cell table:formula="of:=SUM([.E293:.F293])" office:value-type="float" office:value="43.653556" calcext:value-type="float">
            <text:p>43.653556</text:p>
          </table:table-cell>
          <table:table-cell table:formula="of:=[.D293]/[.G293]" office:value-type="float" office:value="1.19119734483944" calcext:value-type="float">
            <text:p>1.19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41.9128" calcext:value-type="float">
            <text:p>41.9128</text:p>
          </table:table-cell>
          <table:table-cell office:value-type="float" office:value="0.749015" calcext:value-type="float">
            <text:p>0.749015</text:p>
          </table:table-cell>
          <table:table-cell table:formula="of:=SUM([.E294:.F294])" office:value-type="float" office:value="42.661815" calcext:value-type="float">
            <text:p>42.661815</text:p>
          </table:table-cell>
          <table:table-cell table:formula="of:=[.D294]/[.G294]" office:value-type="float" office:value="1.5236107512069" calcext:value-type="float">
            <text:p>1.52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43.3672" calcext:value-type="float">
            <text:p>43.3672</text:p>
          </table:table-cell>
          <table:table-cell office:value-type="float" office:value="0.543264" calcext:value-type="float">
            <text:p>0.543264</text:p>
          </table:table-cell>
          <table:table-cell table:formula="of:=SUM([.E295:.F295])" office:value-type="float" office:value="43.910464" calcext:value-type="float">
            <text:p>43.910464</text:p>
          </table:table-cell>
          <table:table-cell table:formula="of:=[.D295]/[.G295]" office:value-type="float" office:value="1.50305858758404" calcext:value-type="float">
            <text:p>1.50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58.7963" calcext:value-type="float">
            <text:p>58.7963</text:p>
          </table:table-cell>
          <table:table-cell office:value-type="float" office:value="0.477887" calcext:value-type="float">
            <text:p>0.477887</text:p>
          </table:table-cell>
          <table:table-cell table:formula="of:=SUM([.E296:.F296])" office:value-type="float" office:value="59.274187" calcext:value-type="float">
            <text:p>59.274187</text:p>
          </table:table-cell>
          <table:table-cell table:formula="of:=[.D296]/[.G296]" office:value-type="float" office:value="1.02911575995129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55.1728" calcext:value-type="float">
            <text:p>55.1728</text:p>
          </table:table-cell>
          <table:table-cell office:value-type="float" office:value="0.515993" calcext:value-type="float">
            <text:p>0.515993</text:p>
          </table:table-cell>
          <table:table-cell table:formula="of:=SUM([.E297:.F297])" office:value-type="float" office:value="55.688793" calcext:value-type="float">
            <text:p>55.688793</text:p>
          </table:table-cell>
          <table:table-cell table:formula="of:=[.D297]/[.G297]" office:value-type="float" office:value="1.40064087939561" calcext:value-type="float">
            <text:p>1.40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60.8876" calcext:value-type="float">
            <text:p>60.8876</text:p>
          </table:table-cell>
          <table:table-cell office:value-type="float" office:value="0.571926" calcext:value-type="float">
            <text:p>0.571926</text:p>
          </table:table-cell>
          <table:table-cell table:formula="of:=SUM([.E298:.F298])" office:value-type="float" office:value="61.459526" calcext:value-type="float">
            <text:p>61.459526</text:p>
          </table:table-cell>
          <table:table-cell table:formula="of:=[.D298]/[.G298]" office:value-type="float" office:value="1.15523181874198" calcext:value-type="float">
            <text:p>1.16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43.3184" calcext:value-type="float">
            <text:p>43.3184</text:p>
          </table:table-cell>
          <table:table-cell office:value-type="float" office:value="27.1997" calcext:value-type="float">
            <text:p>27.1997</text:p>
          </table:table-cell>
          <table:table-cell table:formula="of:=SUM([.E299:.F299])" office:value-type="float" office:value="70.5181" calcext:value-type="float">
            <text:p>70.5181</text:p>
          </table:table-cell>
          <table:table-cell table:formula="of:=[.D299]/[.G299]" office:value-type="float" office:value="1.02101446295348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2.8495" calcext:value-type="float">
            <text:p>42.8495</text:p>
          </table:table-cell>
          <table:table-cell office:value-type="float" office:value="27.362" calcext:value-type="float">
            <text:p>27.362</text:p>
          </table:table-cell>
          <table:table-cell table:formula="of:=SUM([.E300:.F300])" office:value-type="float" office:value="70.2115" calcext:value-type="float">
            <text:p>70.2115</text:p>
          </table:table-cell>
          <table:table-cell table:formula="of:=[.D300]/[.G300]" office:value-type="float" office:value="0.840318181494485" calcext:value-type="float">
            <text:p>0.84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58.1314" calcext:value-type="float">
            <text:p>58.1314</text:p>
          </table:table-cell>
          <table:table-cell office:value-type="float" office:value="27.3225" calcext:value-type="float">
            <text:p>27.3225</text:p>
          </table:table-cell>
          <table:table-cell table:formula="of:=SUM([.E301:.F301])" office:value-type="float" office:value="85.4539" calcext:value-type="float">
            <text:p>85.4539</text:p>
          </table:table-cell>
          <table:table-cell table:formula="of:=[.D301]/[.G301]" office:value-type="float" office:value="0.678728530821882" calcext:value-type="float">
            <text:p>0.68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59.9129" calcext:value-type="float">
            <text:p>59.9129</text:p>
          </table:table-cell>
          <table:table-cell office:value-type="float" office:value="27.8934" calcext:value-type="float">
            <text:p>27.8934</text:p>
          </table:table-cell>
          <table:table-cell table:formula="of:=SUM([.E302:.F302])" office:value-type="float" office:value="87.8063" calcext:value-type="float">
            <text:p>87.8063</text:p>
          </table:table-cell>
          <table:table-cell table:formula="of:=[.D302]/[.G302]" office:value-type="float" office:value="0.797209311860311" calcext:value-type="float">
            <text:p>0.80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57.3557" calcext:value-type="float">
            <text:p>57.3557</text:p>
          </table:table-cell>
          <table:table-cell office:value-type="float" office:value="27.2318" calcext:value-type="float">
            <text:p>27.2318</text:p>
          </table:table-cell>
          <table:table-cell table:formula="of:=SUM([.E303:.F303])" office:value-type="float" office:value="84.5875" calcext:value-type="float">
            <text:p>84.5875</text:p>
          </table:table-cell>
          <table:table-cell table:formula="of:=[.D303]/[.G303]" office:value-type="float" office:value="0.87483375203192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54.5058" calcext:value-type="float">
            <text:p>54.5058</text:p>
          </table:table-cell>
          <table:table-cell office:value-type="float" office:value="28.5341" calcext:value-type="float">
            <text:p>28.5341</text:p>
          </table:table-cell>
          <table:table-cell table:formula="of:=SUM([.E304:.F304])" office:value-type="float" office:value="83.0399" calcext:value-type="float">
            <text:p>83.0399</text:p>
          </table:table-cell>
          <table:table-cell table:formula="of:=[.D304]/[.G304]" office:value-type="float" office:value="0.963392296956041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53.077" calcext:value-type="float">
            <text:p>53.077</text:p>
          </table:table-cell>
          <table:table-cell office:value-type="float" office:value="27.2833" calcext:value-type="float">
            <text:p>27.2833</text:p>
          </table:table-cell>
          <table:table-cell table:formula="of:=SUM([.E305:.F305])" office:value-type="float" office:value="80.3603" calcext:value-type="float">
            <text:p>80.3603</text:p>
          </table:table-cell>
          <table:table-cell table:formula="of:=[.D305]/[.G305]" office:value-type="float" office:value="0.883520843003324" calcext:value-type="float">
            <text:p>0.88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59.2499" calcext:value-type="float">
            <text:p>59.2499</text:p>
          </table:table-cell>
          <table:table-cell office:value-type="float" office:value="27.7461" calcext:value-type="float">
            <text:p>27.7461</text:p>
          </table:table-cell>
          <table:table-cell table:formula="of:=SUM([.E306:.F306])" office:value-type="float" office:value="86.996" calcext:value-type="float">
            <text:p>86.996</text:p>
          </table:table-cell>
          <table:table-cell table:formula="of:=[.D306]/[.G306]" office:value-type="float" office:value="0.942572072279185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53.5292" calcext:value-type="float">
            <text:p>53.5292</text:p>
          </table:table-cell>
          <table:table-cell office:value-type="float" office:value="27.5966" calcext:value-type="float">
            <text:p>27.5966</text:p>
          </table:table-cell>
          <table:table-cell table:formula="of:=SUM([.E307:.F307])" office:value-type="float" office:value="81.1258" calcext:value-type="float">
            <text:p>81.1258</text:p>
          </table:table-cell>
          <table:table-cell table:formula="of:=[.D307]/[.G307]" office:value-type="float" office:value="0.973796252240348" calcext:value-type="float">
            <text:p>0.9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6.8448" calcext:value-type="float">
            <text:p>36.8448</text:p>
          </table:table-cell>
          <table:table-cell office:value-type="float" office:value="30.3141" calcext:value-type="float">
            <text:p>30.3141</text:p>
          </table:table-cell>
          <table:table-cell table:formula="of:=SUM([.E308:.F308])" office:value-type="float" office:value="67.1589" calcext:value-type="float">
            <text:p>67.1589</text:p>
          </table:table-cell>
          <table:table-cell table:formula="of:=[.D308]/[.G308]" office:value-type="float" office:value="0.416921658931281" calcext:value-type="float">
            <text:p>0.4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8.2859" calcext:value-type="float">
            <text:p>38.2859</text:p>
          </table:table-cell>
          <table:table-cell office:value-type="float" office:value="33.0604" calcext:value-type="float">
            <text:p>33.0604</text:p>
          </table:table-cell>
          <table:table-cell table:formula="of:=SUM([.E309:.F309])" office:value-type="float" office:value="71.3463" calcext:value-type="float">
            <text:p>71.3463</text:p>
          </table:table-cell>
          <table:table-cell table:formula="of:=[.D309]/[.G309]" office:value-type="float" office:value="0.266306732094026" calcext:value-type="float">
            <text:p>0.2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8.0458" calcext:value-type="float">
            <text:p>38.0458</text:p>
          </table:table-cell>
          <table:table-cell office:value-type="float" office:value="32.2925" calcext:value-type="float">
            <text:p>32.2925</text:p>
          </table:table-cell>
          <table:table-cell table:formula="of:=SUM([.E310:.F310])" office:value-type="float" office:value="70.3383" calcext:value-type="float">
            <text:p>70.3383</text:p>
          </table:table-cell>
          <table:table-cell table:formula="of:=[.D310]/[.G310]" office:value-type="float" office:value="0.398076154811817" calcext:value-type="float">
            <text:p>0.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0.8943" calcext:value-type="float">
            <text:p>40.8943</text:p>
          </table:table-cell>
          <table:table-cell office:value-type="float" office:value="32.107" calcext:value-type="float">
            <text:p>32.107</text:p>
          </table:table-cell>
          <table:table-cell table:formula="of:=SUM([.E311:.F311])" office:value-type="float" office:value="73.0013" calcext:value-type="float">
            <text:p>73.0013</text:p>
          </table:table-cell>
          <table:table-cell table:formula="of:=[.D311]/[.G311]" office:value-type="float" office:value="0.383554813407432" calcext:value-type="float">
            <text:p>0.3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43.4607" calcext:value-type="float">
            <text:p>43.4607</text:p>
          </table:table-cell>
          <table:table-cell office:value-type="float" office:value="33.3572" calcext:value-type="float">
            <text:p>33.3572</text:p>
          </table:table-cell>
          <table:table-cell table:formula="of:=SUM([.E312:.F312])" office:value-type="float" office:value="76.8179" calcext:value-type="float">
            <text:p>76.8179</text:p>
          </table:table-cell>
          <table:table-cell table:formula="of:=[.D312]/[.G312]" office:value-type="float" office:value="0.442605174054485" calcext:value-type="float">
            <text:p>0.4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1.14" calcext:value-type="float">
            <text:p>41.14</text:p>
          </table:table-cell>
          <table:table-cell office:value-type="float" office:value="34.5896" calcext:value-type="float">
            <text:p>34.5896</text:p>
          </table:table-cell>
          <table:table-cell table:formula="of:=SUM([.E313:.F313])" office:value-type="float" office:value="75.7296" calcext:value-type="float">
            <text:p>75.7296</text:p>
          </table:table-cell>
          <table:table-cell table:formula="of:=[.D313]/[.G313]" office:value-type="float" office:value="0.237687773340939" calcext:value-type="float">
            <text:p>0.2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43.7137" calcext:value-type="float">
            <text:p>43.7137</text:p>
          </table:table-cell>
          <table:table-cell office:value-type="float" office:value="34.8498" calcext:value-type="float">
            <text:p>34.8498</text:p>
          </table:table-cell>
          <table:table-cell table:formula="of:=SUM([.E314:.F314])" office:value-type="float" office:value="78.5635" calcext:value-type="float">
            <text:p>78.5635</text:p>
          </table:table-cell>
          <table:table-cell table:formula="of:=[.D314]/[.G314]" office:value-type="float" office:value="0.330942486014498" calcext:value-type="float">
            <text:p>0.3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2.0595" calcext:value-type="float">
            <text:p>42.0595</text:p>
          </table:table-cell>
          <table:table-cell office:value-type="float" office:value="32.5292" calcext:value-type="float">
            <text:p>32.5292</text:p>
          </table:table-cell>
          <table:table-cell table:formula="of:=SUM([.E315:.F315])" office:value-type="float" office:value="74.5887" calcext:value-type="float">
            <text:p>74.5887</text:p>
          </table:table-cell>
          <table:table-cell table:formula="of:=[.D315]/[.G315]" office:value-type="float" office:value="0.321764556829654" calcext:value-type="float">
            <text:p>0.3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43.0819" calcext:value-type="float">
            <text:p>43.0819</text:p>
          </table:table-cell>
          <table:table-cell office:value-type="float" office:value="30.3849" calcext:value-type="float">
            <text:p>30.3849</text:p>
          </table:table-cell>
          <table:table-cell table:formula="of:=SUM([.E316:.F316])" office:value-type="float" office:value="73.4668" calcext:value-type="float">
            <text:p>73.4668</text:p>
          </table:table-cell>
          <table:table-cell table:formula="of:=[.D316]/[.G316]" office:value-type="float" office:value="0.367512944622605" calcext:value-type="float">
            <text:p>0.37</text:p>
          </table:table-cell>
          <table:table-cell/>
        </table:table-row>
        <table:table-row table:style-name="ro1" table:number-rows-repeated="104825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 style:data-style-name="N2" text:time-value="01:00:06.8657122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22:32:13.968403750</meta:creation-date>
    <dc:date>2020-05-05T01:05:41.694618807</dc:date>
    <meta:editing-duration>PT1H19M18S</meta:editing-duration>
    <meta:editing-cycles>15</meta:editing-cycles>
    <meta:generator>LibreOffice/6.0.7.3$Linux_X86_64 LibreOffice_project/00m0$Build-3</meta:generator>
    <meta:document-statistic meta:table-count="1" meta:cell-count="2531" meta:object-count="0"/>
  </office:meta>
</office:document-meta>
</file>